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/>
    <style:font-face style:name="JetBrains Mono" svg:font-family="'JetBrains Mono'" style:font-family-generic="roman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 Cyr1" svg:font-family="'Times New Roman Cyr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  <style:font-face style:name="Times New Roman Cyr2" svg:font-family="'Times New Roman Cyr'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3.1875in"/>
    </style:style>
    <style:style style:name="Таблица1.B" style:family="table-column">
      <style:table-column-properties style:column-width="0.375in"/>
    </style:style>
    <style:style style:name="Таблица1.C" style:family="table-column">
      <style:table-column-properties style:column-width="3.1354in"/>
    </style:style>
    <style:style style:name="Таблица1.A1" style:family="table-cell">
      <style:table-cell-properties fo:padding="0.0382in" fo:border="none"/>
    </style:style>
    <style:style style:name="Таблица3" style:family="table">
      <style:table-properties style:width="6.6993in" fo:margin-left="0in" table:align="left" style:may-break-between-rows="true" table:border-model="collapsing"/>
    </style:style>
    <style:style style:name="Таблица3.A" style:family="table-column">
      <style:table-column-properties style:column-width="0.7458in"/>
    </style:style>
    <style:style style:name="Таблица3.B" style:family="table-column">
      <style:table-column-properties style:column-width="2.6in"/>
    </style:style>
    <style:style style:name="Таблица3.C" style:family="table-column">
      <style:table-column-properties style:column-width="3.3535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Таблица3.2" style:family="table-row">
      <style:table-row-properties style:min-row-height="0.9194in"/>
    </style:style>
    <style:style style:name="Таблица3.4" style:family="table-row">
      <style:table-row-properties style:min-row-height="2.1493in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607136"/>
    </style:style>
    <style:style style:name="P3" style:family="paragraph" style:parent-style-name="Header">
      <style:paragraph-properties fo:text-align="center" style:justify-single-word="false"/>
      <style:text-properties style:font-name="Times New Roman2" fo:font-weight="bold" officeooo:paragraph-rsid="00607136" style:font-weight-asian="bold" style:font-weight-complex="bold"/>
    </style:style>
    <style:style style:name="P4" style:family="paragraph" style:parent-style-name="Footer">
      <style:text-properties officeooo:rsid="0017319a" officeooo:paragraph-rsid="0017319a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Times New Roman Cyr1" fo:font-weight="bold" style:font-weight-asian="bold" style:font-name-complex="Times New Roman Cyr2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Times New Roman Cyr1" style:font-name-complex="Times New Roman Cyr2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style:font-name="Times New Roman2" officeooo:paragraph-rsid="001abc92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64a5" officeooo:paragraph-rsid="001e64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officeooo:paragraph-rsid="0019baed" style:font-size-asian="16pt" style:font-style-asian="normal" style:font-weight-asian="bold" style:font-size-complex="16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 style:writing-mode="lr-tb"/>
      <style:text-properties style:font-name="Times New Roman Cyr1" style:font-name-complex="Times New Roman Cyr2" style:font-size-complex="12pt"/>
    </style:style>
    <style:style style:name="P11" style:family="paragraph" style:parent-style-name="Standard">
      <style:paragraph-properties fo:margin-left="0in" fo:margin-right="0in" fo:margin-top="0in" fo:margin-bottom="0.111in" loext:contextual-spacing="false" fo:line-height="107%" fo:text-indent="0in" style:auto-text-indent="false" fo:break-before="page" style:writing-mode="lr-tb"/>
      <style:text-properties style:font-name="Times New Roman" fo:font-size="11pt" style:font-size-asian="11pt"/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07%" fo:text-indent="0in" style:auto-text-indent="false" style:writing-mode="lr-tb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start" style:justify-single-word="false"/>
      <style:text-properties officeooo:paragraph-rsid="0018cf1d"/>
    </style:style>
    <style:style style:name="P15" style:family="paragraph" style:parent-style-name="Standard">
      <style:text-properties officeooo:rsid="0019baed" officeooo:paragraph-rsid="0019baed"/>
    </style:style>
    <style:style style:name="P16" style:family="paragraph" style:parent-style-name="Standard">
      <style:paragraph-properties fo:text-align="center" style:justify-single-word="false"/>
      <style:text-properties officeooo:paragraph-rsid="001abc92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25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b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0" style:family="paragraph" style:parent-style-name="Header">
      <style:paragraph-properties fo:text-align="center" style:justify-single-word="false"/>
      <style:text-properties style:font-name="Times New Roman2" fo:font-weight="bold" style:font-weight-asian="bold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fo:font-size="14pt" fo:font-weight="bold" officeooo:rsid="006155a6" officeooo:paragraph-rsid="0018cf1d" style:font-size-asian="14pt" style:font-weight-asian="bold" style:font-name-complex="Times New Roman3"/>
    </style:style>
    <style:style style:name="P22" style:family="paragraph" style:parent-style-name="Standard" style:list-style-name="L1">
      <style:text-properties officeooo:rsid="0168495b" officeooo:paragraph-rsid="0168495b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2" officeooo:paragraph-rsid="0019bae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style:font-name="Times New Roman2" officeooo:paragraph-rsid="001abc92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2" officeooo:rsid="0017319a" officeooo:paragraph-rsid="0019baed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19baed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164402f" officeooo:paragraph-rsid="0164402f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165be6d" officeooo:paragraph-rsid="0165be6d"/>
    </style:style>
    <style:style style:name="P29" style:family="paragraph" style:parent-style-name="Standard" style:master-page-name="First_20_Page">
      <style:paragraph-properties fo:text-align="justify" style:justify-single-word="false" style:page-number="auto"/>
      <style:text-properties officeooo:rsid="0019bae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25in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paragraph-rsid="0019baed" style:font-size-asian="14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31" style:family="paragraph" style:parent-style-name="Базовый_20_стиль_20_2">
      <style:text-properties officeooo:paragraph-rsid="014e1a71"/>
    </style:style>
    <style:style style:name="P32" style:family="paragraph" style:parent-style-name="Базовый_20_стиль_20_2">
      <style:text-properties officeooo:paragraph-rsid="01623269"/>
    </style:style>
    <style:style style:name="P33" style:family="paragraph" style:parent-style-name="Базовый_20_стиль_20_3">
      <style:text-properties officeooo:paragraph-rsid="015403d0"/>
    </style:style>
    <style:style style:name="P34" style:family="paragraph" style:parent-style-name="Базовый_20_стиль_20_3">
      <style:text-properties officeooo:rsid="01623269" officeooo:paragraph-rsid="01623269"/>
    </style:style>
    <style:style style:name="P35" style:family="paragraph" style:parent-style-name="Нумерованный_20_заголовок_20_1">
      <style:paragraph-properties fo:break-before="page"/>
    </style:style>
    <style:style style:name="P36" style:family="paragraph" style:parent-style-name="Нумерованный_20_заголовок_20_1">
      <style:paragraph-properties fo:margin-left="0in" fo:margin-right="0in" fo:text-indent="0in" style:auto-text-indent="false" fo:break-before="page"/>
      <style:text-properties officeooo:paragraph-rsid="015823fc"/>
    </style:style>
    <style:style style:name="P37" style:family="paragraph" style:parent-style-name="Нумерованный_20_заголовок_20_1">
      <style:paragraph-properties fo:margin-left="0in" fo:margin-right="0in" fo:text-indent="0in" style:auto-text-indent="false" fo:break-before="page"/>
      <style:text-properties officeooo:paragraph-rsid="0168495b"/>
    </style:style>
    <style:style style:name="P38" style:family="paragraph" style:parent-style-name="Нумерованный_20_заголовок_20_2">
      <style:text-properties style:font-name="Times New Roman1" fo:font-size="12pt" fo:font-weight="bold" officeooo:rsid="015403d0" officeooo:paragraph-rsid="015403d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" style:family="text">
      <style:text-properties style:font-name="Times New Roman2" fo:font-size="14pt" fo:font-weight="bold" style:font-size-asian="14pt" style:font-weight-asian="bold"/>
    </style:style>
    <style:style style:name="T2" style:family="text">
      <style:text-properties fo:color="#000000" style:font-name="Times New Roman2" fo:font-size="14pt" fo:font-weight="bold" style:font-size-asian="14pt" style:font-weight-asian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14e1a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Times New Roman2" fo:font-size="16pt" fo:font-style="normal" fo:text-shadow="none" style:text-underline-style="none" fo:font-weight="bold" officeooo:rsid="015db90a" style:font-size-asian="16pt" style:font-style-asian="normal" style:font-weight-asian="bold" style:font-size-complex="16pt" style:font-style-complex="normal" style:font-weight-complex="normal" style:text-overline-style="none" style:text-overline-color="font-color"/>
    </style:style>
    <style:style style:name="T6" style:family="text">
      <style:text-properties style:font-name="Times New Roman Cyr1" fo:font-size="14pt" fo:font-weight="bold" style:font-size-asian="14pt" style:font-weight-asian="bold" style:font-name-complex="Times New Roman Cyr2"/>
    </style:style>
    <style:style style:name="T7" style:family="text">
      <style:text-properties style:font-name="Times New Roman Cyr1" fo:font-size="14pt" fo:font-weight="bold" officeooo:rsid="005ae761" style:font-size-asian="14pt" style:font-weight-asian="bold" style:font-name-complex="Times New Roman Cyr2"/>
    </style:style>
    <style:style style:name="T8" style:family="text">
      <style:text-properties fo:font-size="14pt" fo:font-weight="bold" style:font-size-asian="14pt" style:font-weight-asian="bold" style:font-name-complex="Times New Roman3"/>
    </style:style>
    <style:style style:name="T9" style:family="text">
      <style:text-properties fo:font-size="14pt" fo:font-weight="bold" officeooo:rsid="006155a6" style:font-size-asian="14pt" style:font-weight-asian="bold" style:font-name-complex="Times New Roman3"/>
    </style:style>
    <style:style style:name="T10" style:family="text">
      <style:text-properties officeooo:rsid="014e1a71"/>
    </style:style>
    <style:style style:name="T11" style:family="text">
      <style:text-properties officeooo:rsid="015403d0"/>
    </style:style>
    <style:style style:name="T12" style:family="text">
      <style:text-properties officeooo:rsid="015fe46f"/>
    </style:style>
    <style:style style:name="T13" style:family="text">
      <style:text-properties officeooo:rsid="016134aa"/>
    </style:style>
    <style:style style:name="T14" style:family="text">
      <style:text-properties officeooo:rsid="01623269"/>
    </style:style>
    <style:style style:name="T15" style:family="text">
      <style:text-properties officeooo:rsid="016270a9"/>
    </style:style>
    <style:style style:name="T16" style:family="text">
      <style:text-properties officeooo:rsid="0165be6d"/>
    </style:style>
    <style:style style:name="T17" style:family="text">
      <style:text-properties officeooo:rsid="015823fc"/>
    </style:style>
    <style:style style:name="T18" style:family="text">
      <style:text-properties style:font-name="Times New Roman" fo:font-size="12pt" fo:font-weight="bold" officeooo:rsid="01679f8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Times New Roman" fo:font-size="12pt" fo:font-weight="bold" officeooo:rsid="016969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officeooo:rsid="0168495b"/>
    </style:style>
    <style:style style:name="T21" style:family="text">
      <style:text-properties officeooo:rsid="016951cf"/>
    </style:style>
    <style:style style:name="T22" style:family="text">
      <style:text-properties officeooo:rsid="016969c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143060059376">
          <table:table-cell table:style-name="Таблица1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5"/>
          </table:table-cell>
        </table:table-row>
      </table:table>
      <text:p text:style-name="P15"/>
      <table:table table:name="Таблица3" table:style-name="Таблица3" table:template-name="Базовый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table:number-rows-spanned="4" office:value-type="string">
            <text:p text:style-name="P13"/>
          </table:table-cell>
          <table:table-cell table:style-name="Таблица3.A1" table:number-columns-spanned="2" office:value-type="string">
            <text:p text:style-name="P9"/>
            <text:p text:style-name="P9"/>
            <text:p text:style-name="P26"><text:bookmark-start text:name="__RefHeading___Toc5393_3130321182"/><text:span text:style-name="T3"><text:s/></text:span><text:span text:style-name="T5">Программа для симуляции задачи о картинной галерее</text:span><text:bookmark-end text:name="__RefHeading___Toc5393_3130321182"/></text:p>
            <text:p text:style-name="P17"/>
            <text:p text:style-name="P17"/>
            <text:p text:style-name="P8"><text:bookmark-start text:name="__RefHeading___Toc5391_3130321182"/>Пояснительная записка<text:bookmark-end text:name="__RefHeading___Toc5391_3130321182"/></text:p>
            <text:p text:style-name="P30"/>
          </table:table-cell>
          <table:covered-table-cell/>
        </table:table-row>
        <table:table-row table:style-name="Таблица3.2">
          <table:covered-table-cell/>
          <table:table-cell table:style-name="Таблица3.A1" table:number-rows-spanned="3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 table:style-name="TableLine94143059903888">
          <table:covered-table-cell/>
          <table:covered-table-cell/>
          <table:table-cell table:style-name="Таблица3.A1" office:value-type="string">
            <text:p text:style-name="P7"><text:bookmark-start text:name="__RefHeading___Toc5385_3130321182"/>Исполнитель<text:bookmark-end text:name="__RefHeading___Toc5385_3130321182"/></text:p>
            <text:p text:style-name="P7"><text:bookmark-start text:name="__RefHeading___Toc5383_3130321182"/>студент группы БПИ198<text:bookmark-end text:name="__RefHeading___Toc5383_3130321182"/></text:p>
            <text:p text:style-name="P7"><text:bookmark-start text:name="__RefHeading___Toc5381_3130321182"/>Малышенко А. М.<text:bookmark-end text:name="__RefHeading___Toc5381_3130321182"/></text:p>
          </table:table-cell>
        </table:table-row>
        <table:table-row table:style-name="Таблица3.4">
          <table:covered-table-cell/>
          <table:covered-table-cell/>
          <table:table-cell table:style-name="Таблица3.A1" office:value-type="string">
            <text:p text:style-name="P13"/>
          </table:table-cell>
        </table:table-row>
      </table:table>
      <text:p text:style-name="P16"><text:bookmark-start text:name="__RefHeading___Toc5405_3130321182"/><text:span text:style-name="T8">Москва 20</text:span><text:span text:style-name="T9">20</text:span><text:bookmark-end text:name="__RefHeading___Toc5405_3130321182"/></text:p>
      <text:p text:style-name="P14"/>
      <text:p text:style-name="P21"><text:bookmark-start text:name="_Toc530594333"/><text:bookmark-start text:name="_Toc40484825"/><text:bookmark-start text:name="_Toc40484674"/><text:bookmark-start text:name="_Toc25932742"/><text:bookmark-start text:name="_Toc25443079"/></text:p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Нумерованный_20_заголовок_20_1"/>
          </text:index-source-styles>
          <text:index-source-styles text:outline-level="3">
            <text:index-source-style text:style-name="Нумерованный_20_заголовок_20_2"/>
          </text:index-source-styles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8"><text:a xlink:type="simple" xlink:href="#__RefHeading___Toc5085_4106469030" text:style-name="Index_20_Link" text:visited-style-name="Index_20_Link">1. ТЕХНИЧЕСКИЕ ХАРАКТЕРИСТИКИ<text:tab/>3</text:a></text:p>
          <text:p text:style-name="P19"><text:a xlink:type="simple" xlink:href="#__RefHeading___Toc5087_4106469030" text:style-name="Index_20_Link" text:visited-style-name="Index_20_Link">1.1 Постановка задачи на разработку программы<text:tab/>3</text:a></text:p>
          <text:p text:style-name="P19"><text:a xlink:type="simple" xlink:href="#__RefHeading___Toc5089_4106469030" text:style-name="Index_20_Link" text:visited-style-name="Index_20_Link">1.2 Описание алгоритма и функционирования программы<text:tab/>3</text:a></text:p>
          <text:p text:style-name="P19"><text:a xlink:type="simple" xlink:href="#__RefHeading___Toc6484_4106469030" text:style-name="Index_20_Link" text:visited-style-name="Index_20_Link">1.3 Формат входных данных<text:tab/>3</text:a></text:p>
          <text:p text:style-name="P19"><text:a xlink:type="simple" xlink:href="#__RefHeading___Toc6486_4106469030" text:style-name="Index_20_Link" text:visited-style-name="Index_20_Link">1.4 Формат выходных данных<text:tab/>3</text:a></text:p>
          <text:p text:style-name="P18"><text:a xlink:type="simple" xlink:href="#__RefHeading___Toc1119_2812993261" text:style-name="Index_20_Link" text:visited-style-name="Index_20_Link">СПИСОК ИСПОЛЬЗОВАННЫХ ИСТОЧНИКОВ<text:tab/>4</text:a></text:p>
          <text:p text:style-name="P18"><text:a xlink:type="simple" xlink:href="#__RefHeading___Toc14226_2025460412" text:style-name="Index_20_Link" text:visited-style-name="Index_20_Link">ПРИЛОЖЕНИЕ 1<text:tab/>5</text:a></text:p>
        </text:index-body>
      </text:table-of-content>
      <text:p text:style-name="P12"><text:bookmark-end text:name="_Toc40484825"/><text:bookmark-end text:name="_Toc40484674"/><text:bookmark-end text:name="_Toc25932742"/><text:bookmark-end text:name="_Toc25443079"/><text:bookmark text:name="_Toc40484826"/><text:bookmark text:name="_Toc530594334"/><text:bookmark text:name="_Toc482734410"/><text:bookmark-end text:name="_Toc530594333"/></text:p>
      <text:h text:style-name="P35" text:outline-level="2"><text:bookmark-start text:name="__RefHeading___Toc5085_4106469030"/>ТЕХНИЧЕСКИЕ ХАРАКТЕРИСТИКИ<text:bookmark-end text:name="__RefHeading___Toc5085_4106469030"/></text:h>
      <text:h text:style-name="Нумерованный_20_заголовок_20_2" text:outline-level="3"><text:bookmark-start text:name="__RefHeading___Toc5087_4106469030"/>Постановка задачи на разработку программы<text:bookmark-end text:name="__RefHeading___Toc5087_4106469030"/></text:h>
      <text:p text:style-name="P31"><text:tab/><text:span text:style-name="T10">Разработать программу, </text:span><text:span text:style-name="T12">в которой в</text:span><text:span text:style-name="T4">ахтер следит за тем, чтобы в картинной галерее было не более 50 посетителей. Для обозрения представлены 5 картин. Посетитель ходит от картины к картине, и если на картину любуются более чем десять посетителей, он стоит в стороне и ждет, пока число желающих увидеть картину не станет меньше. Посетитель может покинуть галерею. Создать многопоточное приложение, моделирующее работу картинной галереи.</text:span></text:p>
      <text:p text:style-name="Standard"/>
      <text:h text:style-name="Нумерованный_20_заголовок_20_2" text:outline-level="3"><text:bookmark-start text:name="__RefHeading___Toc5089_4106469030"/>Описание алгоритма и функционирования программы<text:bookmark-end text:name="__RefHeading___Toc5089_4106469030"/></text:h>
      <text:p text:style-name="P32"><text:tab/><text:span text:style-name="T13">Согласно принципам ООП созданы классы Client, Wathman(вахтер), Gallery, Picture. При запуске создаются клиенты, к ним передается команда начать в новых потоках идти в галерею. Клиент получает доступ(ссылку) к галерее через вахтера, в котором встроенный семафор не позволяет пустить в галерею более, чем 50 клиентов. Каждый клиент далее определяется сколько картин он захочет посмотреть и в цикле каждый раз пытается рассмотреть случайную картину. Картина представляет из себя </text:span><text:span text:style-name="T14">контейнер для семафора. Клиент использует этот семафор, чтобы подойти к картине, когда там достаточно много свободного места, </text:span><text:span text:style-name="T16">после чего он рассматривает картину 1 секунду и переходит к следующей картине</text:span><text:span text:style-name="T14">. После всех операций, пользователь покидает галерею.</text:span><text:span text:style-name="T13"> </text:span></text:p>
      <text:h text:style-name="P38" text:outline-level="3"><text:bookmark-start text:name="__RefHeading___Toc6484_4106469030"/>Формат входных данных<text:bookmark-end text:name="__RefHeading___Toc6484_4106469030"/></text:h>
      <text:p text:style-name="P34">Входные данные отсутствуют</text:p>
      <text:h text:style-name="P38" text:outline-level="3"><text:bookmark-start text:name="__RefHeading___Toc6486_4106469030"/>Формат выходных данных<text:bookmark-end text:name="__RefHeading___Toc6486_4106469030"/></text:h>
      <text:p text:style-name="P33"><text:span text:style-name="T11">В консоль выводится </text:span><text:span text:style-name="T15">каждое действие клиента в процессе посещения им галереи.</text:span></text:p>
      <text:h text:style-name="P37" text:outline-level="2" text:is-list-header="true"><text:bookmark-start text:name="__RefHeading___Toc1119_2812993261"/><text:span text:style-name="T20">СПИСОК </text:span><text:span text:style-name="T19">ИСПОЛЬЗУЕМОЙ ЛИТЕРАТУРЫ</text:span><text:bookmark-end text:name="__RefHeading___Toc1119_2812993261"/></text:h>
      <text:list xml:id="list1312594657" text:style-name="L1">
        <text:list-item>
          <text:p text:style-name="P22">SoftCraft: Учебно-методические материалы [Электронный ресурс] / softcraft.ru (дата обновления: 11.12.2020). - Электрон. текстовые дан. - Режим доступа: <text:a xlink:type="simple" xlink:href="http://softcraft.ru/edu/comparch/" text:style-name="Internet_20_link" text:visited-style-name="Visited_20_Internet_20_Link">http://softcraft.ru/edu/comparch/</text:a> (дата обращения: 11.12.<text:span text:style-name="T21">2020</text:span>)</text:p>
        </text:list-item>
      </text:list>
      <text:h text:style-name="P36" text:outline-level="2" text:is-list-header="true"><text:bookmark-start text:name="__RefHeading___Toc14226_2025460412"/><text:span text:style-name="T18">ПРИЛОЖЕНИЕ</text:span><text:span text:style-name="T17"> </text:span><text:span text:style-name="T14">1</text:span><text:bookmark-end text:name="__RefHeading___Toc14226_2025460412"/></text:h>
      <text:p text:style-name="P27">Тестирование программы.</text:p>
      <text:p text:style-name="P28">Пример вывода программы.</text:p>
      <text:p text:style-name="P27"/>
      <text:p text:style-name="P27">&gt;&gt;&gt;Client 1 is waiting for watchman's allow</text:p>
      <text:p text:style-name="P27">&gt;&gt;&gt;Watchman allowed entrance for client 1</text:p>
      <text:p text:style-name="P27">&gt;&gt;&gt;Client 6 is waiting for watchman's allow</text:p>
      <text:p text:style-name="P27">&gt;&gt;&gt;Client 7 is waiting for watchman's allow</text:p>
      <text:p text:style-name="P27">&gt;&gt;&gt;Client 8 is waiting for watchman's allow</text:p>
      <text:p text:style-name="P27">&gt;&gt;&gt;Client 2 is waiting for watchman's allow</text:p>
      <text:p text:style-name="P27">&gt;&gt;&gt;Client 10 is waiting for watchman's allow</text:p>
      <text:p text:style-name="P27">&gt;&gt;&gt;Watchman allowed entrance for client 8</text:p>
      <text:p text:style-name="P27">&gt;&gt;&gt;Watchman allowed entrance for client 2</text:p>
      <text:p text:style-name="P27">&gt;&gt;&gt;Watchman allowed entrance for client 7</text:p>
      <text:p text:style-name="P27"><text:tab/>Client 7 is waiting for place around picture 0</text:p>
      <text:p text:style-name="P27"><text:tab/>Client 7 started to watch on picture 0</text:p>
      <text:p text:style-name="P27">&gt;&gt;&gt;Client 13 is waiting for watchman's allow</text:p>
      <text:p text:style-name="P27">&gt;&gt;&gt;Watchman allowed entrance for client 13</text:p>
      <text:p text:style-name="P27"><text:tab/>Client 13 is waiting for place around picture 2</text:p>
      <text:p text:style-name="P27"><text:tab/>Client 13 started to watch on picture 2</text:p>
      <text:p text:style-name="P27">&gt;&gt;&gt;Client 14 is waiting for watchman's allow</text:p>
      <text:p text:style-name="P27">&gt;&gt;&gt;Watchman allowed entrance for client 14</text:p>
      <text:p text:style-name="P27"><text:tab/>Client 14 is waiting for place around picture 2</text:p>
      <text:p text:style-name="P27"><text:tab/>Client 14 started to watch on picture 2</text:p>
      <text:p text:style-name="P27">&gt;&gt;&gt;Client 4 is waiting for watchman's allow</text:p>
      <text:p text:style-name="P27">&gt;&gt;&gt;Client 3 is waiting for watchman's allow</text:p>
      <text:p text:style-name="P27">&gt;&gt;&gt;Watchman allowed entrance for client 10</text:p>
      <text:p text:style-name="P27">&gt;&gt;&gt;Client 16 is waiting for watchman's allow</text:p>
      <text:p text:style-name="P27">&gt;&gt;&gt;Client 15 is waiting for watchman's allow</text:p>
      <text:p text:style-name="P27">&gt;&gt;&gt;Watchman allowed entrance for client 15</text:p>
      <text:p text:style-name="P27"><text:tab/>Client 15 is waiting for place around picture 3</text:p>
      <text:p text:style-name="P27"><text:tab/>Client 15 started to watch on picture 3</text:p>
      <text:p text:style-name="P27"><text:tab/>Client 1 is waiting for place around picture 1</text:p>
      <text:p text:style-name="P27"><text:tab/>Client 1 started to watch on picture 1</text:p>
      <text:p text:style-name="P27"><text:tab/>Client 2 is waiting for place around picture 0</text:p>
      <text:p text:style-name="P27">&gt;&gt;&gt;Client 12 is waiting for watchman's allow</text:p>
      <text:p text:style-name="P27">&gt;&gt;&gt;Watchman allowed entrance for client 12</text:p>
      <text:p text:style-name="P27">&gt;&gt;&gt;Client 5 is waiting for watchman's allow</text:p>
      <text:p text:style-name="P27">&gt;&gt;&gt;Watchman allowed entrance for client 5</text:p>
      <text:p text:style-name="P27"><text:tab/>Client 5 is waiting for place around picture 2</text:p>
      <text:p text:style-name="P27">&gt;&gt;&gt;Client 21 is waiting for watchman's allow</text:p>
      <text:p text:style-name="P27">&gt;&gt;&gt;Client 9 is waiting for watchman's allow</text:p>
      <text:p text:style-name="P27">&gt;&gt;&gt;Watchman allowed entrance for client 4</text:p>
      <text:p text:style-name="P27"><text:tab/>Client 4 is waiting for place around picture 1</text:p>
      <text:p text:style-name="P27"><text:tab/>Client 4 started to watch on picture 1</text:p>
      <text:p text:style-name="P27">&gt;&gt;&gt;Watchman allowed entrance for client 3</text:p>
      <text:p text:style-name="P27">&gt;&gt;&gt;Client 18 is waiting for watchman's allow</text:p>
      <text:p text:style-name="P27">&gt;&gt;&gt;Watchman allowed entrance for client 18</text:p>
      <text:p text:style-name="P27"><text:tab/>Client 3 is waiting for place around picture 2</text:p>
      <text:p text:style-name="P27"><text:tab/>Client 3 started to watch on picture 2</text:p>
      <text:p text:style-name="P27">&gt;&gt;&gt;Client 25 is waiting for watchman's allow</text:p>
      <text:p text:style-name="P27"><text:soft-page-break/>&gt;&gt;&gt;Watchman allowed entrance for client 25</text:p>
      <text:p text:style-name="P27">&lt;&lt;&lt;Client left the gallery 25</text:p>
      <text:p text:style-name="P27">&gt;&gt;&gt;Client 26 is waiting for watchman's allow</text:p>
      <text:p text:style-name="P27">&gt;&gt;&gt;Watchman allowed entrance for client 26</text:p>
      <text:p text:style-name="P27"><text:tab/>Client 26 is waiting for place around picture 3</text:p>
      <text:p text:style-name="P27"><text:tab/>Client 26 started to watch on picture 3</text:p>
      <text:p text:style-name="P27"><text:tab/>Client 8 is waiting for place around picture 1</text:p>
      <text:p text:style-name="P27"><text:tab/>Client 8 started to watch on picture 1</text:p>
      <text:p text:style-name="P27"><text:tab/>Client 5 started to watch on picture 2</text:p>
      <text:p text:style-name="P27">&gt;&gt;&gt;Watchman allowed entrance for client 21</text:p>
      <text:p text:style-name="P27"><text:tab/>Client 21 is waiting for place around picture 0</text:p>
      <text:p text:style-name="P27"><text:tab/>Client 21 started to watch on picture 0</text:p>
      <text:p text:style-name="P27">&lt;&lt;&lt;Client left the gallery 10</text:p>
      <text:p text:style-name="P27">&gt;&gt;&gt;Client 29 is waiting for watchman's allow</text:p>
      <text:p text:style-name="P27">&gt;&gt;&gt;Watchman allowed entrance for client 29</text:p>
      <text:p text:style-name="P27">&gt;&gt;&gt;Client 11 is waiting for watchman's allow</text:p>
      <text:p text:style-name="P27">&gt;&gt;&gt;Watchman allowed entrance for client 11</text:p>
      <text:p text:style-name="P27">&gt;&gt;&gt;Watchman allowed entrance for client 16</text:p>
      <text:p text:style-name="P27"><text:tab/>Client 16 is waiting for place around picture 2</text:p>
      <text:p text:style-name="P27"><text:tab/>Client 16 started to watch on picture 2</text:p>
      <text:p text:style-name="P27">&gt;&gt;&gt;Client 20 is waiting for watchman's allow</text:p>
      <text:p text:style-name="P27">&gt;&gt;&gt;Watchman allowed entrance for client 9</text:p>
      <text:p text:style-name="P27"><text:tab/>Client 9 is waiting for place around picture 1</text:p>
      <text:p text:style-name="P27">&gt;&gt;&gt;Client 24 is waiting for watchman's allow</text:p>
      <text:p text:style-name="P27"><text:tab/>Client 9 started to watch on picture 1</text:p>
      <text:p text:style-name="P27">&gt;&gt;&gt;Watchman allowed entrance for client 24</text:p>
      <text:p text:style-name="P27"><text:tab/>Client 24 is waiting for place around picture 2</text:p>
      <text:p text:style-name="P27"><text:tab/>Client 24 started to watch on picture 2</text:p>
      <text:p text:style-name="P27">&gt;&gt;&gt;Client 19 is waiting for watchman's allow</text:p>
      <text:p text:style-name="P27"><text:tab/>Client 12 is waiting for place around picture 0</text:p>
      <text:p text:style-name="P27">&gt;&gt;&gt;Client 33 is waiting for watchman's allow</text:p>
      <text:p text:style-name="P27">&gt;&gt;&gt;Client 27 is waiting for watchman's allow</text:p>
      <text:p text:style-name="P27">&gt;&gt;&gt;Client 22 is waiting for watchman's allow</text:p>
      <text:p text:style-name="P27"><text:tab/>Client 29 is waiting for place around picture 2</text:p>
      <text:p text:style-name="P27"><text:tab/>Client 11 is waiting for place around picture 3</text:p>
      <text:p text:style-name="P27">&gt;&gt;&gt;Client 30 is waiting for watchman's allow</text:p>
      <text:p text:style-name="P27">&gt;&gt;&gt;Client 35 is waiting for watchman's allow</text:p>
      <text:p text:style-name="P27">&gt;&gt;&gt;Watchman allowed entrance for client 30</text:p>
      <text:p text:style-name="P27">&gt;&gt;&gt;Watchman allowed entrance for client 20</text:p>
      <text:p text:style-name="P27"><text:tab/>Client 20 is waiting for place around picture 4</text:p>
      <text:p text:style-name="P27"><text:tab/>Client 20 started to watch on picture 4</text:p>
      <text:p text:style-name="P27"><text:tab/>Client 18 is waiting for place around picture 2</text:p>
      <text:p text:style-name="P27">&gt;&gt;&gt;Client 32 is waiting for watchman's allow</text:p>
      <text:p text:style-name="P27">&gt;&gt;&gt;Client 17 is waiting for watchman's allow</text:p>
      <text:p text:style-name="P27">&gt;&gt;&gt;Client 37 is waiting for watchman's allow</text:p>
      <text:p text:style-name="P27"><text:tab/>Client 12 started to watch on picture 0</text:p>
      <text:p text:style-name="P27">&gt;&gt;&gt;Watchman allowed entrance for client 19</text:p>
      <text:p text:style-name="P27">&gt;&gt;&gt;Watchman allowed entrance for client 37</text:p>
      <text:p text:style-name="P27">&gt;&gt;&gt;Watchman allowed entrance for client 27</text:p>
      <text:p text:style-name="P27"><text:tab/>Client 37 is waiting for place around picture 4</text:p>
      <text:p text:style-name="P27">&gt;&gt;&gt;Watchman allowed entrance for client 22</text:p>
      <text:p text:style-name="P27"><text:tab/>Client 37 started to watch on picture 4</text:p>
      <text:p text:style-name="P27"><text:soft-page-break/>&gt;&gt;&gt;Client 41 is waiting for watchman's allow</text:p>
      <text:p text:style-name="P27">&gt;&gt;&gt;Watchman allowed entrance for client 41</text:p>
      <text:p text:style-name="P27"><text:tab/>Client 41 is waiting for place around picture 0</text:p>
      <text:p text:style-name="P27"><text:tab/>Client 41 started to watch on picture 0</text:p>
      <text:p text:style-name="P27"><text:tab/>Client 30 is waiting for place around picture 3</text:p>
      <text:p text:style-name="P27"><text:tab/>Client 30 started to watch on picture 3</text:p>
      <text:p text:style-name="P27">&gt;&gt;&gt;Client 36 is waiting for watchman's allow</text:p>
      <text:p text:style-name="P27">&gt;&gt;&gt;Watchman allowed entrance for client 6</text:p>
      <text:p text:style-name="P27">&gt;&gt;&gt;Client 44 is waiting for watchman's allow</text:p>
      <text:p text:style-name="P27">&gt;&gt;&gt;Watchman allowed entrance for client 44</text:p>
      <text:p text:style-name="P27"><text:tab/>Client 44 is waiting for place around picture 0</text:p>
      <text:p text:style-name="P27">&gt;&gt;&gt;Client 45 is waiting for watchman's allow</text:p>
      <text:p text:style-name="P27">&gt;&gt;&gt;Watchman allowed entrance for client 45</text:p>
      <text:p text:style-name="P27">&gt;&gt;&gt;Watchman allowed entrance for client 32</text:p>
      <text:p text:style-name="P27"><text:tab/>Client 32 is waiting for place around picture 0</text:p>
      <text:p text:style-name="P27">&gt;&gt;&gt;Watchman allowed entrance for client 17</text:p>
      <text:p text:style-name="P27"><text:tab/>Client 17 is waiting for place around picture 2</text:p>
      <text:p text:style-name="P27">&gt;&gt;&gt;Client 38 is waiting for watchman's allow</text:p>
      <text:p text:style-name="P27">&gt;&gt;&gt;Client 47 is waiting for watchman's allow</text:p>
      <text:p text:style-name="P27">&gt;&gt;&gt;Client 28 is waiting for watchman's allow</text:p>
      <text:p text:style-name="P27">&gt;&gt;&gt;Client 34 is waiting for watchman's allow</text:p>
      <text:p text:style-name="P27">&gt;&gt;&gt;Watchman allowed entrance for client 34</text:p>
      <text:p text:style-name="P27"><text:tab/>Client 34 is waiting for place around picture 0</text:p>
      <text:p text:style-name="P27"><text:tab/>Client 34 started to watch on picture 0</text:p>
      <text:p text:style-name="P27">&gt;&gt;&gt;Client 40 is waiting for watchman's allow</text:p>
      <text:p text:style-name="P27">&gt;&gt;&gt;Watchman allowed entrance for client 40</text:p>
      <text:p text:style-name="P27"><text:tab/>Client 40 is waiting for place around picture 4</text:p>
      <text:p text:style-name="P27">&gt;&gt;&gt;Client 48 is waiting for watchman's allow</text:p>
      <text:p text:style-name="P27">&gt;&gt;&gt;Watchman allowed entrance for client 48</text:p>
      <text:p text:style-name="P27">&gt;&gt;&gt;Client 42 is waiting for watchman's allow</text:p>
      <text:p text:style-name="P27">&gt;&gt;&gt;Client 52 is waiting for watchman's allow</text:p>
      <text:p text:style-name="P27">&gt;&gt;&gt;Watchman allowed entrance for client 52</text:p>
      <text:p text:style-name="P27"><text:tab/>Client 52 is waiting for place around picture 2</text:p>
      <text:p text:style-name="P27"><text:tab/>Client 52 started to watch on picture 2</text:p>
      <text:p text:style-name="P27">&gt;&gt;&gt;Client 43 is waiting for watchman's allow</text:p>
      <text:p text:style-name="P27">&gt;&gt;&gt;Client 54 is waiting for watchman's allow</text:p>
      <text:p text:style-name="P27">&gt;&gt;&gt;Watchman allowed entrance for client 43</text:p>
      <text:p text:style-name="P27">&gt;&gt;&gt;Client 0 is waiting for watchman's allow</text:p>
      <text:p text:style-name="P27">&gt;&gt;&gt;Client 55 is waiting for watchman's allow</text:p>
      <text:p text:style-name="P27">&gt;&gt;&gt;Watchman allowed entrance for client 0</text:p>
      <text:p text:style-name="P27"><text:tab/>Client 45 is waiting for place around picture 1</text:p>
      <text:p text:style-name="P27">&gt;&gt;&gt;Watchman allowed entrance for client 55</text:p>
      <text:p text:style-name="P27"><text:tab/>Client 55 is waiting for place around picture 2</text:p>
      <text:p text:style-name="P27">&gt;&gt;&gt;Client 46 is waiting for watchman's allow</text:p>
      <text:p text:style-name="P27">&gt;&gt;&gt;Watchman allowed entrance for client 46</text:p>
      <text:p text:style-name="P27"><text:tab/>Client 46 is waiting for place around picture 0</text:p>
      <text:p text:style-name="P27"><text:tab/>Client 46 started to watch on picture 0</text:p>
      <text:p text:style-name="P27">&gt;&gt;&gt;Client 58 is waiting for watchman's allow</text:p>
      <text:p text:style-name="P27">&gt;&gt;&gt;Watchman allowed entrance for client 58</text:p>
      <text:p text:style-name="P27"><text:tab/>Client 58 is waiting for place around picture 3</text:p>
      <text:p text:style-name="P27"><text:tab/>Client 19 is waiting for place around picture 2</text:p>
      <text:p text:style-name="P27">&gt;&gt;&gt;Watchman allowed entrance for client 47</text:p>
      <text:p text:style-name="P27"><text:soft-page-break/><text:tab/>Client 47 is waiting for place around picture 3</text:p>
      <text:p text:style-name="P27"><text:tab/>Client 47 started to watch on picture 3</text:p>
      <text:p text:style-name="P27">&gt;&gt;&gt;Client 39 is waiting for watchman's allow</text:p>
      <text:p text:style-name="P27">&gt;&gt;&gt;Client 59 is waiting for watchman's allow</text:p>
      <text:p text:style-name="P27">&gt;&gt;&gt;Watchman allowed entrance for client 39</text:p>
      <text:p text:style-name="P27"><text:tab/>Client 39 is waiting for place around picture 4</text:p>
      <text:p text:style-name="P27">&gt;&gt;&gt;Client 49 is waiting for watchman's allow</text:p>
      <text:p text:style-name="P27"><text:tab/>Client 22 is waiting for place around picture 1</text:p>
      <text:p text:style-name="P27">&gt;&gt;&gt;Client 61 is waiting for watchman's allow</text:p>
      <text:p text:style-name="P27"><text:tab/>Client 22 started to watch on picture 1</text:p>
      <text:p text:style-name="P27"><text:tab/>Client 40 started to watch on picture 4</text:p>
      <text:p text:style-name="P27">&gt;&gt;&gt;Client 62 is waiting for watchman's allow</text:p>
      <text:p text:style-name="P27">&gt;&gt;&gt;Client 23 is waiting for watchman's allow</text:p>
      <text:p text:style-name="P27">&gt;&gt;&gt;Client 63 is waiting for watchman's allow</text:p>
      <text:p text:style-name="P27">&gt;&gt;&gt;Watchman allowed entrance for client 35</text:p>
      <text:p text:style-name="P27"><text:tab/>Client 35 is waiting for place around picture 1</text:p>
      <text:p text:style-name="P27"><text:tab/>Client 35 started to watch on picture 1</text:p>
      <text:p text:style-name="P27">&gt;&gt;&gt;Client 51 is waiting for watchman's allow</text:p>
      <text:p text:style-name="P27">&gt;&gt;&gt;Client 66 is waiting for watchman's allow</text:p>
      <text:p text:style-name="P27">&gt;&gt;&gt;Watchman allowed entrance for client 36</text:p>
      <text:p text:style-name="P27"><text:tab/>Client 36 is waiting for place around picture 4</text:p>
      <text:p text:style-name="P27"><text:tab/>Client 36 started to watch on picture 4</text:p>
      <text:p text:style-name="P27">&gt;&gt;&gt;Client 53 is waiting for watchman's allow</text:p>
      <text:p text:style-name="P27"><text:tab/>Client 6 is waiting for place around picture 3</text:p>
      <text:p text:style-name="P27"><text:tab/>Client 6 started to watch on picture 3</text:p>
      <text:p text:style-name="P27"><text:tab/>Client 29 started to watch on picture 2</text:p>
      <text:p text:style-name="P27">&gt;&gt;&gt;Watchman allowed entrance for client 54</text:p>
      <text:p text:style-name="P27">&gt;&gt;&gt;Client 70 is waiting for watchman's allow</text:p>
      <text:p text:style-name="P27"><text:tab/>Client 54 is waiting for place around picture 0</text:p>
      <text:p text:style-name="P27"><text:tab/>Client 54 started to watch on picture 0</text:p>
      <text:p text:style-name="P27"><text:tab/>Client 0 is waiting for place around picture 0</text:p>
      <text:p text:style-name="P27"><text:tab/>Client 44 started to watch on picture 0</text:p>
      <text:p text:style-name="P27"><text:tab/>Client 2 started to watch on picture 0</text:p>
      <text:p text:style-name="P27"><text:tab/>Client 48 is waiting for place around picture 4</text:p>
      <text:p text:style-name="P27">&gt;&gt;&gt;Client 74 is waiting for watchman's allow</text:p>
      <text:p text:style-name="P27"><text:tab/>Client 45 started to watch on picture 1</text:p>
      <text:p text:style-name="P27"><text:tab/>Client 32 started to watch on picture 0</text:p>
      <text:p text:style-name="P27">&gt;&gt;&gt;Client 57 is waiting for watchman's allow</text:p>
      <text:p text:style-name="P27"><text:tab/>Client 17 started to watch on picture 2</text:p>
      <text:p text:style-name="P27">&gt;&gt;&gt;Client 56 is waiting for watchman's allow</text:p>
      <text:p text:style-name="P27"><text:tab/>Client 58 started to watch on picture 3</text:p>
      <text:p text:style-name="P27">&gt;&gt;&gt;Watchman allowed entrance for client 28</text:p>
      <text:p text:style-name="P27">&gt;&gt;&gt;Client 79 is waiting for watchman's allow</text:p>
      <text:p text:style-name="P27"><text:tab/>Client 27 is waiting for place around picture 0</text:p>
      <text:p text:style-name="P27">&gt;&gt;&gt;Client 81 is waiting for watchman's allow</text:p>
      <text:p text:style-name="P27"><text:tab/>Client 11 started to watch on picture 3</text:p>
      <text:p text:style-name="P27">&gt;&gt;&gt;Client 60 is waiting for watchman's allow</text:p>
      <text:p text:style-name="P27">&gt;&gt;&gt;Client 83 is waiting for watchman's allow</text:p>
      <text:p text:style-name="P27">&gt;&gt;&gt;Client 50 is waiting for watchman's allow</text:p>
      <text:p text:style-name="P27">&gt;&gt;&gt;Client 84 is waiting for watchman's allow</text:p>
      <text:p text:style-name="P27">&gt;&gt;&gt;Client 64 is waiting for watchman's allow</text:p>
      <text:p text:style-name="P27">&gt;&gt;&gt;Client 65 is waiting for watchman's allow</text:p>
      <text:p text:style-name="P27"><text:soft-page-break/>&gt;&gt;&gt;Watchman allowed entrance for client 42</text:p>
      <text:p text:style-name="P27"><text:tab/>Client 42 is waiting for place around picture 2</text:p>
      <text:p text:style-name="P27">&gt;&gt;&gt;Client 67 is waiting for watchman's allow</text:p>
      <text:p text:style-name="P27">&gt;&gt;&gt;Client 88 is waiting for watchman's allow</text:p>
      <text:p text:style-name="P27">&gt;&gt;&gt;Client 68 is waiting for watchman's allow</text:p>
      <text:p text:style-name="P27">&gt;&gt;&gt;Client 69 is waiting for watchman's allow</text:p>
      <text:p text:style-name="P27">&gt;&gt;&gt;Client 89 is waiting for watchman's allow</text:p>
      <text:p text:style-name="P27">&gt;&gt;&gt;Client 72 is waiting for watchman's allow</text:p>
      <text:p text:style-name="P27">&gt;&gt;&gt;Client 73 is waiting for watchman's allow</text:p>
      <text:p text:style-name="P27"><text:tab/>Client 18 started to watch on picture 2</text:p>
      <text:p text:style-name="P27"><text:tab/>Client 48 started to watch on picture 4</text:p>
      <text:p text:style-name="P27">&gt;&gt;&gt;Client 92 is waiting for watchman's allow</text:p>
      <text:p text:style-name="P27">&gt;&gt;&gt;Watchman allowed entrance for client 38</text:p>
      <text:p text:style-name="P27">&gt;&gt;&gt;Client 93 is waiting for watchman's allow</text:p>
      <text:p text:style-name="P27"><text:tab/>Client 38 is waiting for place around picture 1</text:p>
      <text:p text:style-name="P27"><text:tab/>Client 38 started to watch on picture 1</text:p>
      <text:p text:style-name="P27">&gt;&gt;&gt;Client 78 is waiting for watchman's allow</text:p>
      <text:p text:style-name="P27">&gt;&gt;&gt;Client 77 is waiting for watchman's allow</text:p>
      <text:p text:style-name="P27"><text:tab/>Client 28 is waiting for place around picture 3</text:p>
      <text:p text:style-name="P27"><text:tab/>Client 28 started to watch on picture 3</text:p>
      <text:p text:style-name="P27">&gt;&gt;&gt;Watchman allowed entrance for client 59</text:p>
      <text:p text:style-name="P27">&gt;&gt;&gt;Client 82 is waiting for watchman's allow</text:p>
      <text:p text:style-name="P27">&gt;&gt;&gt;Client 80 is waiting for watchman's allow</text:p>
      <text:p text:style-name="P27">&gt;&gt;&gt;Client 86 is waiting for watchman's allow</text:p>
      <text:p text:style-name="P27">&gt;&gt;&gt;Client 31 is waiting for watchman's allow</text:p>
      <text:p text:style-name="P27">&gt;&gt;&gt;Client 87 is waiting for watchman's allow</text:p>
      <text:p text:style-name="P27">&gt;&gt;&gt;Client 75 is waiting for watchman's allow</text:p>
      <text:p text:style-name="P27"><text:tab/>Client 43 is waiting for place around picture 0</text:p>
      <text:p text:style-name="P27">&gt;&gt;&gt;Client 71 is waiting for watchman's allow</text:p>
      <text:p text:style-name="P27">&gt;&gt;&gt;Client 90 is waiting for watchman's allow</text:p>
      <text:p text:style-name="P27">&gt;&gt;&gt;Client 91 is waiting for watchman's allow</text:p>
      <text:p text:style-name="P27">&gt;&gt;&gt;Client 76 is waiting for watchman's allow</text:p>
      <text:p text:style-name="P27">&gt;&gt;&gt;Watchman allowed entrance for client 33</text:p>
      <text:p text:style-name="P27"><text:tab/>Client 33 is waiting for place around picture 0</text:p>
      <text:p text:style-name="P27">&gt;&gt;&gt;Client 95 is waiting for watchman's allow</text:p>
      <text:p text:style-name="P27">&gt;&gt;&gt;Client 96 is waiting for watchman's allow</text:p>
      <text:p text:style-name="P27"><text:tab/>Client 39 started to watch on picture 4</text:p>
      <text:p text:style-name="P27">&gt;&gt;&gt;Client 97 is waiting for watchman's allow</text:p>
      <text:p text:style-name="P27">&gt;&gt;&gt;Client 98 is waiting for watchman's allow</text:p>
      <text:p text:style-name="P27">&gt;&gt;&gt;Client 85 is waiting for watchman's allow</text:p>
      <text:p text:style-name="P27"><text:tab/>Client 59 is waiting for place around picture 4</text:p>
      <text:p text:style-name="P27"><text:tab/>Client 59 started to watch on picture 4</text:p>
      <text:p text:style-name="P27">&gt;&gt;&gt;Client 99 is waiting for watchman's allow</text:p>
      <text:p text:style-name="P27">&gt;&gt;&gt;Client 94 is waiting for watchman's allow</text:p>
      <text:p text:style-name="P27"><text:tab/>Client 7 ended to watch on picture 0</text:p>
      <text:p text:style-name="P27"><text:tab/>Client 14 ended to watch on picture 2</text:p>
      <text:p text:style-name="P27"><text:tab/>Client 21 ended to watch on picture 0</text:p>
      <text:p text:style-name="P27"><text:tab/>Client 27 started to watch on picture 0</text:p>
      <text:p text:style-name="P27"><text:tab/>Client 13 ended to watch on picture 2</text:p>
      <text:p text:style-name="P27"><text:tab/>Client 3 ended to watch on picture 2</text:p>
      <text:p text:style-name="P27"><text:tab/>Client 3 is waiting for place around picture 2</text:p>
      <text:p text:style-name="P27"><text:tab/>Client 7 is waiting for place around picture 4</text:p>
      <text:p text:style-name="P27"><text:soft-page-break/><text:tab/>Client 43 started to watch on picture 0</text:p>
      <text:p text:style-name="P27"><text:tab/>Client 30 ended to watch on picture 3</text:p>
      <text:p text:style-name="P27"><text:tab/>Client 30 is waiting for place around picture 2</text:p>
      <text:p text:style-name="P27"><text:tab/>Client 30 started to watch on picture 2</text:p>
      <text:p text:style-name="P27"><text:tab/>Client 33 started to watch on picture 0</text:p>
      <text:p text:style-name="P27"><text:tab/>Client 0 started to watch on picture 0</text:p>
      <text:p text:style-name="P27"><text:tab/>Client 24 ended to watch on picture 2</text:p>
      <text:p text:style-name="P27">&lt;&lt;&lt;Client left the gallery 24</text:p>
      <text:p text:style-name="P27"><text:tab/>Client 34 ended to watch on picture 0</text:p>
      <text:p text:style-name="P27"><text:tab/>Client 34 is waiting for place around picture 2</text:p>
      <text:p text:style-name="P27"><text:tab/>Client 34 started to watch on picture 2</text:p>
      <text:p text:style-name="P27"><text:tab/>Client 42 started to watch on picture 2</text:p>
      <text:p text:style-name="P27"><text:tab/>Client 14 is waiting for place around picture 3</text:p>
      <text:p text:style-name="P27"><text:tab/>Client 20 ended to watch on picture 4</text:p>
      <text:p text:style-name="P27">&lt;&lt;&lt;Client left the gallery 20</text:p>
      <text:p text:style-name="P27"><text:tab/>Client 21 is waiting for place around picture 2</text:p>
      <text:p text:style-name="P27">&gt;&gt;&gt;Watchman allowed entrance for client 61</text:p>
      <text:p text:style-name="P27"><text:tab/>Client 1 ended to watch on picture 1</text:p>
      <text:p text:style-name="P27"><text:tab/>Client 19 started to watch on picture 2</text:p>
      <text:p text:style-name="P27"><text:tab/>Client 37 ended to watch on picture 4</text:p>
      <text:p text:style-name="P27"><text:tab/>Client 37 is waiting for place around picture 1</text:p>
      <text:p text:style-name="P27"><text:tab/>Client 5 ended to watch on picture 2</text:p>
      <text:p text:style-name="P27"><text:tab/>Client 5 is waiting for place around picture 0</text:p>
      <text:p text:style-name="P27"><text:tab/>Client 5 started to watch on picture 0</text:p>
      <text:p text:style-name="P27"><text:tab/>Client 7 started to watch on picture 4</text:p>
      <text:p text:style-name="P27"><text:tab/>Client 4 ended to watch on picture 1</text:p>
      <text:p text:style-name="P27"><text:tab/>Client 4 is waiting for place around picture 1</text:p>
      <text:p text:style-name="P27"><text:tab/>Client 16 ended to watch on picture 2</text:p>
      <text:p text:style-name="P27"><text:tab/>Client 16 is waiting for place around picture 1</text:p>
      <text:p text:style-name="P27"><text:tab/>Client 16 started to watch on picture 1</text:p>
      <text:p text:style-name="P27"><text:tab/>Client 55 started to watch on picture 2</text:p>
      <text:p text:style-name="P27"><text:tab/>Client 26 ended to watch on picture 3</text:p>
      <text:p text:style-name="P27"><text:tab/>Client 26 is waiting for place around picture 0</text:p>
      <text:p text:style-name="P27"><text:tab/>Client 14 started to watch on picture 3</text:p>
      <text:p text:style-name="P27"><text:tab/>Client 9 ended to watch on picture 1</text:p>
      <text:p text:style-name="P27"><text:tab/>Client 9 is waiting for place around picture 4</text:p>
      <text:p text:style-name="P27"><text:tab/>Client 36 ended to watch on picture 4</text:p>
      <text:p text:style-name="P27"><text:tab/>Client 52 ended to watch on picture 2</text:p>
      <text:p text:style-name="P27"><text:tab/>Client 21 started to watch on picture 2</text:p>
      <text:p text:style-name="P27"><text:tab/>Client 52 is waiting for place around picture 4</text:p>
      <text:p text:style-name="P27"><text:tab/>Client 1 is waiting for place around picture 1</text:p>
      <text:p text:style-name="P27"><text:tab/>Client 1 started to watch on picture 1</text:p>
      <text:p text:style-name="P27"><text:tab/>Client 37 started to watch on picture 1</text:p>
      <text:p text:style-name="P27"><text:tab/>Client 54 ended to watch on picture 0</text:p>
      <text:p text:style-name="P27"><text:tab/>Client 3 started to watch on picture 2</text:p>
      <text:p text:style-name="P27"><text:tab/>Client 47 ended to watch on picture 3</text:p>
      <text:p text:style-name="P27"><text:tab/>Client 40 ended to watch on picture 4</text:p>
      <text:p text:style-name="P27"><text:tab/>Client 41 ended to watch on picture 0</text:p>
      <text:p text:style-name="P27"><text:tab/>Client 4 started to watch on picture 1</text:p>
      <text:p text:style-name="P27"><text:tab/>Client 22 ended to watch on picture 1</text:p>
      <text:p text:style-name="P27"><text:tab/>Client 15 ended to watch on picture 3</text:p>
      <text:p text:style-name="P27"><text:tab/>Client 8 ended to watch on picture 1</text:p>
      <text:p text:style-name="P27"><text:soft-page-break/><text:tab/>Client 8 is waiting for place around picture 1</text:p>
      <text:p text:style-name="P27">&gt;&gt;&gt;Watchman allowed entrance for client 49</text:p>
      <text:p text:style-name="P27"><text:tab/>Client 26 started to watch on picture 0</text:p>
      <text:p text:style-name="P27"><text:tab/>Client 12 ended to watch on picture 0</text:p>
      <text:p text:style-name="P27"><text:tab/>Client 9 started to watch on picture 4</text:p>
      <text:p text:style-name="P27"><text:tab/>Client 36 is waiting for place around picture 4</text:p>
      <text:p text:style-name="P27"><text:tab/>Client 36 started to watch on picture 4</text:p>
      <text:p text:style-name="P27"><text:tab/>Client 52 started to watch on picture 4</text:p>
      <text:p text:style-name="P27"><text:tab/>Client 13 is waiting for place around picture 1</text:p>
      <text:p text:style-name="P27"><text:tab/>Client 13 started to watch on picture 1</text:p>
      <text:p text:style-name="P27"><text:tab/>Client 58 ended to watch on picture 3</text:p>
      <text:p text:style-name="P27"><text:tab/>Client 58 is waiting for place around picture 2</text:p>
      <text:p text:style-name="P27"><text:tab/>Client 58 started to watch on picture 2</text:p>
      <text:p text:style-name="P27"><text:tab/>Client 29 ended to watch on picture 2</text:p>
      <text:p text:style-name="P27"><text:tab/>Client 29 is waiting for place around picture 2</text:p>
      <text:p text:style-name="P27"><text:tab/>Client 29 started to watch on picture 2</text:p>
      <text:p text:style-name="P27"><text:tab/>Client 11 ended to watch on picture 3</text:p>
      <text:p text:style-name="P27"><text:tab/>Client 11 is waiting for place around picture 1</text:p>
      <text:p text:style-name="P27"><text:tab/>Client 11 started to watch on picture 1</text:p>
      <text:p text:style-name="P27"><text:tab/>Client 40 is waiting for place around picture 1</text:p>
      <text:p text:style-name="P27"><text:tab/>Client 40 started to watch on picture 1</text:p>
      <text:p text:style-name="P27">&lt;&lt;&lt;Client left the gallery 41</text:p>
      <text:p text:style-name="P27"><text:tab/>Client 54 is waiting for place around picture 0</text:p>
      <text:p text:style-name="P27"><text:tab/>Client 45 ended to watch on picture 1</text:p>
      <text:p text:style-name="P27"><text:tab/>Client 45 is waiting for place around picture 2</text:p>
      <text:p text:style-name="P27"><text:tab/>Client 22 is waiting for place around picture 2</text:p>
      <text:p text:style-name="P27"><text:tab/>Client 2 ended to watch on picture 0</text:p>
      <text:p text:style-name="P27"><text:tab/>Client 2 is waiting for place around picture 3</text:p>
      <text:p text:style-name="P27"><text:tab/>Client 35 ended to watch on picture 1</text:p>
      <text:p text:style-name="P27"><text:tab/>Client 35 is waiting for place around picture 1</text:p>
      <text:p text:style-name="P27"><text:tab/>Client 35 started to watch on picture 1</text:p>
      <text:p text:style-name="P27"><text:tab/>Client 49 is waiting for place around picture 0</text:p>
      <text:p text:style-name="P27"><text:tab/>Client 49 started to watch on picture 0</text:p>
      <text:p text:style-name="P27"><text:tab/>Client 18 ended to watch on picture 2</text:p>
      <text:p text:style-name="P27"><text:tab/>Client 18 is waiting for place around picture 0</text:p>
      <text:p text:style-name="P27"><text:tab/>Client 18 started to watch on picture 0</text:p>
      <text:p text:style-name="P27"><text:tab/>Client 48 ended to watch on picture 4</text:p>
      <text:p text:style-name="P27"><text:tab/>Client 48 is waiting for place around picture 1</text:p>
      <text:p text:style-name="P27"><text:tab/>Client 32 ended to watch on picture 0</text:p>
      <text:p text:style-name="P27"><text:tab/>Client 32 is waiting for place around picture 3</text:p>
      <text:p text:style-name="P27"><text:tab/>Client 32 started to watch on picture 3</text:p>
      <text:p text:style-name="P27"><text:tab/>Client 48 started to watch on picture 1</text:p>
      <text:p text:style-name="P27"><text:tab/>Client 28 ended to watch on picture 3</text:p>
      <text:p text:style-name="P27"><text:tab/>Client 28 is waiting for place around picture 4</text:p>
      <text:p text:style-name="P27"><text:tab/>Client 28 started to watch on picture 4</text:p>
      <text:p text:style-name="P27"><text:tab/>Client 54 started to watch on picture 0</text:p>
      <text:p text:style-name="P27"><text:tab/>Client 44 ended to watch on picture 0</text:p>
      <text:p text:style-name="P27"><text:tab/>Client 44 is waiting for place around picture 4</text:p>
      <text:p text:style-name="P27"><text:tab/>Client 44 started to watch on picture 4</text:p>
      <text:p text:style-name="P27"><text:tab/>Client 15 is waiting for place around picture 2</text:p>
      <text:p text:style-name="P27"><text:tab/>Client 2 started to watch on picture 3</text:p>
      <text:p text:style-name="P27"><text:tab/>Client 8 started to watch on picture 1</text:p>
      <text:p text:style-name="P27"><text:soft-page-break/><text:tab/>Client 12 is waiting for place around picture 4</text:p>
      <text:p text:style-name="P27"><text:tab/>Client 12 started to watch on picture 4</text:p>
      <text:p text:style-name="P27"><text:tab/>Client 17 ended to watch on picture 2</text:p>
      <text:p text:style-name="P27"><text:tab/>Client 17 is waiting for place around picture 3</text:p>
      <text:p text:style-name="P27"><text:tab/>Client 17 started to watch on picture 3</text:p>
      <text:p text:style-name="P27"><text:tab/>Client 45 started to watch on picture 2</text:p>
      <text:p text:style-name="P27"><text:tab/>Client 61 is waiting for place around picture 2</text:p>
      <text:p text:style-name="P27"><text:tab/>Client 38 ended to watch on picture 1</text:p>
      <text:p text:style-name="P27"><text:tab/>Client 38 is waiting for place around picture 1</text:p>
      <text:p text:style-name="P27"><text:tab/>Client 46 ended to watch on picture 0</text:p>
      <text:p text:style-name="P27"><text:tab/>Client 46 is waiting for place around picture 2</text:p>
      <text:p text:style-name="P27"><text:tab/>Client 6 ended to watch on picture 3</text:p>
      <text:p text:style-name="P27"><text:tab/>Client 6 is waiting for place around picture 4</text:p>
      <text:p text:style-name="P27"><text:tab/>Client 6 started to watch on picture 4</text:p>
      <text:p text:style-name="P27"><text:tab/>Client 47 is waiting for place around picture 4</text:p>
      <text:p text:style-name="P27">&gt;&gt;&gt;Watchman allowed entrance for client 62</text:p>
      <text:p text:style-name="P27"><text:tab/>Client 62 is waiting for place around picture 4</text:p>
      <text:p text:style-name="P27"><text:tab/>Client 39 ended to watch on picture 4</text:p>
      <text:p text:style-name="P27"><text:tab/>Client 39 is waiting for place around picture 0</text:p>
      <text:p text:style-name="P27"><text:tab/>Client 47 started to watch on picture 4</text:p>
      <text:p text:style-name="P27"><text:tab/>Client 59 ended to watch on picture 4</text:p>
      <text:p text:style-name="P27"><text:tab/>Client 59 is waiting for place around picture 3</text:p>
      <text:p text:style-name="P27"><text:tab/>Client 59 started to watch on picture 3</text:p>
      <text:p text:style-name="P27"><text:tab/>Client 39 started to watch on picture 0</text:p>
      <text:p text:style-name="P27"><text:tab/>Client 62 started to watch on picture 4</text:p>
      <text:p text:style-name="P27"><text:tab/>Client 27 ended to watch on picture 0</text:p>
      <text:p text:style-name="P27"><text:tab/>Client 27 is waiting for place around picture 3</text:p>
      <text:p text:style-name="P27"><text:tab/>Client 27 started to watch on picture 3</text:p>
      <text:p text:style-name="P27"><text:tab/>Client 43 ended to watch on picture 0</text:p>
      <text:p text:style-name="P27"><text:tab/>Client 43 is waiting for place around picture 0</text:p>
      <text:p text:style-name="P27"><text:tab/>Client 0 ended to watch on picture 0</text:p>
      <text:p text:style-name="P27"><text:tab/>Client 33 ended to watch on picture 0</text:p>
      <text:p text:style-name="P27"><text:tab/>Client 33 is waiting for place around picture 4</text:p>
      <text:p text:style-name="P27"><text:tab/>Client 43 started to watch on picture 0</text:p>
      <text:p text:style-name="P27"><text:tab/>Client 30 ended to watch on picture 2</text:p>
      <text:p text:style-name="P27"><text:tab/>Client 30 is waiting for place around picture 1</text:p>
      <text:p text:style-name="P27"><text:tab/>Client 22 started to watch on picture 2</text:p>
      <text:p text:style-name="P27"><text:tab/>Client 42 ended to watch on picture 2</text:p>
      <text:p text:style-name="P27"><text:tab/>Client 46 started to watch on picture 2</text:p>
      <text:p text:style-name="P27"><text:tab/>Client 0 is waiting for place around picture 0</text:p>
      <text:p text:style-name="P27"><text:tab/>Client 15 started to watch on picture 2</text:p>
      <text:p text:style-name="P27"><text:tab/>Client 7 ended to watch on picture 4</text:p>
      <text:p text:style-name="P27"><text:tab/>Client 19 ended to watch on picture 2</text:p>
      <text:p text:style-name="P27"><text:tab/>Client 19 is waiting for place around picture 0</text:p>
      <text:p text:style-name="P27"><text:tab/>Client 19 started to watch on picture 0</text:p>
      <text:p text:style-name="P27"><text:tab/>Client 0 started to watch on picture 0</text:p>
      <text:p text:style-name="P27"><text:tab/>Client 14 ended to watch on picture 3</text:p>
      <text:p text:style-name="P27">&lt;&lt;&lt;Client left the gallery 14</text:p>
      <text:p text:style-name="P27"><text:tab/>Client 33 started to watch on picture 4</text:p>
      <text:p text:style-name="P27">&gt;&gt;&gt;Watchman allowed entrance for client 23</text:p>
      <text:p text:style-name="P27"><text:tab/>Client 23 is waiting for place around picture 1</text:p>
      <text:p text:style-name="P27"><text:tab/>Client 34 ended to watch on picture 2</text:p>
      <text:p text:style-name="P27"><text:soft-page-break/><text:tab/>Client 34 is waiting for place around picture 1</text:p>
      <text:p text:style-name="P27"><text:tab/>Client 21 ended to watch on picture 2</text:p>
      <text:p text:style-name="P27"><text:tab/>Client 21 is waiting for place around picture 0</text:p>
      <text:p text:style-name="P27"><text:tab/>Client 21 started to watch on picture 0</text:p>
      <text:p text:style-name="P27"><text:tab/>Client 1 ended to watch on picture 1</text:p>
      <text:p text:style-name="P27"><text:tab/>Client 1 is waiting for place around picture 4</text:p>
      <text:p text:style-name="P27"><text:tab/>Client 38 started to watch on picture 1</text:p>
      <text:p text:style-name="P27"><text:tab/>Client 3 ended to watch on picture 2</text:p>
      <text:p text:style-name="P27"><text:tab/>Client 3 is waiting for place around picture 3</text:p>
      <text:p text:style-name="P27"><text:tab/>Client 3 started to watch on picture 3</text:p>
      <text:p text:style-name="P27"><text:tab/>Client 42 is waiting for place around picture 3</text:p>
      <text:p text:style-name="P27"><text:tab/>Client 42 started to watch on picture 3</text:p>
      <text:p text:style-name="P27"><text:tab/>Client 61 started to watch on picture 2</text:p>
      <text:p text:style-name="P27"><text:tab/>Client 4 ended to watch on picture 1</text:p>
      <text:p text:style-name="P27"><text:tab/>Client 16 ended to watch on picture 1</text:p>
      <text:p text:style-name="P27"><text:tab/>Client 5 ended to watch on picture 0</text:p>
      <text:p text:style-name="P27"><text:tab/>Client 5 is waiting for place around picture 1</text:p>
      <text:p text:style-name="P27"><text:tab/>Client 5 started to watch on picture 1</text:p>
      <text:p text:style-name="P27"><text:tab/>Client 26 ended to watch on picture 0</text:p>
      <text:p text:style-name="P27">&lt;&lt;&lt;Client left the gallery 26</text:p>
      <text:p text:style-name="P27"><text:tab/>Client 13 ended to watch on picture 1</text:p>
      <text:p text:style-name="P27"><text:tab/>Client 13 is waiting for place around picture 0</text:p>
      <text:p text:style-name="P27"><text:tab/>Client 13 started to watch on picture 0</text:p>
      <text:p text:style-name="P27"><text:tab/>Client 16 is waiting for place around picture 3</text:p>
      <text:p text:style-name="P27"><text:tab/>Client 16 started to watch on picture 3</text:p>
      <text:p text:style-name="P27"><text:tab/>Client 55 ended to watch on picture 2</text:p>
      <text:p text:style-name="P27"><text:tab/>Client 34 started to watch on picture 1</text:p>
      <text:p text:style-name="P27"><text:tab/>Client 11 ended to watch on picture 1</text:p>
      <text:p text:style-name="P27">&lt;&lt;&lt;Client left the gallery 11</text:p>
      <text:p text:style-name="P27"><text:tab/>Client 36 ended to watch on picture 4</text:p>
      <text:p text:style-name="P27">&gt;&gt;&gt;Watchman allowed entrance for client 51</text:p>
      <text:p text:style-name="P27">&gt;&gt;&gt;Watchman allowed entrance for client 63</text:p>
      <text:p text:style-name="P27"><text:tab/>Client 37 ended to watch on picture 1</text:p>
      <text:p text:style-name="P27"><text:tab/>Client 37 is waiting for place around picture 2</text:p>
      <text:p text:style-name="P27"><text:tab/>Client 1 started to watch on picture 4</text:p>
      <text:p text:style-name="P27"><text:tab/>Client 23 started to watch on picture 1</text:p>
      <text:p text:style-name="P27"><text:tab/>Client 29 ended to watch on picture 2</text:p>
      <text:p text:style-name="P27"><text:tab/>Client 29 is waiting for place around picture 1</text:p>
      <text:p text:style-name="P27"><text:tab/>Client 29 started to watch on picture 1</text:p>
      <text:p text:style-name="P27"><text:tab/>Client 49 ended to watch on picture 0</text:p>
      <text:p text:style-name="P27">&lt;&lt;&lt;Client left the gallery 49</text:p>
      <text:p text:style-name="P27"><text:tab/>Client 4 is waiting for place around picture 4</text:p>
      <text:p text:style-name="P27"><text:tab/>Client 4 started to watch on picture 4</text:p>
      <text:p text:style-name="P27">&gt;&gt;&gt;Watchman allowed entrance for client 66</text:p>
      <text:p text:style-name="P27"><text:tab/>Client 66 is waiting for place around picture 1</text:p>
      <text:p text:style-name="P27"><text:tab/>Client 66 started to watch on picture 1</text:p>
      <text:p text:style-name="P27"><text:tab/>Client 55 is waiting for place around picture 3</text:p>
      <text:p text:style-name="P27"><text:tab/>Client 55 started to watch on picture 3</text:p>
      <text:p text:style-name="P27"><text:tab/>Client 7 is waiting for place around picture 3</text:p>
      <text:p text:style-name="P27"><text:tab/>Client 48 ended to watch on picture 1</text:p>
      <text:p text:style-name="P27"><text:tab/>Client 30 started to watch on picture 1</text:p>
      <text:p text:style-name="P27"><text:tab/>Client 40 ended to watch on picture 1</text:p>
      <text:p text:style-name="P27"><text:soft-page-break/><text:tab/>Client 40 is waiting for place around picture 0</text:p>
      <text:p text:style-name="P27"><text:tab/>Client 40 started to watch on picture 0</text:p>
      <text:p text:style-name="P27"><text:tab/>Client 63 is waiting for place around picture 4</text:p>
      <text:p text:style-name="P27"><text:tab/>Client 58 ended to watch on picture 2</text:p>
      <text:p text:style-name="P27"><text:tab/>Client 58 is waiting for place around picture 4</text:p>
      <text:p text:style-name="P27"><text:tab/>Client 58 started to watch on picture 4</text:p>
      <text:p text:style-name="P27"><text:tab/>Client 18 ended to watch on picture 0</text:p>
      <text:p text:style-name="P27"><text:tab/>Client 18 is waiting for place around picture 1</text:p>
      <text:p text:style-name="P27"><text:tab/>Client 18 started to watch on picture 1</text:p>
      <text:p text:style-name="P27"><text:tab/>Client 2 ended to watch on picture 3</text:p>
      <text:p text:style-name="P27"><text:tab/>Client 2 is waiting for place around picture 2</text:p>
      <text:p text:style-name="P27"><text:tab/>Client 2 started to watch on picture 2</text:p>
      <text:p text:style-name="P27"><text:tab/>Client 48 is waiting for place around picture 2</text:p>
      <text:p text:style-name="P27"><text:tab/>Client 48 started to watch on picture 2</text:p>
      <text:p text:style-name="P27"><text:tab/>Client 36 is waiting for place around picture 0</text:p>
      <text:p text:style-name="P27"><text:tab/>Client 36 started to watch on picture 0</text:p>
      <text:p text:style-name="P27"><text:tab/>Client 51 is waiting for place around picture 4</text:p>
      <text:p text:style-name="P27"><text:tab/>Client 63 started to watch on picture 4</text:p>
      <text:p text:style-name="P27"><text:tab/>Client 28 ended to watch on picture 4</text:p>
      <text:p text:style-name="P27"><text:tab/>Client 17 ended to watch on picture 3</text:p>
      <text:p text:style-name="P27"><text:tab/>Client 37 started to watch on picture 2</text:p>
      <text:p text:style-name="P27"><text:tab/>Client 45 ended to watch on picture 2</text:p>
      <text:p text:style-name="P27"><text:tab/>Client 45 is waiting for place around picture 3</text:p>
      <text:p text:style-name="P27"><text:tab/>Client 45 started to watch on picture 3</text:p>
      <text:p text:style-name="P27"><text:tab/>Client 54 ended to watch on picture 0</text:p>
      <text:p text:style-name="P27">&lt;&lt;&lt;Client left the gallery 54</text:p>
      <text:p text:style-name="P27"><text:tab/>Client 44 ended to watch on picture 4</text:p>
      <text:p text:style-name="P27">&lt;&lt;&lt;Client left the gallery 44</text:p>
      <text:p text:style-name="P27">&gt;&gt;&gt;Watchman allowed entrance for client 53</text:p>
      <text:p text:style-name="P27"><text:tab/>Client 53 is waiting for place around picture 2</text:p>
      <text:p text:style-name="P27"><text:tab/>Client 53 started to watch on picture 2</text:p>
      <text:p text:style-name="P27"><text:tab/>Client 9 ended to watch on picture 4</text:p>
      <text:p text:style-name="P27"><text:tab/>Client 52 ended to watch on picture 4</text:p>
      <text:p text:style-name="P27"><text:tab/>Client 8 ended to watch on picture 1</text:p>
      <text:p text:style-name="P27"><text:tab/>Client 12 ended to watch on picture 4</text:p>
      <text:p text:style-name="P27"><text:tab/>Client 51 started to watch on picture 4</text:p>
      <text:p text:style-name="P27"><text:tab/>Client 28 is waiting for place around picture 1</text:p>
      <text:p text:style-name="P27"><text:tab/>Client 28 started to watch on picture 1</text:p>
      <text:p text:style-name="P27"><text:tab/>Client 35 ended to watch on picture 1</text:p>
      <text:p text:style-name="P27"><text:tab/>Client 35 is waiting for place around picture 4</text:p>
      <text:p text:style-name="P27"><text:tab/>Client 35 started to watch on picture 4</text:p>
      <text:p text:style-name="P27"><text:tab/>Client 7 started to watch on picture 3</text:p>
      <text:p text:style-name="P27">&gt;&gt;&gt;Watchman allowed entrance for client 70</text:p>
      <text:p text:style-name="P27"><text:tab/>Client 70 is waiting for place around picture 0</text:p>
      <text:p text:style-name="P27"><text:tab/>Client 70 started to watch on picture 0</text:p>
      <text:p text:style-name="P27"><text:tab/>Client 9 is waiting for place around picture 4</text:p>
      <text:p text:style-name="P27"><text:tab/>Client 9 started to watch on picture 4</text:p>
      <text:p text:style-name="P27"><text:tab/>Client 6 ended to watch on picture 4</text:p>
      <text:p text:style-name="P27"><text:tab/>Client 8 is waiting for place around picture 3</text:p>
      <text:p text:style-name="P27"><text:tab/>Client 8 started to watch on picture 3</text:p>
      <text:p text:style-name="P27"><text:tab/>Client 12 is waiting for place around picture 0</text:p>
      <text:p text:style-name="P27"><text:tab/>Client 39 ended to watch on picture 0</text:p>
      <text:p text:style-name="P27"><text:soft-page-break/><text:tab/>Client 12 started to watch on picture 0</text:p>
      <text:p text:style-name="P27"><text:tab/>Client 39 is waiting for place around picture 3</text:p>
      <text:p text:style-name="P27"><text:tab/>Client 39 started to watch on picture 3</text:p>
      <text:p text:style-name="P27"><text:tab/>Client 47 ended to watch on picture 4</text:p>
      <text:p text:style-name="P27"><text:tab/>Client 47 is waiting for place around picture 3</text:p>
      <text:p text:style-name="P27"><text:tab/>Client 47 started to watch on picture 3</text:p>
      <text:p text:style-name="P27"><text:tab/>Client 62 ended to watch on picture 4</text:p>
      <text:p text:style-name="P27"><text:tab/>Client 32 ended to watch on picture 3</text:p>
      <text:p text:style-name="P27"><text:tab/>Client 52 is waiting for place around picture 1</text:p>
      <text:p text:style-name="P27"><text:tab/>Client 6 is waiting for place around picture 3</text:p>
      <text:p text:style-name="P27"><text:tab/>Client 62 is waiting for place around picture 3</text:p>
      <text:p text:style-name="P27"><text:tab/>Client 59 ended to watch on picture 3</text:p>
      <text:p text:style-name="P27"><text:tab/>Client 59 is waiting for place around picture 3</text:p>
      <text:p text:style-name="P27"><text:tab/>Client 17 is waiting for place around picture 2</text:p>
      <text:p text:style-name="P27"><text:tab/>Client 17 started to watch on picture 2</text:p>
      <text:p text:style-name="P27"><text:tab/>Client 32 is waiting for place around picture 1</text:p>
      <text:p text:style-name="P27"><text:tab/>Client 52 started to watch on picture 1</text:p>
      <text:p text:style-name="P27"><text:tab/>Client 27 ended to watch on picture 3</text:p>
      <text:p text:style-name="P27"><text:tab/>Client 27 is waiting for place around picture 4</text:p>
      <text:p text:style-name="P27"><text:tab/>Client 27 started to watch on picture 4</text:p>
      <text:p text:style-name="P27"><text:tab/>Client 6 started to watch on picture 3</text:p>
      <text:p text:style-name="P27"><text:tab/>Client 43 ended to watch on picture 0</text:p>
      <text:p text:style-name="P27"><text:tab/>Client 43 is waiting for place around picture 1</text:p>
      <text:p text:style-name="P27"><text:tab/>Client 15 ended to watch on picture 2</text:p>
      <text:p text:style-name="P27"><text:tab/>Client 15 is waiting for place around picture 4</text:p>
      <text:p text:style-name="P27"><text:tab/>Client 15 started to watch on picture 4</text:p>
      <text:p text:style-name="P27"><text:tab/>Client 22 ended to watch on picture 2</text:p>
      <text:p text:style-name="P27"><text:tab/>Client 22 is waiting for place around picture 3</text:p>
      <text:p text:style-name="P27"><text:tab/>Client 46 ended to watch on picture 2</text:p>
      <text:p text:style-name="P27"><text:tab/>Client 46 is waiting for place around picture 3</text:p>
      <text:p text:style-name="P27"><text:tab/>Client 19 ended to watch on picture 0</text:p>
      <text:p text:style-name="P27"><text:tab/>Client 19 is waiting for place around picture 3</text:p>
      <text:p text:style-name="P27"><text:tab/>Client 0 ended to watch on picture 0</text:p>
      <text:p text:style-name="P27">&lt;&lt;&lt;Client left the gallery 0</text:p>
      <text:p text:style-name="P27"><text:tab/>Client 33 ended to watch on picture 4</text:p>
      <text:p text:style-name="P27"><text:tab/>Client 33 is waiting for place around picture 3</text:p>
      <text:p text:style-name="P27">&gt;&gt;&gt;Watchman allowed entrance for client 74</text:p>
      <text:p text:style-name="P27"><text:tab/>Client 74 is waiting for place around picture 0</text:p>
      <text:p text:style-name="P27"><text:tab/>Client 74 started to watch on picture 0</text:p>
      <text:p text:style-name="P27"><text:tab/>Client 21 ended to watch on picture 0</text:p>
      <text:p text:style-name="P27"><text:tab/>Client 21 is waiting for place around picture 4</text:p>
      <text:p text:style-name="P27"><text:tab/>Client 21 started to watch on picture 4</text:p>
      <text:p text:style-name="P27"><text:tab/>Client 38 ended to watch on picture 1</text:p>
      <text:p text:style-name="P27"><text:tab/>Client 38 is waiting for place around picture 3</text:p>
      <text:p text:style-name="P27"><text:tab/>Client 32 started to watch on picture 1</text:p>
      <text:p text:style-name="P27"><text:tab/>Client 62 started to watch on picture 3</text:p>
      <text:p text:style-name="P27"><text:tab/>Client 3 ended to watch on picture 3</text:p>
      <text:p text:style-name="P27"><text:tab/>Client 3 is waiting for place around picture 3</text:p>
      <text:p text:style-name="P27"><text:tab/>Client 3 started to watch on picture 3</text:p>
      <text:p text:style-name="P27"><text:tab/>Client 5 ended to watch on picture 1</text:p>
      <text:p text:style-name="P27"><text:tab/>Client 43 started to watch on picture 1</text:p>
      <text:p text:style-name="P27"><text:tab/>Client 42 ended to watch on picture 3</text:p>
      <text:p text:style-name="P27"><text:soft-page-break/><text:tab/>Client 42 is waiting for place around picture 4</text:p>
      <text:p text:style-name="P27"><text:tab/>Client 5 is waiting for place around picture 3</text:p>
      <text:p text:style-name="P27"><text:tab/>Client 61 ended to watch on picture 2</text:p>
      <text:p text:style-name="P27"><text:tab/>Client 34 ended to watch on picture 1</text:p>
      <text:p text:style-name="P27"><text:tab/>Client 34 is waiting for place around picture 2</text:p>
      <text:p text:style-name="P27"><text:tab/>Client 34 started to watch on picture 2</text:p>
      <text:p text:style-name="P27"><text:tab/>Client 16 ended to watch on picture 3</text:p>
      <text:p text:style-name="P27"><text:tab/>Client 16 is waiting for place around picture 1</text:p>
      <text:p text:style-name="P27"><text:tab/>Client 16 started to watch on picture 1</text:p>
      <text:p text:style-name="P27"><text:tab/>Client 61 is waiting for place around picture 2</text:p>
      <text:p text:style-name="P27"><text:tab/>Client 61 started to watch on picture 2</text:p>
      <text:p text:style-name="P27"><text:tab/>Client 42 started to watch on picture 4</text:p>
      <text:p text:style-name="P27"><text:tab/>Client 4 ended to watch on picture 4</text:p>
      <text:p text:style-name="P27"><text:tab/>Client 4 is waiting for place around picture 4</text:p>
      <text:p text:style-name="P27"><text:tab/>Client 66 ended to watch on picture 1</text:p>
      <text:p text:style-name="P27"><text:tab/>Client 66 is waiting for place around picture 3</text:p>
      <text:p text:style-name="P27"><text:tab/>Client 66 started to watch on picture 3</text:p>
      <text:p text:style-name="P27"><text:tab/>Client 22 started to watch on picture 3</text:p>
      <text:p text:style-name="P27"><text:tab/>Client 30 ended to watch on picture 1</text:p>
      <text:p text:style-name="P27"><text:tab/>Client 30 is waiting for place around picture 0</text:p>
      <text:p text:style-name="P27"><text:tab/>Client 30 started to watch on picture 0</text:p>
      <text:p text:style-name="P27"><text:tab/>Client 40 ended to watch on picture 0</text:p>
      <text:p text:style-name="P27"><text:tab/>Client 40 is waiting for place around picture 3</text:p>
      <text:p text:style-name="P27"><text:tab/>Client 58 ended to watch on picture 4</text:p>
      <text:p text:style-name="P27"><text:tab/>Client 58 is waiting for place around picture 0</text:p>
      <text:p text:style-name="P27"><text:tab/>Client 58 started to watch on picture 0</text:p>
      <text:p text:style-name="P27"><text:tab/>Client 63 ended to watch on picture 4</text:p>
      <text:p text:style-name="P27"><text:tab/>Client 63 is waiting for place around picture 4</text:p>
      <text:p text:style-name="P27"><text:tab/>Client 18 ended to watch on picture 1</text:p>
      <text:p text:style-name="P27"><text:tab/>Client 18 is waiting for place around picture 2</text:p>
      <text:p text:style-name="P27"><text:tab/>Client 18 started to watch on picture 2</text:p>
      <text:p text:style-name="P27"><text:tab/>Client 37 ended to watch on picture 2</text:p>
      <text:p text:style-name="P27"><text:tab/>Client 37 is waiting for place around picture 0</text:p>
      <text:p text:style-name="P27"><text:tab/>Client 37 started to watch on picture 0</text:p>
      <text:p text:style-name="P27"><text:tab/>Client 45 ended to watch on picture 3</text:p>
      <text:p text:style-name="P27"><text:tab/>Client 1 ended to watch on picture 4</text:p>
      <text:p text:style-name="P27"><text:tab/>Client 19 started to watch on picture 3</text:p>
      <text:p text:style-name="P27"><text:tab/>Client 53 ended to watch on picture 2</text:p>
      <text:p text:style-name="P27"><text:tab/>Client 53 is waiting for place around picture 0</text:p>
      <text:p text:style-name="P27"><text:tab/>Client 7 ended to watch on picture 3</text:p>
      <text:p text:style-name="P27"><text:tab/>Client 36 ended to watch on picture 0</text:p>
      <text:p text:style-name="P27"><text:tab/>Client 36 is waiting for place around picture 0</text:p>
      <text:p text:style-name="P27"><text:tab/>Client 36 started to watch on picture 0</text:p>
      <text:p text:style-name="P27"><text:tab/>Client 63 started to watch on picture 4</text:p>
      <text:p text:style-name="P27"><text:tab/>Client 70 ended to watch on picture 0</text:p>
      <text:p text:style-name="P27"><text:tab/>Client 70 is waiting for place around picture 4</text:p>
      <text:p text:style-name="P27"><text:tab/>Client 45 is waiting for place around picture 4</text:p>
      <text:p text:style-name="P27"><text:tab/>Client 13 ended to watch on picture 0</text:p>
      <text:p text:style-name="P27"><text:tab/>Client 29 ended to watch on picture 1</text:p>
      <text:p text:style-name="P27"><text:tab/>Client 29 is waiting for place around picture 1</text:p>
      <text:p text:style-name="P27"><text:tab/>Client 29 started to watch on picture 1</text:p>
      <text:p text:style-name="P27"><text:tab/>Client 48 ended to watch on picture 2</text:p>
      <text:p text:style-name="P27"><text:soft-page-break/><text:tab/>Client 39 ended to watch on picture 3</text:p>
      <text:p text:style-name="P27"><text:tab/>Client 48 is waiting for place around picture 4</text:p>
      <text:p text:style-name="P27"><text:tab/>Client 48 started to watch on picture 4</text:p>
      <text:p text:style-name="P27"><text:tab/>Client 53 started to watch on picture 0</text:p>
      <text:p text:style-name="P27"><text:tab/>Client 33 started to watch on picture 3</text:p>
      <text:p text:style-name="P27"><text:tab/>Client 17 ended to watch on picture 2</text:p>
      <text:p text:style-name="P27"><text:tab/>Client 17 is waiting for place around picture 2</text:p>
      <text:p text:style-name="P27">&lt;&lt;&lt;Client left the gallery 7</text:p>
      <text:p text:style-name="P27"><text:tab/>Client 52 ended to watch on picture 1</text:p>
      <text:p text:style-name="P27">&lt;&lt;&lt;Client left the gallery 52</text:p>
      <text:p text:style-name="P27">&gt;&gt;&gt;Watchman allowed entrance for client 56</text:p>
      <text:p text:style-name="P27"><text:tab/>Client 56 is waiting for place around picture 2</text:p>
      <text:p text:style-name="P27"><text:tab/>Client 56 started to watch on picture 2</text:p>
      <text:p text:style-name="P27"><text:tab/>Client 9 ended to watch on picture 4</text:p>
      <text:p text:style-name="P27">&lt;&lt;&lt;Client left the gallery 9</text:p>
      <text:p text:style-name="P27">&gt;&gt;&gt;Watchman allowed entrance for client 81</text:p>
      <text:p text:style-name="P27"><text:tab/>Client 81 is waiting for place around picture 0</text:p>
      <text:p text:style-name="P27"><text:tab/>Client 81 started to watch on picture 0</text:p>
      <text:p text:style-name="P27"><text:tab/>Client 70 started to watch on picture 4</text:p>
      <text:p text:style-name="P27"><text:tab/>Client 55 ended to watch on picture 3</text:p>
      <text:p text:style-name="P27"><text:tab/>Client 55 is waiting for place around picture 4</text:p>
      <text:p text:style-name="P27"><text:tab/>Client 55 started to watch on picture 4</text:p>
      <text:p text:style-name="P27"><text:tab/>Client 8 ended to watch on picture 3</text:p>
      <text:p text:style-name="P27"><text:tab/>Client 8 is waiting for place around picture 3</text:p>
      <text:p text:style-name="P27"><text:tab/>Client 38 started to watch on picture 3</text:p>
      <text:p text:style-name="P27"><text:tab/>Client 13 is waiting for place around picture 4</text:p>
      <text:p text:style-name="P27"><text:tab/>Client 12 ended to watch on picture 0</text:p>
      <text:p text:style-name="P27"><text:tab/>Client 12 is waiting for place around picture 1</text:p>
      <text:p text:style-name="P27"><text:tab/>Client 12 started to watch on picture 1</text:p>
      <text:p text:style-name="P27">&lt;&lt;&lt;Client left the gallery 1</text:p>
      <text:p text:style-name="P27"><text:tab/>Client 45 started to watch on picture 4</text:p>
      <text:p text:style-name="P27"><text:tab/>Client 47 ended to watch on picture 3</text:p>
      <text:p text:style-name="P27"><text:tab/>Client 47 is waiting for place around picture 2</text:p>
      <text:p text:style-name="P27"><text:tab/>Client 47 started to watch on picture 2</text:p>
      <text:p text:style-name="P27"><text:tab/>Client 35 ended to watch on picture 4</text:p>
      <text:p text:style-name="P27">&lt;&lt;&lt;Client left the gallery 35</text:p>
      <text:p text:style-name="P27"><text:tab/>Client 59 started to watch on picture 3</text:p>
      <text:p text:style-name="P27"><text:tab/>Client 5 started to watch on picture 3</text:p>
      <text:p text:style-name="P27">&gt;&gt;&gt;Watchman allowed entrance for client 60</text:p>
      <text:p text:style-name="P27"><text:tab/>Client 60 is waiting for place around picture 4</text:p>
      <text:p text:style-name="P27"><text:tab/>Client 28 ended to watch on picture 1</text:p>
      <text:p text:style-name="P27"><text:tab/>Client 28 is waiting for place around picture 3</text:p>
      <text:p text:style-name="P27"><text:tab/>Client 2 ended to watch on picture 2</text:p>
      <text:p text:style-name="P27"><text:tab/>Client 2 is waiting for place around picture 1</text:p>
      <text:p text:style-name="P27"><text:tab/>Client 2 started to watch on picture 1</text:p>
      <text:p text:style-name="P27"><text:tab/>Client 23 ended to watch on picture 1</text:p>
      <text:p text:style-name="P27"><text:tab/>Client 23 is waiting for place around picture 3</text:p>
      <text:p text:style-name="P27"><text:tab/>Client 17 started to watch on picture 2</text:p>
      <text:p text:style-name="P27"><text:tab/>Client 4 started to watch on picture 4</text:p>
      <text:p text:style-name="P27">&gt;&gt;&gt;Watchman allowed entrance for client 57</text:p>
      <text:p text:style-name="P27">&lt;&lt;&lt;Client left the gallery 57</text:p>
      <text:p text:style-name="P27">&gt;&gt;&gt;Watchman allowed entrance for client 83</text:p>
      <text:p text:style-name="P27"><text:soft-page-break/><text:tab/>Client 83 is waiting for place around picture 1</text:p>
      <text:p text:style-name="P27"><text:tab/>Client 83 started to watch on picture 1</text:p>
      <text:p text:style-name="P27"><text:tab/>Client 51 ended to watch on picture 4</text:p>
      <text:p text:style-name="P27"><text:tab/>Client 51 is waiting for place around picture 0</text:p>
      <text:p text:style-name="P27"><text:tab/>Client 51 started to watch on picture 0</text:p>
      <text:p text:style-name="P27"><text:tab/>Client 39 is waiting for place around picture 2</text:p>
      <text:p text:style-name="P27"><text:tab/>Client 39 started to watch on picture 2</text:p>
      <text:p text:style-name="P27">&gt;&gt;&gt;Watchman allowed entrance for client 79</text:p>
      <text:p text:style-name="P27"><text:tab/>Client 79 is waiting for place around picture 1</text:p>
      <text:p text:style-name="P27"><text:tab/>Client 79 started to watch on picture 1</text:p>
      <text:p text:style-name="P27"><text:tab/>Client 27 ended to watch on picture 4</text:p>
      <text:p text:style-name="P27"><text:tab/>Client 27 is waiting for place around picture 1</text:p>
      <text:p text:style-name="P27"><text:tab/>Client 27 started to watch on picture 1</text:p>
      <text:p text:style-name="P27"><text:tab/>Client 13 started to watch on picture 4</text:p>
      <text:p text:style-name="P27"><text:tab/>Client 46 started to watch on picture 3</text:p>
      <text:p text:style-name="P27"><text:tab/>Client 6 ended to watch on picture 3</text:p>
      <text:p text:style-name="P27"><text:tab/>Client 6 is waiting for place around picture 0</text:p>
      <text:p text:style-name="P27"><text:tab/>Client 6 started to watch on picture 0</text:p>
      <text:p text:style-name="P27"><text:tab/>Client 15 ended to watch on picture 4</text:p>
      <text:p text:style-name="P27"><text:tab/>Client 15 is waiting for place around picture 3</text:p>
      <text:p text:style-name="P27"><text:tab/>Client 60 started to watch on picture 4</text:p>
      <text:p text:style-name="P27"><text:tab/>Client 74 ended to watch on picture 0</text:p>
      <text:p text:style-name="P27"><text:tab/>Client 74 is waiting for place around picture 0</text:p>
      <text:p text:style-name="P27"><text:tab/>Client 74 started to watch on picture 0</text:p>
      <text:p text:style-name="P27"><text:tab/>Client 21 ended to watch on picture 4</text:p>
      <text:p text:style-name="P27"><text:tab/>Client 21 is waiting for place around picture 0</text:p>
      <text:p text:style-name="P27"><text:tab/>Client 21 started to watch on picture 0</text:p>
      <text:p text:style-name="P27"><text:tab/>Client 32 ended to watch on picture 1</text:p>
      <text:p text:style-name="P27"><text:tab/>Client 32 is waiting for place around picture 1</text:p>
      <text:p text:style-name="P27"><text:tab/>Client 32 started to watch on picture 1</text:p>
      <text:p text:style-name="P27"><text:tab/>Client 62 ended to watch on picture 3</text:p>
      <text:p text:style-name="P27"><text:tab/>Client 62 is waiting for place around picture 4</text:p>
      <text:p text:style-name="P27"><text:tab/>Client 40 started to watch on picture 3</text:p>
      <text:p text:style-name="P27"><text:tab/>Client 43 ended to watch on picture 1</text:p>
      <text:p text:style-name="P27"><text:tab/>Client 43 is waiting for place around picture 1</text:p>
      <text:p text:style-name="P27"><text:tab/>Client 43 started to watch on picture 1</text:p>
      <text:p text:style-name="P27"><text:tab/>Client 62 started to watch on picture 4</text:p>
      <text:p text:style-name="P27"><text:tab/>Client 8 started to watch on picture 3</text:p>
      <text:p text:style-name="P27"><text:tab/>Client 3 ended to watch on picture 3</text:p>
      <text:p text:style-name="P27"><text:tab/>Client 3 is waiting for place around picture 2</text:p>
      <text:p text:style-name="P27"><text:tab/>Client 3 started to watch on picture 2</text:p>
      <text:p text:style-name="P27"><text:tab/>Client 34 ended to watch on picture 2</text:p>
      <text:p text:style-name="P27"><text:tab/>Client 34 is waiting for place around picture 0</text:p>
      <text:p text:style-name="P27"><text:tab/>Client 16 ended to watch on picture 1</text:p>
      <text:p text:style-name="P27"><text:tab/>Client 16 is waiting for place around picture 3</text:p>
      <text:p text:style-name="P27"><text:tab/>Client 61 ended to watch on picture 2</text:p>
      <text:p text:style-name="P27">&lt;&lt;&lt;Client left the gallery 61</text:p>
      <text:p text:style-name="P27">&gt;&gt;&gt;Watchman allowed entrance for client 50</text:p>
      <text:p text:style-name="P27"><text:tab/>Client 50 is waiting for place around picture 2</text:p>
      <text:p text:style-name="P27"><text:tab/>Client 50 started to watch on picture 2</text:p>
      <text:p text:style-name="P27"><text:tab/>Client 42 ended to watch on picture 4</text:p>
      <text:p text:style-name="P27"><text:tab/>Client 42 is waiting for place around picture 3</text:p>
      <text:p text:style-name="P27"><text:soft-page-break/><text:tab/>Client 66 ended to watch on picture 3</text:p>
      <text:p text:style-name="P27"><text:tab/>Client 66 is waiting for place around picture 4</text:p>
      <text:p text:style-name="P27"><text:tab/>Client 28 started to watch on picture 3</text:p>
      <text:p text:style-name="P27"><text:tab/>Client 66 started to watch on picture 4</text:p>
      <text:p text:style-name="P27"><text:tab/>Client 23 started to watch on picture 3</text:p>
      <text:p text:style-name="P27"><text:tab/>Client 30 ended to watch on picture 0</text:p>
      <text:p text:style-name="P27"><text:tab/>Client 34 started to watch on picture 0</text:p>
      <text:p text:style-name="P27"><text:tab/>Client 30 is waiting for place around picture 2</text:p>
      <text:p text:style-name="P27"><text:tab/>Client 30 started to watch on picture 2</text:p>
      <text:p text:style-name="P27"><text:tab/>Client 22 ended to watch on picture 3</text:p>
      <text:p text:style-name="P27">&lt;&lt;&lt;Client left the gallery 22</text:p>
      <text:p text:style-name="P27">&gt;&gt;&gt;Watchman allowed entrance for client 84</text:p>
      <text:p text:style-name="P27"><text:tab/>Client 84 is waiting for place around picture 4</text:p>
      <text:p text:style-name="P27"><text:tab/>Client 58 ended to watch on picture 0</text:p>
      <text:p text:style-name="P27"><text:tab/>Client 58 is waiting for place around picture 0</text:p>
      <text:p text:style-name="P27"><text:tab/>Client 58 started to watch on picture 0</text:p>
      <text:p text:style-name="P27"><text:tab/>Client 18 ended to watch on picture 2</text:p>
      <text:p text:style-name="P27"><text:tab/>Client 18 is waiting for place around picture 1</text:p>
      <text:p text:style-name="P27"><text:tab/>Client 18 started to watch on picture 1</text:p>
      <text:p text:style-name="P27"><text:tab/>Client 37 ended to watch on picture 0</text:p>
      <text:p text:style-name="P27"><text:tab/>Client 37 is waiting for place around picture 2</text:p>
      <text:p text:style-name="P27"><text:tab/>Client 37 started to watch on picture 2</text:p>
      <text:p text:style-name="P27"><text:tab/>Client 19 ended to watch on picture 3</text:p>
      <text:p text:style-name="P27"><text:tab/>Client 19 is waiting for place around picture 4</text:p>
      <text:p text:style-name="P27"><text:tab/>Client 15 started to watch on picture 3</text:p>
      <text:p text:style-name="P27"><text:tab/>Client 36 ended to watch on picture 0</text:p>
      <text:p text:style-name="P27">&lt;&lt;&lt;Client left the gallery 36</text:p>
      <text:p text:style-name="P27">&gt;&gt;&gt;Watchman allowed entrance for client 64</text:p>
      <text:p text:style-name="P27"><text:tab/>Client 64 is waiting for place around picture 0</text:p>
      <text:p text:style-name="P27"><text:tab/>Client 64 started to watch on picture 0</text:p>
      <text:p text:style-name="P27"><text:tab/>Client 63 ended to watch on picture 4</text:p>
      <text:p text:style-name="P27"><text:tab/>Client 84 started to watch on picture 4</text:p>
      <text:p text:style-name="P27"><text:tab/>Client 63 is waiting for place around picture 3</text:p>
      <text:p text:style-name="P27"><text:tab/>Client 29 ended to watch on picture 1</text:p>
      <text:p text:style-name="P27"><text:tab/>Client 29 is waiting for place around picture 1</text:p>
      <text:p text:style-name="P27"><text:tab/>Client 29 started to watch on picture 1</text:p>
      <text:p text:style-name="P27"><text:tab/>Client 48 ended to watch on picture 4</text:p>
      <text:p text:style-name="P27">&lt;&lt;&lt;Client left the gallery 48</text:p>
      <text:p text:style-name="P27"><text:tab/>Client 19 started to watch on picture 4</text:p>
      <text:p text:style-name="P27"><text:tab/>Client 53 ended to watch on picture 0</text:p>
      <text:p text:style-name="P27"><text:tab/>Client 53 is waiting for place around picture 3</text:p>
      <text:p text:style-name="P27">&gt;&gt;&gt;Watchman allowed entrance for client 65</text:p>
      <text:p text:style-name="P27"><text:tab/>Client 65 is waiting for place around picture 1</text:p>
      <text:p text:style-name="P27"><text:tab/>Client 65 started to watch on picture 1</text:p>
      <text:p text:style-name="P27"><text:tab/>Client 33 ended to watch on picture 3</text:p>
      <text:p text:style-name="P27"><text:tab/>Client 16 started to watch on picture 3</text:p>
      <text:p text:style-name="P27"><text:tab/>Client 33 is waiting for place around picture 0</text:p>
      <text:p text:style-name="P27"><text:tab/>Client 56 ended to watch on picture 2</text:p>
      <text:p text:style-name="P27"><text:tab/>Client 56 is waiting for place around picture 3</text:p>
      <text:p text:style-name="P27"><text:tab/>Client 33 started to watch on picture 0</text:p>
      <text:p text:style-name="P27"><text:tab/>Client 70 ended to watch on picture 4</text:p>
      <text:p text:style-name="P27"><text:tab/>Client 70 is waiting for place around picture 4</text:p>
      <text:p text:style-name="P27"><text:soft-page-break/><text:tab/>Client 81 ended to watch on picture 0</text:p>
      <text:p text:style-name="P27"><text:tab/>Client 81 is waiting for place around picture 0</text:p>
      <text:p text:style-name="P27"><text:tab/>Client 81 started to watch on picture 0</text:p>
      <text:p text:style-name="P27"><text:tab/>Client 70 started to watch on picture 4</text:p>
      <text:p text:style-name="P27"><text:tab/>Client 55 ended to watch on picture 4</text:p>
      <text:p text:style-name="P27"><text:tab/>Client 55 is waiting for place around picture 3</text:p>
      <text:p text:style-name="P27"><text:tab/>Client 38 ended to watch on picture 3</text:p>
      <text:p text:style-name="P27"><text:tab/>Client 38 is waiting for place around picture 4</text:p>
      <text:p text:style-name="P27"><text:tab/>Client 38 started to watch on picture 4</text:p>
      <text:p text:style-name="P27"><text:tab/>Client 42 started to watch on picture 3</text:p>
      <text:p text:style-name="P27"><text:tab/>Client 12 ended to watch on picture 1</text:p>
      <text:p text:style-name="P27"><text:tab/>Client 12 is waiting for place around picture 1</text:p>
      <text:p text:style-name="P27"><text:tab/>Client 12 started to watch on picture 1</text:p>
      <text:p text:style-name="P27"><text:tab/>Client 45 ended to watch on picture 4</text:p>
      <text:p text:style-name="P27"><text:tab/>Client 45 is waiting for place around picture 4</text:p>
      <text:p text:style-name="P27"><text:tab/>Client 45 started to watch on picture 4</text:p>
      <text:p text:style-name="P27"><text:tab/>Client 47 ended to watch on picture 2</text:p>
      <text:p text:style-name="P27"><text:tab/>Client 47 is waiting for place around picture 1</text:p>
      <text:p text:style-name="P27"><text:tab/>Client 59 ended to watch on picture 3</text:p>
      <text:p text:style-name="P27"><text:tab/>Client 59 is waiting for place around picture 4</text:p>
      <text:p text:style-name="P27"><text:tab/>Client 63 started to watch on picture 3</text:p>
      <text:p text:style-name="P27"><text:tab/>Client 5 ended to watch on picture 3</text:p>
      <text:p text:style-name="P27"><text:tab/>Client 5 is waiting for place around picture 3</text:p>
      <text:p text:style-name="P27"><text:tab/>Client 5 started to watch on picture 3</text:p>
      <text:p text:style-name="P27"><text:tab/>Client 2 ended to watch on picture 1</text:p>
      <text:p text:style-name="P27"><text:tab/>Client 2 is waiting for place around picture 3</text:p>
      <text:p text:style-name="P27"><text:tab/>Client 47 started to watch on picture 1</text:p>
      <text:p text:style-name="P27"><text:tab/>Client 17 ended to watch on picture 2</text:p>
      <text:p text:style-name="P27">&lt;&lt;&lt;Client left the gallery 17</text:p>
      <text:p text:style-name="P27">&gt;&gt;&gt;Watchman allowed entrance for client 67</text:p>
      <text:p text:style-name="P27"><text:tab/>Client 67 is waiting for place around picture 0</text:p>
      <text:p text:style-name="P27"><text:tab/>Client 67 started to watch on picture 0</text:p>
      <text:p text:style-name="P27"><text:tab/>Client 4 ended to watch on picture 4</text:p>
      <text:p text:style-name="P27"><text:tab/>Client 4 is waiting for place around picture 0</text:p>
      <text:p text:style-name="P27"><text:tab/>Client 59 started to watch on picture 4</text:p>
      <text:p text:style-name="P27"><text:tab/>Client 83 ended to watch on picture 1</text:p>
      <text:p text:style-name="P27"><text:tab/>Client 83 is waiting for place around picture 1</text:p>
      <text:p text:style-name="P27"><text:tab/>Client 83 started to watch on picture 1</text:p>
      <text:p text:style-name="P27"><text:tab/>Client 51 ended to watch on picture 0</text:p>
      <text:p text:style-name="P27"><text:tab/>Client 51 is waiting for place around picture 1</text:p>
      <text:p text:style-name="P27"><text:tab/>Client 4 started to watch on picture 0</text:p>
      <text:p text:style-name="P27"><text:tab/>Client 39 ended to watch on picture 2</text:p>
      <text:p text:style-name="P27"><text:tab/>Client 39 is waiting for place around picture 4</text:p>
      <text:p text:style-name="P27"><text:tab/>Client 79 ended to watch on picture 1</text:p>
      <text:p text:style-name="P27"><text:tab/>Client 79 is waiting for place around picture 0</text:p>
      <text:p text:style-name="P27"><text:tab/>Client 51 started to watch on picture 1</text:p>
      <text:p text:style-name="P27"><text:tab/>Client 27 ended to watch on picture 1</text:p>
      <text:p text:style-name="P27"><text:tab/>Client 27 is waiting for place around picture 0</text:p>
      <text:p text:style-name="P27"><text:tab/>Client 13 ended to watch on picture 4</text:p>
      <text:p text:style-name="P27"><text:tab/>Client 39 started to watch on picture 4</text:p>
      <text:p text:style-name="P27"><text:tab/>Client 46 ended to watch on picture 3</text:p>
      <text:p text:style-name="P27">&lt;&lt;&lt;Client left the gallery 46</text:p>
      <text:p text:style-name="P27"><text:soft-page-break/><text:tab/>Client 79 started to watch on picture 0</text:p>
      <text:p text:style-name="P27">&gt;&gt;&gt;Watchman allowed entrance for client 88</text:p>
      <text:p text:style-name="P27"><text:tab/>Client 88 is waiting for place around picture 2</text:p>
      <text:p text:style-name="P27"><text:tab/>Client 88 started to watch on picture 2</text:p>
      <text:p text:style-name="P27"><text:tab/>Client 13 is waiting for place around picture 4</text:p>
      <text:p text:style-name="P27"><text:tab/>Client 6 ended to watch on picture 0</text:p>
      <text:p text:style-name="P27"><text:tab/>Client 6 is waiting for place around picture 1</text:p>
      <text:p text:style-name="P27"><text:tab/>Client 6 started to watch on picture 1</text:p>
      <text:p text:style-name="P27"><text:tab/>Client 60 ended to watch on picture 4</text:p>
      <text:p text:style-name="P27"><text:tab/>Client 13 started to watch on picture 4</text:p>
      <text:p text:style-name="P27"><text:tab/>Client 74 ended to watch on picture 0</text:p>
      <text:p text:style-name="P27"><text:tab/>Client 74 is waiting for place around picture 0</text:p>
      <text:p text:style-name="P27"><text:tab/>Client 27 started to watch on picture 0</text:p>
      <text:p text:style-name="P27"><text:tab/>Client 56 started to watch on picture 3</text:p>
      <text:p text:style-name="P27"><text:tab/>Client 60 is waiting for place around picture 2</text:p>
      <text:p text:style-name="P27"><text:tab/>Client 60 started to watch on picture 2</text:p>
      <text:p text:style-name="P27"><text:tab/>Client 21 ended to watch on picture 0</text:p>
      <text:p text:style-name="P27"><text:tab/>Client 74 started to watch on picture 0</text:p>
      <text:p text:style-name="P27"><text:tab/>Client 21 is waiting for place around picture 1</text:p>
      <text:p text:style-name="P27"><text:tab/>Client 32 ended to watch on picture 1</text:p>
      <text:p text:style-name="P27"><text:tab/>Client 32 is waiting for place around picture 4</text:p>
      <text:p text:style-name="P27"><text:tab/>Client 21 started to watch on picture 1</text:p>
      <text:p text:style-name="P27"><text:tab/>Client 40 ended to watch on picture 3</text:p>
      <text:p text:style-name="P27"><text:tab/>Client 40 is waiting for place around picture 3</text:p>
      <text:p text:style-name="P27"><text:tab/>Client 55 started to watch on picture 3</text:p>
      <text:p text:style-name="P27"><text:tab/>Client 43 ended to watch on picture 1</text:p>
      <text:p text:style-name="P27">&lt;&lt;&lt;Client left the gallery 43</text:p>
      <text:p text:style-name="P27"><text:tab/>Client 32 started to watch on picture 4</text:p>
      <text:p text:style-name="P27"><text:tab/>Client 62 ended to watch on picture 4</text:p>
      <text:p text:style-name="P27"><text:tab/>Client 8 ended to watch on picture 3</text:p>
      <text:p text:style-name="P27"><text:tab/>Client 53 started to watch on picture 3</text:p>
      <text:p text:style-name="P27"><text:tab/>Client 3 ended to watch on picture 2</text:p>
      <text:p text:style-name="P27"><text:tab/>Client 3 is waiting for place around picture 2</text:p>
      <text:p text:style-name="P27"><text:tab/>Client 3 started to watch on picture 2</text:p>
      <text:p text:style-name="P27">&gt;&gt;&gt;Watchman allowed entrance for client 68</text:p>
      <text:p text:style-name="P27"><text:tab/>Client 68 is waiting for place around picture 2</text:p>
      <text:p text:style-name="P27"><text:tab/>Client 68 started to watch on picture 2</text:p>
      <text:p text:style-name="P27"><text:tab/>Client 8 is waiting for place around picture 2</text:p>
      <text:p text:style-name="P27"><text:tab/>Client 8 started to watch on picture 2</text:p>
      <text:p text:style-name="P27">&lt;&lt;&lt;Client left the gallery 62</text:p>
      <text:p text:style-name="P27">&gt;&gt;&gt;Watchman allowed entrance for client 69</text:p>
      <text:p text:style-name="P27"><text:tab/>Client 69 is waiting for place around picture 4</text:p>
      <text:p text:style-name="P27"><text:tab/>Client 50 ended to watch on picture 2</text:p>
      <text:p text:style-name="P27"><text:tab/>Client 50 is waiting for place around picture 1</text:p>
      <text:p text:style-name="P27"><text:tab/>Client 50 started to watch on picture 1</text:p>
      <text:p text:style-name="P27"><text:tab/>Client 28 ended to watch on picture 3</text:p>
      <text:p text:style-name="P27"><text:tab/>Client 28 is waiting for place around picture 0</text:p>
      <text:p text:style-name="P27"><text:tab/>Client 66 ended to watch on picture 4</text:p>
      <text:p text:style-name="P27"><text:tab/>Client 69 started to watch on picture 4</text:p>
      <text:p text:style-name="P27"><text:tab/>Client 40 started to watch on picture 3</text:p>
      <text:p text:style-name="P27"><text:tab/>Client 34 ended to watch on picture 0</text:p>
      <text:p text:style-name="P27"><text:tab/>Client 30 ended to watch on picture 2</text:p>
      <text:p text:style-name="P27"><text:soft-page-break/><text:tab/>Client 2 started to watch on picture 3</text:p>
      <text:p text:style-name="P27"><text:tab/>Client 28 started to watch on picture 0</text:p>
      <text:p text:style-name="P27"><text:tab/>Client 23 ended to watch on picture 3</text:p>
      <text:p text:style-name="P27">&lt;&lt;&lt;Client left the gallery 66</text:p>
      <text:p text:style-name="P27"><text:tab/>Client 30 is waiting for place around picture 2</text:p>
      <text:p text:style-name="P27">&gt;&gt;&gt;Watchman allowed entrance for client 89</text:p>
      <text:p text:style-name="P27"><text:tab/>Client 89 is waiting for place around picture 3</text:p>
      <text:p text:style-name="P27"><text:tab/>Client 34 is waiting for place around picture 2</text:p>
      <text:p text:style-name="P27"><text:tab/>Client 34 started to watch on picture 2</text:p>
      <text:p text:style-name="P27"><text:tab/>Client 30 started to watch on picture 2</text:p>
      <text:p text:style-name="P27"><text:tab/>Client 23 is waiting for place around picture 1</text:p>
      <text:p text:style-name="P27"><text:tab/>Client 58 ended to watch on picture 0</text:p>
      <text:p text:style-name="P27"><text:tab/>Client 58 is waiting for place around picture 2</text:p>
      <text:p text:style-name="P27"><text:tab/>Client 58 started to watch on picture 2</text:p>
      <text:p text:style-name="P27"><text:tab/>Client 18 ended to watch on picture 1</text:p>
      <text:p text:style-name="P27"><text:tab/>Client 18 is waiting for place around picture 1</text:p>
      <text:p text:style-name="P27"><text:tab/>Client 18 started to watch on picture 1</text:p>
      <text:p text:style-name="P27"><text:tab/>Client 37 ended to watch on picture 2</text:p>
      <text:p text:style-name="P27"><text:tab/>Client 37 is waiting for place around picture 0</text:p>
      <text:p text:style-name="P27"><text:tab/>Client 37 started to watch on picture 0</text:p>
      <text:p text:style-name="P27"><text:tab/>Client 15 ended to watch on picture 3</text:p>
      <text:p text:style-name="P27"><text:tab/>Client 15 is waiting for place around picture 4</text:p>
      <text:p text:style-name="P27"><text:tab/>Client 89 started to watch on picture 3</text:p>
      <text:p text:style-name="P27"><text:tab/>Client 64 ended to watch on picture 0</text:p>
      <text:p text:style-name="P27"><text:tab/>Client 64 is waiting for place around picture 4</text:p>
      <text:p text:style-name="P27"><text:tab/>Client 84 ended to watch on picture 4</text:p>
      <text:p text:style-name="P27"><text:tab/>Client 84 is waiting for place around picture 1</text:p>
      <text:p text:style-name="P27"><text:tab/>Client 15 started to watch on picture 4</text:p>
      <text:p text:style-name="P27"><text:tab/>Client 29 ended to watch on picture 1</text:p>
      <text:p text:style-name="P27"><text:tab/>Client 29 is waiting for place around picture 4</text:p>
      <text:p text:style-name="P27"><text:tab/>Client 23 started to watch on picture 1</text:p>
      <text:p text:style-name="P27"><text:tab/>Client 19 ended to watch on picture 4</text:p>
      <text:p text:style-name="P27">&lt;&lt;&lt;Client left the gallery 19</text:p>
      <text:p text:style-name="P27"><text:tab/>Client 64 started to watch on picture 4</text:p>
      <text:p text:style-name="P27">&gt;&gt;&gt;Watchman allowed entrance for client 72</text:p>
      <text:p text:style-name="P27"><text:tab/>Client 72 is waiting for place around picture 1</text:p>
      <text:p text:style-name="P27"><text:tab/>Client 16 ended to watch on picture 3</text:p>
      <text:p text:style-name="P27"><text:tab/>Client 16 is waiting for place around picture 0</text:p>
      <text:p text:style-name="P27"><text:tab/>Client 16 started to watch on picture 0</text:p>
      <text:p text:style-name="P27"><text:tab/>Client 65 ended to watch on picture 1</text:p>
      <text:p text:style-name="P27">&lt;&lt;&lt;Client left the gallery 65</text:p>
      <text:p text:style-name="P27"><text:tab/>Client 84 started to watch on picture 1</text:p>
      <text:p text:style-name="P27">&gt;&gt;&gt;Watchman allowed entrance for client 73</text:p>
      <text:p text:style-name="P27"><text:tab/>Client 73 is waiting for place around picture 0</text:p>
      <text:p text:style-name="P27"><text:tab/>Client 73 started to watch on picture 0</text:p>
      <text:p text:style-name="P27"><text:tab/>Client 33 ended to watch on picture 0</text:p>
      <text:p text:style-name="P27"><text:tab/>Client 33 is waiting for place around picture 3</text:p>
      <text:p text:style-name="P27"><text:tab/>Client 33 started to watch on picture 3</text:p>
      <text:p text:style-name="P27"><text:tab/>Client 81 ended to watch on picture 0</text:p>
      <text:p text:style-name="P27"><text:tab/>Client 81 is waiting for place around picture 2</text:p>
      <text:p text:style-name="P27"><text:tab/>Client 81 started to watch on picture 2</text:p>
      <text:p text:style-name="P27"><text:tab/>Client 70 ended to watch on picture 4</text:p>
      <text:p text:style-name="P27"><text:soft-page-break/><text:tab/>Client 70 is waiting for place around picture 0</text:p>
      <text:p text:style-name="P27"><text:tab/>Client 70 started to watch on picture 0</text:p>
      <text:p text:style-name="P27"><text:tab/>Client 29 started to watch on picture 4</text:p>
      <text:p text:style-name="P27"><text:tab/>Client 38 ended to watch on picture 4</text:p>
      <text:p text:style-name="P27"><text:tab/>Client 38 is waiting for place around picture 4</text:p>
      <text:p text:style-name="P27"><text:tab/>Client 38 started to watch on picture 4</text:p>
      <text:p text:style-name="P27"><text:tab/>Client 42 ended to watch on picture 3</text:p>
      <text:p text:style-name="P27"><text:tab/>Client 42 is waiting for place around picture 3</text:p>
      <text:p text:style-name="P27"><text:tab/>Client 42 started to watch on picture 3</text:p>
      <text:p text:style-name="P27"><text:tab/>Client 12 ended to watch on picture 1</text:p>
      <text:p text:style-name="P27"><text:tab/>Client 12 is waiting for place around picture 0</text:p>
      <text:p text:style-name="P27"><text:tab/>Client 72 started to watch on picture 1</text:p>
      <text:p text:style-name="P27"><text:tab/>Client 45 ended to watch on picture 4</text:p>
      <text:p text:style-name="P27"><text:tab/>Client 45 is waiting for place around picture 4</text:p>
      <text:p text:style-name="P27"><text:tab/>Client 45 started to watch on picture 4</text:p>
      <text:p text:style-name="P27"><text:tab/>Client 63 ended to watch on picture 3</text:p>
      <text:p text:style-name="P27"><text:tab/>Client 63 is waiting for place around picture 2</text:p>
      <text:p text:style-name="P27"><text:tab/>Client 63 started to watch on picture 2</text:p>
      <text:p text:style-name="P27"><text:tab/>Client 5 ended to watch on picture 3</text:p>
      <text:p text:style-name="P27"><text:tab/>Client 5 is waiting for place around picture 4</text:p>
      <text:p text:style-name="P27"><text:tab/>Client 47 ended to watch on picture 1</text:p>
      <text:p text:style-name="P27"><text:tab/>Client 47 is waiting for place around picture 1</text:p>
      <text:p text:style-name="P27"><text:tab/>Client 47 started to watch on picture 1</text:p>
      <text:p text:style-name="P27"><text:tab/>Client 67 ended to watch on picture 0</text:p>
      <text:p text:style-name="P27"><text:tab/>Client 67 is waiting for place around picture 1</text:p>
      <text:p text:style-name="P27"><text:tab/>Client 12 started to watch on picture 0</text:p>
      <text:p text:style-name="P27"><text:tab/>Client 59 ended to watch on picture 4</text:p>
      <text:p text:style-name="P27">&lt;&lt;&lt;Client left the gallery 59</text:p>
      <text:p text:style-name="P27"><text:tab/>Client 83 ended to watch on picture 1</text:p>
      <text:p text:style-name="P27">&lt;&lt;&lt;Client left the gallery 83</text:p>
      <text:p text:style-name="P27"><text:tab/>Client 67 started to watch on picture 1</text:p>
      <text:p text:style-name="P27"><text:tab/>Client 5 started to watch on picture 4</text:p>
      <text:p text:style-name="P27">&gt;&gt;&gt;Watchman allowed entrance for client 92</text:p>
      <text:p text:style-name="P27">&lt;&lt;&lt;Client left the gallery 92</text:p>
      <text:p text:style-name="P27">&gt;&gt;&gt;Watchman allowed entrance for client 93</text:p>
      <text:p text:style-name="P27"><text:tab/>Client 93 is waiting for place around picture 2</text:p>
      <text:p text:style-name="P27">&gt;&gt;&gt;Watchman allowed entrance for client 78</text:p>
      <text:p text:style-name="P27"><text:tab/>Client 78 is waiting for place around picture 2</text:p>
      <text:p text:style-name="P27"><text:tab/>Client 51 ended to watch on picture 1</text:p>
      <text:p text:style-name="P27"><text:tab/>Client 51 is waiting for place around picture 0</text:p>
      <text:p text:style-name="P27"><text:tab/>Client 51 started to watch on picture 0</text:p>
      <text:p text:style-name="P27"><text:tab/>Client 4 ended to watch on picture 0</text:p>
      <text:p text:style-name="P27"><text:tab/>Client 4 is waiting for place around picture 0</text:p>
      <text:p text:style-name="P27"><text:tab/>Client 39 ended to watch on picture 4</text:p>
      <text:p text:style-name="P27"><text:tab/>Client 4 started to watch on picture 0</text:p>
      <text:p text:style-name="P27"><text:tab/>Client 39 is waiting for place around picture 0</text:p>
      <text:p text:style-name="P27"><text:tab/>Client 88 ended to watch on picture 2</text:p>
      <text:p text:style-name="P27"><text:tab/>Client 27 ended to watch on picture 0</text:p>
      <text:p text:style-name="P27"><text:tab/>Client 56 ended to watch on picture 3</text:p>
      <text:p text:style-name="P27"><text:tab/>Client 78 started to watch on picture 2</text:p>
      <text:p text:style-name="P27"><text:tab/>Client 60 ended to watch on picture 2</text:p>
      <text:p text:style-name="P27"><text:tab/>Client 60 is waiting for place around picture 0</text:p>
      <text:p text:style-name="P27"><text:soft-page-break/><text:tab/>Client 21 ended to watch on picture 1</text:p>
      <text:p text:style-name="P27"><text:tab/>Client 60 started to watch on picture 0</text:p>
      <text:p text:style-name="P27"><text:tab/>Client 74 ended to watch on picture 0</text:p>
      <text:p text:style-name="P27"><text:tab/>Client 74 is waiting for place around picture 3</text:p>
      <text:p text:style-name="P27"><text:tab/>Client 74 started to watch on picture 3</text:p>
      <text:p text:style-name="P27"><text:tab/>Client 55 ended to watch on picture 3</text:p>
      <text:p text:style-name="P27">&lt;&lt;&lt;Client left the gallery 55</text:p>
      <text:p text:style-name="P27"><text:tab/>Client 39 started to watch on picture 0</text:p>
      <text:p text:style-name="P27"><text:tab/>Client 56 is waiting for place around picture 4</text:p>
      <text:p text:style-name="P27"><text:tab/>Client 56 started to watch on picture 4</text:p>
      <text:p text:style-name="P27"><text:tab/>Client 32 ended to watch on picture 4</text:p>
      <text:p text:style-name="P27">&lt;&lt;&lt;Client left the gallery 32</text:p>
      <text:p text:style-name="P27"><text:tab/>Client 93 started to watch on picture 2</text:p>
      <text:p text:style-name="P27">&gt;&gt;&gt;Watchman allowed entrance for client 82</text:p>
      <text:p text:style-name="P27"><text:tab/>Client 3 ended to watch on picture 2</text:p>
      <text:p text:style-name="P27"><text:tab/>Client 3 is waiting for place around picture 0</text:p>
      <text:p text:style-name="P27"><text:tab/>Client 79 ended to watch on picture 0</text:p>
      <text:p text:style-name="P27"><text:tab/>Client 79 is waiting for place around picture 4</text:p>
      <text:p text:style-name="P27"><text:tab/>Client 79 started to watch on picture 4</text:p>
      <text:p text:style-name="P27"><text:tab/>Client 6 ended to watch on picture 1</text:p>
      <text:p text:style-name="P27">&gt;&gt;&gt;Watchman allowed entrance for client 77</text:p>
      <text:p text:style-name="P27"><text:tab/>Client 77 is waiting for place around picture 1</text:p>
      <text:p text:style-name="P27"><text:tab/>Client 77 started to watch on picture 1</text:p>
      <text:p text:style-name="P27"><text:tab/>Client 53 ended to watch on picture 3</text:p>
      <text:p text:style-name="P27"><text:tab/>Client 53 is waiting for place around picture 4</text:p>
      <text:p text:style-name="P27"><text:tab/>Client 53 started to watch on picture 4</text:p>
      <text:p text:style-name="P27"><text:tab/>Client 88 is waiting for place around picture 2</text:p>
      <text:p text:style-name="P27"><text:tab/>Client 88 started to watch on picture 2</text:p>
      <text:p text:style-name="P27"><text:tab/>Client 68 ended to watch on picture 2</text:p>
      <text:p text:style-name="P27"><text:tab/>Client 68 is waiting for place around picture 1</text:p>
      <text:p text:style-name="P27"><text:tab/>Client 68 started to watch on picture 1</text:p>
      <text:p text:style-name="P27">&lt;&lt;&lt;Client left the gallery 27</text:p>
      <text:p text:style-name="P27"><text:tab/>Client 6 is waiting for place around picture 0</text:p>
      <text:p text:style-name="P27"><text:tab/>Client 13 ended to watch on picture 4</text:p>
      <text:p text:style-name="P27"><text:tab/>Client 13 is waiting for place around picture 2</text:p>
      <text:p text:style-name="P27"><text:tab/>Client 13 started to watch on picture 2</text:p>
      <text:p text:style-name="P27"><text:tab/>Client 21 is waiting for place around picture 2</text:p>
      <text:p text:style-name="P27"><text:tab/>Client 21 started to watch on picture 2</text:p>
      <text:p text:style-name="P27"><text:tab/>Client 82 is waiting for place around picture 3</text:p>
      <text:p text:style-name="P27"><text:tab/>Client 82 started to watch on picture 3</text:p>
      <text:p text:style-name="P27"><text:tab/>Client 50 ended to watch on picture 1</text:p>
      <text:p text:style-name="P27"><text:tab/>Client 8 ended to watch on picture 2</text:p>
      <text:p text:style-name="P27"><text:tab/>Client 8 is waiting for place around picture 4</text:p>
      <text:p text:style-name="P27"><text:tab/>Client 50 is waiting for place around picture 0</text:p>
      <text:p text:style-name="P27">&gt;&gt;&gt;Watchman allowed entrance for client 80</text:p>
      <text:p text:style-name="P27"><text:tab/>Client 80 is waiting for place around picture 4</text:p>
      <text:p text:style-name="P27"><text:tab/>Client 28 ended to watch on picture 0</text:p>
      <text:p text:style-name="P27"><text:tab/>Client 28 is waiting for place around picture 4</text:p>
      <text:p text:style-name="P27"><text:tab/>Client 69 ended to watch on picture 4</text:p>
      <text:p text:style-name="P27"><text:tab/>Client 40 ended to watch on picture 3</text:p>
      <text:p text:style-name="P27"><text:tab/>Client 3 started to watch on picture 0</text:p>
      <text:p text:style-name="P27"><text:tab/>Client 2 ended to watch on picture 3</text:p>
      <text:p text:style-name="P27"><text:soft-page-break/><text:tab/>Client 2 is waiting for place around picture 0</text:p>
      <text:p text:style-name="P27"><text:tab/>Client 28 started to watch on picture 4</text:p>
      <text:p text:style-name="P27"><text:tab/>Client 34 ended to watch on picture 2</text:p>
      <text:p text:style-name="P27">&lt;&lt;&lt;Client left the gallery 34</text:p>
      <text:p text:style-name="P27"><text:tab/>Client 40 is waiting for place around picture 1</text:p>
      <text:p text:style-name="P27"><text:tab/>Client 69 is waiting for place around picture 3</text:p>
      <text:p text:style-name="P27"><text:tab/>Client 69 started to watch on picture 3</text:p>
      <text:p text:style-name="P27"><text:tab/>Client 58 ended to watch on picture 2</text:p>
      <text:p text:style-name="P27">&gt;&gt;&gt;Watchman allowed entrance for client 86</text:p>
      <text:p text:style-name="P27">&lt;&lt;&lt;Client left the gallery 86</text:p>
      <text:p text:style-name="P27"><text:tab/>Client 30 ended to watch on picture 2</text:p>
      <text:p text:style-name="P27"><text:tab/>Client 30 is waiting for place around picture 2</text:p>
      <text:p text:style-name="P27"><text:tab/>Client 58 is waiting for place around picture 0</text:p>
      <text:p text:style-name="P27"><text:tab/>Client 37 ended to watch on picture 0</text:p>
      <text:p text:style-name="P27"><text:tab/>Client 37 is waiting for place around picture 4</text:p>
      <text:p text:style-name="P27"><text:tab/>Client 6 started to watch on picture 0</text:p>
      <text:p text:style-name="P27"><text:tab/>Client 18 ended to watch on picture 1</text:p>
      <text:p text:style-name="P27">&gt;&gt;&gt;Watchman allowed entrance for client 31</text:p>
      <text:p text:style-name="P27"><text:tab/>Client 31 is waiting for place around picture 0</text:p>
      <text:p text:style-name="P27"><text:tab/>Client 30 started to watch on picture 2</text:p>
      <text:p text:style-name="P27"><text:tab/>Client 40 started to watch on picture 1</text:p>
      <text:p text:style-name="P27"><text:tab/>Client 18 is waiting for place around picture 4</text:p>
      <text:p text:style-name="P27"><text:tab/>Client 89 ended to watch on picture 3</text:p>
      <text:p text:style-name="P27">&lt;&lt;&lt;Client left the gallery 89</text:p>
      <text:p text:style-name="P27">&gt;&gt;&gt;Watchman allowed entrance for client 87</text:p>
      <text:p text:style-name="P27"><text:tab/>Client 87 is waiting for place around picture 2</text:p>
      <text:p text:style-name="P27"><text:tab/>Client 87 started to watch on picture 2</text:p>
      <text:p text:style-name="P27"><text:tab/>Client 15 ended to watch on picture 4</text:p>
      <text:p text:style-name="P27"><text:tab/>Client 15 is waiting for place around picture 4</text:p>
      <text:p text:style-name="P27"><text:tab/>Client 80 started to watch on picture 4</text:p>
      <text:p text:style-name="P27"><text:tab/>Client 23 ended to watch on picture 1</text:p>
      <text:p text:style-name="P27"><text:tab/>Client 23 is waiting for place around picture 3</text:p>
      <text:p text:style-name="P27"><text:tab/>Client 23 started to watch on picture 3</text:p>
      <text:p text:style-name="P27"><text:tab/>Client 64 ended to watch on picture 4</text:p>
      <text:p text:style-name="P27"><text:tab/>Client 64 is waiting for place around picture 1</text:p>
      <text:p text:style-name="P27"><text:tab/>Client 64 started to watch on picture 1</text:p>
      <text:p text:style-name="P27"><text:tab/>Client 8 started to watch on picture 4</text:p>
      <text:p text:style-name="P27"><text:tab/>Client 16 ended to watch on picture 0</text:p>
      <text:p text:style-name="P27"><text:tab/>Client 16 is waiting for place around picture 4</text:p>
      <text:p text:style-name="P27"><text:tab/>Client 50 started to watch on picture 0</text:p>
      <text:p text:style-name="P27"><text:tab/>Client 84 ended to watch on picture 1</text:p>
      <text:p text:style-name="P27">&lt;&lt;&lt;Client left the gallery 84</text:p>
      <text:p text:style-name="P27">&gt;&gt;&gt;Watchman allowed entrance for client 75</text:p>
      <text:p text:style-name="P27"><text:tab/>Client 33 ended to watch on picture 3</text:p>
      <text:p text:style-name="P27"><text:tab/>Client 73 ended to watch on picture 0</text:p>
      <text:p text:style-name="P27"><text:tab/>Client 73 is waiting for place around picture 4</text:p>
      <text:p text:style-name="P27"><text:tab/>Client 70 ended to watch on picture 0</text:p>
      <text:p text:style-name="P27"><text:tab/>Client 70 is waiting for place around picture 2</text:p>
      <text:p text:style-name="P27"><text:tab/>Client 70 started to watch on picture 2</text:p>
      <text:p text:style-name="P27"><text:tab/>Client 29 ended to watch on picture 4</text:p>
      <text:p text:style-name="P27"><text:tab/>Client 2 started to watch on picture 0</text:p>
      <text:p text:style-name="P27"><text:tab/>Client 81 ended to watch on picture 2</text:p>
      <text:p text:style-name="P27"><text:soft-page-break/><text:tab/>Client 81 is waiting for place around picture 1</text:p>
      <text:p text:style-name="P27"><text:tab/>Client 75 is waiting for place around picture 4</text:p>
      <text:p text:style-name="P27">&lt;&lt;&lt;Client left the gallery 33</text:p>
      <text:p text:style-name="P27"><text:tab/>Client 81 started to watch on picture 1</text:p>
      <text:p text:style-name="P27">&gt;&gt;&gt;Watchman allowed entrance for client 71</text:p>
      <text:p text:style-name="P27"><text:tab/>Client 29 is waiting for place around picture 2</text:p>
      <text:p text:style-name="P27"><text:tab/>Client 29 started to watch on picture 2</text:p>
      <text:p text:style-name="P27"><text:tab/>Client 38 ended to watch on picture 4</text:p>
      <text:p text:style-name="P27"><text:tab/>Client 38 is waiting for place around picture 2</text:p>
      <text:p text:style-name="P27"><text:tab/>Client 72 ended to watch on picture 1</text:p>
      <text:p text:style-name="P27"><text:tab/>Client 72 is waiting for place around picture 3</text:p>
      <text:p text:style-name="P27"><text:tab/>Client 72 started to watch on picture 3</text:p>
      <text:p text:style-name="P27"><text:tab/>Client 58 started to watch on picture 0</text:p>
      <text:p text:style-name="P27"><text:tab/>Client 15 started to watch on picture 4</text:p>
      <text:p text:style-name="P27"><text:tab/>Client 42 ended to watch on picture 3</text:p>
      <text:p text:style-name="P27"><text:tab/>Client 42 is waiting for place around picture 3</text:p>
      <text:p text:style-name="P27"><text:tab/>Client 42 started to watch on picture 3</text:p>
      <text:p text:style-name="P27"><text:tab/>Client 71 is waiting for place around picture 1</text:p>
      <text:p text:style-name="P27"><text:tab/>Client 71 started to watch on picture 1</text:p>
      <text:p text:style-name="P27"><text:tab/>Client 45 ended to watch on picture 4</text:p>
      <text:p text:style-name="P27">&lt;&lt;&lt;Client left the gallery 45</text:p>
      <text:p text:style-name="P27"><text:tab/>Client 18 started to watch on picture 4</text:p>
      <text:p text:style-name="P27"><text:tab/>Client 63 ended to watch on picture 2</text:p>
      <text:p text:style-name="P27">&lt;&lt;&lt;Client left the gallery 63</text:p>
      <text:p text:style-name="P27"><text:tab/>Client 38 started to watch on picture 2</text:p>
      <text:p text:style-name="P27">&gt;&gt;&gt;Watchman allowed entrance for client 90</text:p>
      <text:p text:style-name="P27"><text:tab/>Client 90 is waiting for place around picture 2</text:p>
      <text:p text:style-name="P27"><text:tab/>Client 37 started to watch on picture 4</text:p>
      <text:p text:style-name="P27">&gt;&gt;&gt;Watchman allowed entrance for client 91</text:p>
      <text:p text:style-name="P27"><text:tab/>Client 91 is waiting for place around picture 3</text:p>
      <text:p text:style-name="P27"><text:tab/>Client 91 started to watch on picture 3</text:p>
      <text:p text:style-name="P27"><text:tab/>Client 47 ended to watch on picture 1</text:p>
      <text:p text:style-name="P27">&lt;&lt;&lt;Client left the gallery 47</text:p>
      <text:p text:style-name="P27">&gt;&gt;&gt;Watchman allowed entrance for client 76</text:p>
      <text:p text:style-name="P27"><text:tab/>Client 76 is waiting for place around picture 1</text:p>
      <text:p text:style-name="P27"><text:tab/>Client 76 started to watch on picture 1</text:p>
      <text:p text:style-name="P27"><text:tab/>Client 12 ended to watch on picture 0</text:p>
      <text:p text:style-name="P27">&lt;&lt;&lt;Client left the gallery 12</text:p>
      <text:p text:style-name="P27">&gt;&gt;&gt;Watchman allowed entrance for client 95</text:p>
      <text:p text:style-name="P27"><text:tab/>Client 95 is waiting for place around picture 3</text:p>
      <text:p text:style-name="P27"><text:tab/>Client 95 started to watch on picture 3</text:p>
      <text:p text:style-name="P27"><text:tab/>Client 67 ended to watch on picture 1</text:p>
      <text:p text:style-name="P27"><text:tab/>Client 67 is waiting for place around picture 3</text:p>
      <text:p text:style-name="P27"><text:tab/>Client 67 started to watch on picture 3</text:p>
      <text:p text:style-name="P27"><text:tab/>Client 31 started to watch on picture 0</text:p>
      <text:p text:style-name="P27"><text:tab/>Client 5 ended to watch on picture 4</text:p>
      <text:p text:style-name="P27">&lt;&lt;&lt;Client left the gallery 5</text:p>
      <text:p text:style-name="P27"><text:tab/>Client 16 started to watch on picture 4</text:p>
      <text:p text:style-name="P27">&gt;&gt;&gt;Watchman allowed entrance for client 97</text:p>
      <text:p text:style-name="P27"><text:tab/>Client 97 is waiting for place around picture 3</text:p>
      <text:p text:style-name="P27"><text:tab/>Client 97 started to watch on picture 3</text:p>
      <text:p text:style-name="P27"><text:tab/>Client 51 ended to watch on picture 0</text:p>
      <text:p text:style-name="P27"><text:soft-page-break/>&lt;&lt;&lt;Client left the gallery 51</text:p>
      <text:p text:style-name="P27">&gt;&gt;&gt;Watchman allowed entrance for client 98</text:p>
      <text:p text:style-name="P27"><text:tab/>Client 98 is waiting for place around picture 3</text:p>
      <text:p text:style-name="P27"><text:tab/>Client 4 ended to watch on picture 0</text:p>
      <text:p text:style-name="P27">&lt;&lt;&lt;Client left the gallery 4</text:p>
      <text:p text:style-name="P27"><text:tab/>Client 78 ended to watch on picture 2</text:p>
      <text:p text:style-name="P27"><text:tab/>Client 78 is waiting for place around picture 0</text:p>
      <text:p text:style-name="P27"><text:tab/>Client 78 started to watch on picture 0</text:p>
      <text:p text:style-name="P27"><text:tab/>Client 90 started to watch on picture 2</text:p>
      <text:p text:style-name="P27"><text:tab/>Client 60 ended to watch on picture 0</text:p>
      <text:p text:style-name="P27">&gt;&gt;&gt;Watchman allowed entrance for client 85</text:p>
      <text:p text:style-name="P27"><text:tab/>Client 39 ended to watch on picture 0</text:p>
      <text:p text:style-name="P27"><text:tab/>Client 98 started to watch on picture 3</text:p>
      <text:p text:style-name="P27"><text:tab/>Client 74 ended to watch on picture 3</text:p>
      <text:p text:style-name="P27"><text:tab/>Client 74 is waiting for place around picture 4</text:p>
      <text:p text:style-name="P27"><text:tab/>Client 60 is waiting for place around picture 1</text:p>
      <text:p text:style-name="P27"><text:tab/>Client 60 started to watch on picture 1</text:p>
      <text:p text:style-name="P27"><text:tab/>Client 77 ended to watch on picture 1</text:p>
      <text:p text:style-name="P27"><text:tab/>Client 77 is waiting for place around picture 0</text:p>
      <text:p text:style-name="P27"><text:tab/>Client 77 started to watch on picture 0</text:p>
      <text:p text:style-name="P27"><text:tab/>Client 53 ended to watch on picture 4</text:p>
      <text:p text:style-name="P27"><text:tab/>Client 53 is waiting for place around picture 1</text:p>
      <text:p text:style-name="P27"><text:tab/>Client 53 started to watch on picture 1</text:p>
      <text:p text:style-name="P27"><text:tab/>Client 88 ended to watch on picture 2</text:p>
      <text:p text:style-name="P27"><text:tab/>Client 68 ended to watch on picture 1</text:p>
      <text:p text:style-name="P27"><text:tab/>Client 88 is waiting for place around picture 3</text:p>
      <text:p text:style-name="P27"><text:tab/>Client 68 is waiting for place around picture 2</text:p>
      <text:p text:style-name="P27"><text:tab/>Client 68 started to watch on picture 2</text:p>
      <text:p text:style-name="P27"><text:tab/>Client 56 ended to watch on picture 4</text:p>
      <text:p text:style-name="P27"><text:tab/>Client 56 is waiting for place around picture 4</text:p>
      <text:p text:style-name="P27"><text:tab/>Client 39 is waiting for place around picture 3</text:p>
      <text:p text:style-name="P27"><text:tab/>Client 85 is waiting for place around picture 2</text:p>
      <text:p text:style-name="P27"><text:tab/>Client 85 started to watch on picture 2</text:p>
      <text:p text:style-name="P27"><text:tab/>Client 79 ended to watch on picture 4</text:p>
      <text:p text:style-name="P27"><text:tab/>Client 79 is waiting for place around picture 0</text:p>
      <text:p text:style-name="P27"><text:tab/>Client 79 started to watch on picture 0</text:p>
      <text:p text:style-name="P27"><text:tab/>Client 21 ended to watch on picture 2</text:p>
      <text:p text:style-name="P27">&lt;&lt;&lt;Client left the gallery 21</text:p>
      <text:p text:style-name="P27"><text:tab/>Client 82 ended to watch on picture 3</text:p>
      <text:p text:style-name="P27"><text:tab/>Client 82 is waiting for place around picture 3</text:p>
      <text:p text:style-name="P27"><text:tab/>Client 82 started to watch on picture 3</text:p>
      <text:p text:style-name="P27"><text:tab/>Client 93 ended to watch on picture 2</text:p>
      <text:p text:style-name="P27"><text:tab/>Client 93 is waiting for place around picture 3</text:p>
      <text:p text:style-name="P27"><text:tab/>Client 74 started to watch on picture 4</text:p>
      <text:p text:style-name="P27"><text:tab/>Client 73 started to watch on picture 4</text:p>
      <text:p text:style-name="P27"><text:tab/>Client 13 ended to watch on picture 2</text:p>
      <text:p text:style-name="P27">&lt;&lt;&lt;Client left the gallery 13</text:p>
      <text:p text:style-name="P27"><text:tab/>Client 3 ended to watch on picture 0</text:p>
      <text:p text:style-name="P27"><text:tab/>Client 3 is waiting for place around picture 3</text:p>
      <text:p text:style-name="P27">&gt;&gt;&gt;Watchman allowed entrance for client 99</text:p>
      <text:p text:style-name="P27"><text:tab/>Client 99 is waiting for place around picture 3</text:p>
      <text:p text:style-name="P27">&gt;&gt;&gt;Watchman allowed entrance for client 96</text:p>
      <text:p text:style-name="P27"><text:soft-page-break/><text:tab/>Client 75 started to watch on picture 4</text:p>
      <text:p text:style-name="P27"><text:tab/>Client 28 ended to watch on picture 4</text:p>
      <text:p text:style-name="P27"><text:tab/>Client 96 is waiting for place around picture 1</text:p>
      <text:p text:style-name="P27"><text:tab/>Client 56 started to watch on picture 4</text:p>
      <text:p text:style-name="P27"><text:tab/>Client 96 started to watch on picture 1</text:p>
      <text:p text:style-name="P27"><text:tab/>Client 69 ended to watch on picture 3</text:p>
      <text:p text:style-name="P27"><text:tab/>Client 69 is waiting for place around picture 0</text:p>
      <text:p text:style-name="P27"><text:tab/>Client 69 started to watch on picture 0</text:p>
      <text:p text:style-name="P27"><text:tab/>Client 39 started to watch on picture 3</text:p>
      <text:p text:style-name="P27">&lt;&lt;&lt;Client left the gallery 28</text:p>
      <text:p text:style-name="P27">&gt;&gt;&gt;Watchman allowed entrance for client 94</text:p>
      <text:p text:style-name="P27"><text:tab/>Client 94 is waiting for place around picture 1</text:p>
      <text:p text:style-name="P27"><text:tab/>Client 94 started to watch on picture 1</text:p>
      <text:p text:style-name="P27"><text:tab/>Client 6 ended to watch on picture 0</text:p>
      <text:p text:style-name="P27"><text:tab/>Client 30 ended to watch on picture 2</text:p>
      <text:p text:style-name="P27"><text:tab/>Client 30 is waiting for place around picture 0</text:p>
      <text:p text:style-name="P27"><text:tab/>Client 30 started to watch on picture 0</text:p>
      <text:p text:style-name="P27"><text:tab/>Client 40 ended to watch on picture 1</text:p>
      <text:p text:style-name="P27">&lt;&lt;&lt;Client left the gallery 40</text:p>
      <text:p text:style-name="P27">&lt;&lt;&lt;Client left the gallery 6</text:p>
      <text:p text:style-name="P27"><text:tab/>Client 87 ended to watch on picture 2</text:p>
      <text:p text:style-name="P27">&lt;&lt;&lt;Client left the gallery 87</text:p>
      <text:p text:style-name="P27"><text:tab/>Client 80 ended to watch on picture 4</text:p>
      <text:p text:style-name="P27"><text:tab/>Client 80 is waiting for place around picture 3</text:p>
      <text:p text:style-name="P27"><text:tab/>Client 23 ended to watch on picture 3</text:p>
      <text:p text:style-name="P27"><text:tab/>Client 23 is waiting for place around picture 2</text:p>
      <text:p text:style-name="P27"><text:tab/>Client 23 started to watch on picture 2</text:p>
      <text:p text:style-name="P27"><text:tab/>Client 93 started to watch on picture 3</text:p>
      <text:p text:style-name="P27"><text:tab/>Client 64 ended to watch on picture 1</text:p>
      <text:p text:style-name="P27"><text:tab/>Client 64 is waiting for place around picture 4</text:p>
      <text:p text:style-name="P27"><text:tab/>Client 64 started to watch on picture 4</text:p>
      <text:p text:style-name="P27"><text:tab/>Client 8 ended to watch on picture 4</text:p>
      <text:p text:style-name="P27"><text:tab/>Client 8 is waiting for place around picture 1</text:p>
      <text:p text:style-name="P27"><text:tab/>Client 8 started to watch on picture 1</text:p>
      <text:p text:style-name="P27"><text:tab/>Client 50 ended to watch on picture 0</text:p>
      <text:p text:style-name="P27"><text:tab/>Client 50 is waiting for place around picture 0</text:p>
      <text:p text:style-name="P27"><text:tab/>Client 50 started to watch on picture 0</text:p>
      <text:p text:style-name="P27"><text:tab/>Client 70 ended to watch on picture 2</text:p>
      <text:p text:style-name="P27"><text:tab/>Client 70 is waiting for place around picture 4</text:p>
      <text:p text:style-name="P27"><text:tab/>Client 70 started to watch on picture 4</text:p>
      <text:p text:style-name="P27"><text:tab/>Client 2 ended to watch on picture 0</text:p>
      <text:p text:style-name="P27"><text:tab/>Client 2 is waiting for place around picture 1</text:p>
      <text:p text:style-name="P27"><text:tab/>Client 2 started to watch on picture 1</text:p>
      <text:p text:style-name="P27"><text:tab/>Client 81 ended to watch on picture 1</text:p>
      <text:p text:style-name="P27"><text:tab/>Client 81 is waiting for place around picture 0</text:p>
      <text:p text:style-name="P27"><text:tab/>Client 81 started to watch on picture 0</text:p>
      <text:p text:style-name="P27"><text:tab/>Client 29 ended to watch on picture 2</text:p>
      <text:p text:style-name="P27"><text:tab/>Client 29 is waiting for place around picture 4</text:p>
      <text:p text:style-name="P27"><text:tab/>Client 72 ended to watch on picture 3</text:p>
      <text:p text:style-name="P27"><text:tab/>Client 72 is waiting for place around picture 3</text:p>
      <text:p text:style-name="P27"><text:tab/>Client 88 started to watch on picture 3</text:p>
      <text:p text:style-name="P27"><text:tab/>Client 58 ended to watch on picture 0</text:p>
      <text:p text:style-name="P27"><text:soft-page-break/>&lt;&lt;&lt;Client left the gallery 58</text:p>
      <text:p text:style-name="P27"><text:tab/>Client 29 started to watch on picture 4</text:p>
      <text:p text:style-name="P27"><text:tab/>Client 42 ended to watch on picture 3</text:p>
      <text:p text:style-name="P27"><text:tab/>Client 42 is waiting for place around picture 2</text:p>
      <text:p text:style-name="P27"><text:tab/>Client 42 started to watch on picture 2</text:p>
      <text:p text:style-name="P27"><text:tab/>Client 3 started to watch on picture 3</text:p>
      <text:p text:style-name="P27"><text:tab/>Client 18 ended to watch on picture 4</text:p>
      <text:p text:style-name="P27"><text:tab/>Client 18 is waiting for place around picture 0</text:p>
      <text:p text:style-name="P27"><text:tab/>Client 18 started to watch on picture 0</text:p>
      <text:p text:style-name="P27"><text:tab/>Client 71 ended to watch on picture 1</text:p>
      <text:p text:style-name="P27"><text:tab/>Client 71 is waiting for place around picture 3</text:p>
      <text:p text:style-name="P27"><text:tab/>Client 15 ended to watch on picture 4</text:p>
      <text:p text:style-name="P27"><text:tab/>Client 15 is waiting for place around picture 1</text:p>
      <text:p text:style-name="P27"><text:tab/>Client 15 started to watch on picture 1</text:p>
      <text:p text:style-name="P27"><text:tab/>Client 38 ended to watch on picture 2</text:p>
      <text:p text:style-name="P27">&lt;&lt;&lt;Client left the gallery 38</text:p>
      <text:p text:style-name="P27"><text:tab/>Client 37 ended to watch on picture 4</text:p>
      <text:p text:style-name="P27"><text:tab/>Client 37 is waiting for place around picture 2</text:p>
      <text:p text:style-name="P27"><text:tab/>Client 37 started to watch on picture 2</text:p>
      <text:p text:style-name="P27"><text:tab/>Client 91 ended to watch on picture 3</text:p>
      <text:p text:style-name="P27"><text:tab/>Client 91 is waiting for place around picture 4</text:p>
      <text:p text:style-name="P27"><text:tab/>Client 91 started to watch on picture 4</text:p>
      <text:p text:style-name="P27"><text:tab/>Client 99 started to watch on picture 3</text:p>
      <text:p text:style-name="P27"><text:tab/>Client 76 ended to watch on picture 1</text:p>
      <text:p text:style-name="P27"><text:tab/>Client 76 is waiting for place around picture 2</text:p>
      <text:p text:style-name="P27"><text:tab/>Client 76 started to watch on picture 2</text:p>
      <text:p text:style-name="P27"><text:tab/>Client 95 ended to watch on picture 3</text:p>
      <text:p text:style-name="P27"><text:tab/>Client 95 is waiting for place around picture 4</text:p>
      <text:p text:style-name="P27"><text:tab/>Client 95 started to watch on picture 4</text:p>
      <text:p text:style-name="P27"><text:tab/>Client 80 started to watch on picture 3</text:p>
      <text:p text:style-name="P27"><text:tab/>Client 67 ended to watch on picture 3</text:p>
      <text:p text:style-name="P27"><text:tab/>Client 67 is waiting for place around picture 3</text:p>
      <text:p text:style-name="P27"><text:tab/>Client 67 started to watch on picture 3</text:p>
      <text:p text:style-name="P27"><text:tab/>Client 16 ended to watch on picture 4</text:p>
      <text:p text:style-name="P27"><text:tab/>Client 16 is waiting for place around picture 4</text:p>
      <text:p text:style-name="P27"><text:tab/>Client 31 ended to watch on picture 0</text:p>
      <text:p text:style-name="P27"><text:tab/>Client 31 is waiting for place around picture 2</text:p>
      <text:p text:style-name="P27"><text:tab/>Client 31 started to watch on picture 2</text:p>
      <text:p text:style-name="P27"><text:tab/>Client 16 started to watch on picture 4</text:p>
      <text:p text:style-name="P27"><text:tab/>Client 97 ended to watch on picture 3</text:p>
      <text:p text:style-name="P27"><text:tab/>Client 97 is waiting for place around picture 3</text:p>
      <text:p text:style-name="P27"><text:tab/>Client 97 started to watch on picture 3</text:p>
      <text:p text:style-name="P27"><text:tab/>Client 78 ended to watch on picture 0</text:p>
      <text:p text:style-name="P27">&lt;&lt;&lt;Client left the gallery 78</text:p>
      <text:p text:style-name="P27"><text:tab/>Client 90 ended to watch on picture 2</text:p>
      <text:p text:style-name="P27"><text:tab/>Client 90 is waiting for place around picture 3</text:p>
      <text:p text:style-name="P27"><text:tab/>Client 98 ended to watch on picture 3</text:p>
      <text:p text:style-name="P27"><text:tab/>Client 98 is waiting for place around picture 0</text:p>
      <text:p text:style-name="P27"><text:tab/>Client 72 started to watch on picture 3</text:p>
      <text:p text:style-name="P27"><text:tab/>Client 98 started to watch on picture 0</text:p>
      <text:p text:style-name="P27"><text:tab/>Client 77 ended to watch on picture 0</text:p>
      <text:p text:style-name="P27"><text:tab/>Client 77 is waiting for place around picture 1</text:p>
      <text:p text:style-name="P27"><text:soft-page-break/><text:tab/>Client 53 ended to watch on picture 1</text:p>
      <text:p text:style-name="P27"><text:tab/>Client 60 ended to watch on picture 1</text:p>
      <text:p text:style-name="P27"><text:tab/>Client 77 started to watch on picture 1</text:p>
      <text:p text:style-name="P27">&lt;&lt;&lt;Client left the gallery 53</text:p>
      <text:p text:style-name="P27"><text:tab/>Client 60 is waiting for place around picture 2</text:p>
      <text:p text:style-name="P27"><text:tab/>Client 60 started to watch on picture 2</text:p>
      <text:p text:style-name="P27"><text:tab/>Client 68 ended to watch on picture 2</text:p>
      <text:p text:style-name="P27"><text:tab/>Client 68 is waiting for place around picture 3</text:p>
      <text:p text:style-name="P27"><text:tab/>Client 85 ended to watch on picture 2</text:p>
      <text:p text:style-name="P27"><text:tab/>Client 85 is waiting for place around picture 4</text:p>
      <text:p text:style-name="P27"><text:tab/>Client 79 ended to watch on picture 0</text:p>
      <text:p text:style-name="P27"><text:tab/>Client 79 is waiting for place around picture 1</text:p>
      <text:p text:style-name="P27"><text:tab/>Client 79 started to watch on picture 1</text:p>
      <text:p text:style-name="P27"><text:tab/>Client 82 ended to watch on picture 3</text:p>
      <text:p text:style-name="P27"><text:tab/>Client 82 is waiting for place around picture 0</text:p>
      <text:p text:style-name="P27"><text:tab/>Client 82 started to watch on picture 0</text:p>
      <text:p text:style-name="P27"><text:tab/>Client 71 started to watch on picture 3</text:p>
      <text:p text:style-name="P27"><text:tab/>Client 73 ended to watch on picture 4</text:p>
      <text:p text:style-name="P27"><text:tab/>Client 73 is waiting for place around picture 4</text:p>
      <text:p text:style-name="P27"><text:tab/>Client 73 started to watch on picture 4</text:p>
      <text:p text:style-name="P27"><text:tab/>Client 74 ended to watch on picture 4</text:p>
      <text:p text:style-name="P27"><text:tab/>Client 74 is waiting for place around picture 4</text:p>
      <text:p text:style-name="P27"><text:tab/>Client 74 started to watch on picture 4</text:p>
      <text:p text:style-name="P27"><text:tab/>Client 75 ended to watch on picture 4</text:p>
      <text:p text:style-name="P27"><text:tab/>Client 75 is waiting for place around picture 2</text:p>
      <text:p text:style-name="P27"><text:tab/>Client 75 started to watch on picture 2</text:p>
      <text:p text:style-name="P27"><text:tab/>Client 85 started to watch on picture 4</text:p>
      <text:p text:style-name="P27"><text:tab/>Client 96 ended to watch on picture 1</text:p>
      <text:p text:style-name="P27"><text:tab/>Client 96 is waiting for place around picture 0</text:p>
      <text:p text:style-name="P27"><text:tab/>Client 96 started to watch on picture 0</text:p>
      <text:p text:style-name="P27"><text:tab/>Client 56 ended to watch on picture 4</text:p>
      <text:p text:style-name="P27">&lt;&lt;&lt;Client left the gallery 56</text:p>
      <text:p text:style-name="P27"><text:tab/>Client 39 ended to watch on picture 3</text:p>
      <text:p text:style-name="P27"><text:tab/>Client 39 is waiting for place around picture 2</text:p>
      <text:p text:style-name="P27"><text:tab/>Client 39 started to watch on picture 2</text:p>
      <text:p text:style-name="P27"><text:tab/>Client 69 ended to watch on picture 0</text:p>
      <text:p text:style-name="P27"><text:tab/>Client 69 is waiting for place around picture 4</text:p>
      <text:p text:style-name="P27"><text:tab/>Client 69 started to watch on picture 4</text:p>
      <text:p text:style-name="P27"><text:tab/>Client 90 started to watch on picture 3</text:p>
      <text:p text:style-name="P27"><text:tab/>Client 30 ended to watch on picture 0</text:p>
      <text:p text:style-name="P27"><text:tab/>Client 30 is waiting for place around picture 4</text:p>
      <text:p text:style-name="P27"><text:tab/>Client 94 ended to watch on picture 1</text:p>
      <text:p text:style-name="P27"><text:tab/>Client 94 is waiting for place around picture 4</text:p>
      <text:p text:style-name="P27"><text:tab/>Client 23 ended to watch on picture 2</text:p>
      <text:p text:style-name="P27"><text:tab/>Client 23 is waiting for place around picture 4</text:p>
      <text:p text:style-name="P27"><text:tab/>Client 93 ended to watch on picture 3</text:p>
      <text:p text:style-name="P27"><text:tab/>Client 93 is waiting for place around picture 0</text:p>
      <text:p text:style-name="P27"><text:tab/>Client 93 started to watch on picture 0</text:p>
      <text:p text:style-name="P27"><text:tab/>Client 68 started to watch on picture 3</text:p>
      <text:p text:style-name="P27"><text:tab/>Client 64 ended to watch on picture 4</text:p>
      <text:p text:style-name="P27"><text:tab/>Client 64 is waiting for place around picture 4</text:p>
      <text:p text:style-name="P27"><text:tab/>Client 64 started to watch on picture 4</text:p>
      <text:p text:style-name="P27"><text:soft-page-break/><text:tab/>Client 50 ended to watch on picture 0</text:p>
      <text:p text:style-name="P27"><text:tab/>Client 50 is waiting for place around picture 3</text:p>
      <text:p text:style-name="P27"><text:tab/>Client 8 ended to watch on picture 1</text:p>
      <text:p text:style-name="P27"><text:tab/>Client 8 is waiting for place around picture 0</text:p>
      <text:p text:style-name="P27"><text:tab/>Client 8 started to watch on picture 0</text:p>
      <text:p text:style-name="P27"><text:tab/>Client 70 ended to watch on picture 4</text:p>
      <text:p text:style-name="P27"><text:tab/>Client 70 is waiting for place around picture 2</text:p>
      <text:p text:style-name="P27"><text:tab/>Client 70 started to watch on picture 2</text:p>
      <text:p text:style-name="P27"><text:tab/>Client 94 started to watch on picture 4</text:p>
      <text:p text:style-name="P27"><text:tab/>Client 2 ended to watch on picture 1</text:p>
      <text:p text:style-name="P27">&lt;&lt;&lt;Client left the gallery 2</text:p>
      <text:p text:style-name="P27"><text:tab/>Client 81 ended to watch on picture 0</text:p>
      <text:p text:style-name="P27"><text:tab/>Client 81 is waiting for place around picture 0</text:p>
      <text:p text:style-name="P27"><text:tab/>Client 81 started to watch on picture 0</text:p>
      <text:p text:style-name="P27"><text:tab/>Client 88 ended to watch on picture 3</text:p>
      <text:p text:style-name="P27"><text:tab/>Client 88 is waiting for place around picture 3</text:p>
      <text:p text:style-name="P27"><text:tab/>Client 50 started to watch on picture 3</text:p>
      <text:p text:style-name="P27"><text:tab/>Client 29 ended to watch on picture 4</text:p>
      <text:p text:style-name="P27"><text:tab/>Client 29 is waiting for place around picture 1</text:p>
      <text:p text:style-name="P27"><text:tab/>Client 29 started to watch on picture 1</text:p>
      <text:p text:style-name="P27"><text:tab/>Client 23 started to watch on picture 4</text:p>
      <text:p text:style-name="P27"><text:tab/>Client 42 ended to watch on picture 2</text:p>
      <text:p text:style-name="P27"><text:tab/>Client 42 is waiting for place around picture 4</text:p>
      <text:p text:style-name="P27"><text:tab/>Client 18 ended to watch on picture 0</text:p>
      <text:p text:style-name="P27"><text:tab/>Client 3 ended to watch on picture 3</text:p>
      <text:p text:style-name="P27">&lt;&lt;&lt;Client left the gallery 3</text:p>
      <text:p text:style-name="P27"><text:tab/>Client 88 started to watch on picture 3</text:p>
      <text:p text:style-name="P27"><text:tab/>Client 18 is waiting for place around picture 4</text:p>
      <text:p text:style-name="P27"><text:tab/>Client 15 ended to watch on picture 1</text:p>
      <text:p text:style-name="P27"><text:tab/>Client 15 is waiting for place around picture 2</text:p>
      <text:p text:style-name="P27"><text:tab/>Client 15 started to watch on picture 2</text:p>
      <text:p text:style-name="P27"><text:tab/>Client 37 ended to watch on picture 2</text:p>
      <text:p text:style-name="P27">&lt;&lt;&lt;Client left the gallery 37</text:p>
      <text:p text:style-name="P27"><text:tab/>Client 91 ended to watch on picture 4</text:p>
      <text:p text:style-name="P27"><text:tab/>Client 91 is waiting for place around picture 3</text:p>
      <text:p text:style-name="P27"><text:tab/>Client 91 started to watch on picture 3</text:p>
      <text:p text:style-name="P27"><text:tab/>Client 99 ended to watch on picture 3</text:p>
      <text:p text:style-name="P27"><text:tab/>Client 99 is waiting for place around picture 2</text:p>
      <text:p text:style-name="P27"><text:tab/>Client 99 started to watch on picture 2</text:p>
      <text:p text:style-name="P27"><text:tab/>Client 30 started to watch on picture 4</text:p>
      <text:p text:style-name="P27"><text:tab/>Client 76 ended to watch on picture 2</text:p>
      <text:p text:style-name="P27"><text:tab/>Client 76 is waiting for place around picture 0</text:p>
      <text:p text:style-name="P27"><text:tab/>Client 76 started to watch on picture 0</text:p>
      <text:p text:style-name="P27"><text:tab/>Client 80 ended to watch on picture 3</text:p>
      <text:p text:style-name="P27"><text:tab/>Client 80 is waiting for place around picture 3</text:p>
      <text:p text:style-name="P27"><text:tab/>Client 80 started to watch on picture 3</text:p>
      <text:p text:style-name="P27"><text:tab/>Client 95 ended to watch on picture 4</text:p>
      <text:p text:style-name="P27"><text:tab/>Client 95 is waiting for place around picture 4</text:p>
      <text:p text:style-name="P27"><text:tab/>Client 95 started to watch on picture 4</text:p>
      <text:p text:style-name="P27"><text:tab/>Client 97 ended to watch on picture 3</text:p>
      <text:p text:style-name="P27"><text:tab/>Client 97 is waiting for place around picture 4</text:p>
      <text:p text:style-name="P27"><text:tab/>Client 42 started to watch on picture 4</text:p>
      <text:p text:style-name="P27"><text:soft-page-break/><text:tab/>Client 67 ended to watch on picture 3</text:p>
      <text:p text:style-name="P27"><text:tab/>Client 67 is waiting for place around picture 0</text:p>
      <text:p text:style-name="P27"><text:tab/>Client 67 started to watch on picture 0</text:p>
      <text:p text:style-name="P27"><text:tab/>Client 31 ended to watch on picture 2</text:p>
      <text:p text:style-name="P27"><text:tab/>Client 31 is waiting for place around picture 2</text:p>
      <text:p text:style-name="P27"><text:tab/>Client 31 started to watch on picture 2</text:p>
      <text:p text:style-name="P27"><text:tab/>Client 16 ended to watch on picture 4</text:p>
      <text:p text:style-name="P27"><text:tab/>Client 16 is waiting for place around picture 0</text:p>
      <text:p text:style-name="P27"><text:tab/>Client 16 started to watch on picture 0</text:p>
      <text:p text:style-name="P27"><text:tab/>Client 98 ended to watch on picture 0</text:p>
      <text:p text:style-name="P27"><text:tab/>Client 98 is waiting for place around picture 1</text:p>
      <text:p text:style-name="P27"><text:tab/>Client 98 started to watch on picture 1</text:p>
      <text:p text:style-name="P27"><text:tab/>Client 77 ended to watch on picture 1</text:p>
      <text:p text:style-name="P27"><text:tab/>Client 82 ended to watch on picture 0</text:p>
      <text:p text:style-name="P27">&lt;&lt;&lt;Client left the gallery 82</text:p>
      <text:p text:style-name="P27"><text:tab/>Client 71 ended to watch on picture 3</text:p>
      <text:p text:style-name="P27"><text:tab/>Client 71 is waiting for place around picture 1</text:p>
      <text:p text:style-name="P27"><text:tab/>Client 71 started to watch on picture 1</text:p>
      <text:p text:style-name="P27"><text:tab/>Client 74 ended to watch on picture 4</text:p>
      <text:p text:style-name="P27"><text:tab/>Client 60 ended to watch on picture 2</text:p>
      <text:p text:style-name="P27"><text:tab/>Client 79 ended to watch on picture 1</text:p>
      <text:p text:style-name="P27"><text:tab/>Client 96 ended to watch on picture 0</text:p>
      <text:p text:style-name="P27"><text:tab/>Client 85 ended to watch on picture 4</text:p>
      <text:p text:style-name="P27"><text:tab/>Client 18 started to watch on picture 4</text:p>
      <text:p text:style-name="P27">&lt;&lt;&lt;Client left the gallery 74</text:p>
      <text:p text:style-name="P27"><text:tab/>Client 39 ended to watch on picture 2</text:p>
      <text:p text:style-name="P27">&lt;&lt;&lt;Client left the gallery 39</text:p>
      <text:p text:style-name="P27"><text:tab/>Client 75 ended to watch on picture 2</text:p>
      <text:p text:style-name="P27"><text:tab/>Client 75 is waiting for place around picture 2</text:p>
      <text:p text:style-name="P27"><text:tab/>Client 72 ended to watch on picture 3</text:p>
      <text:p text:style-name="P27"><text:tab/>Client 75 started to watch on picture 2</text:p>
      <text:p text:style-name="P27">&lt;&lt;&lt;Client left the gallery 79</text:p>
      <text:p text:style-name="P27">&lt;&lt;&lt;Client left the gallery 96</text:p>
      <text:p text:style-name="P27"><text:tab/>Client 85 is waiting for place around picture 1</text:p>
      <text:p text:style-name="P27"><text:tab/>Client 85 started to watch on picture 1</text:p>
      <text:p text:style-name="P27"><text:tab/>Client 97 started to watch on picture 4</text:p>
      <text:p text:style-name="P27"><text:tab/>Client 60 is waiting for place around picture 2</text:p>
      <text:p text:style-name="P27"><text:tab/>Client 60 started to watch on picture 2</text:p>
      <text:p text:style-name="P27"><text:tab/>Client 90 ended to watch on picture 3</text:p>
      <text:p text:style-name="P27"><text:tab/>Client 90 is waiting for place around picture 2</text:p>
      <text:p text:style-name="P27"><text:tab/>Client 90 started to watch on picture 2</text:p>
      <text:p text:style-name="P27"><text:tab/>Client 77 is waiting for place around picture 4</text:p>
      <text:p text:style-name="P27"><text:tab/>Client 77 started to watch on picture 4</text:p>
      <text:p text:style-name="P27"><text:tab/>Client 73 ended to watch on picture 4</text:p>
      <text:p text:style-name="P27"><text:tab/>Client 73 is waiting for place around picture 3</text:p>
      <text:p text:style-name="P27"><text:tab/>Client 73 started to watch on picture 3</text:p>
      <text:p text:style-name="P27"><text:tab/>Client 69 ended to watch on picture 4</text:p>
      <text:p text:style-name="P27"><text:tab/>Client 69 is waiting for place around picture 1</text:p>
      <text:p text:style-name="P27"><text:tab/>Client 69 started to watch on picture 1</text:p>
      <text:p text:style-name="P27"><text:tab/>Client 72 is waiting for place around picture 0</text:p>
      <text:p text:style-name="P27"><text:tab/>Client 72 started to watch on picture 0</text:p>
      <text:p text:style-name="P27"><text:tab/>Client 93 ended to watch on picture 0</text:p>
      <text:p text:style-name="P27"><text:soft-page-break/><text:tab/>Client 93 is waiting for place around picture 1</text:p>
      <text:p text:style-name="P27"><text:tab/>Client 93 started to watch on picture 1</text:p>
      <text:p text:style-name="P27"><text:tab/>Client 68 ended to watch on picture 3</text:p>
      <text:p text:style-name="P27"><text:tab/>Client 68 is waiting for place around picture 4</text:p>
      <text:p text:style-name="P27"><text:tab/>Client 68 started to watch on picture 4</text:p>
      <text:p text:style-name="P27"><text:tab/>Client 64 ended to watch on picture 4</text:p>
      <text:p text:style-name="P27"><text:tab/>Client 64 is waiting for place around picture 0</text:p>
      <text:p text:style-name="P27"><text:tab/>Client 64 started to watch on picture 0</text:p>
      <text:p text:style-name="P27"><text:tab/>Client 8 ended to watch on picture 0</text:p>
      <text:p text:style-name="P27"><text:tab/>Client 8 is waiting for place around picture 0</text:p>
      <text:p text:style-name="P27"><text:tab/>Client 8 started to watch on picture 0</text:p>
      <text:p text:style-name="P27"><text:tab/>Client 70 ended to watch on picture 2</text:p>
      <text:p text:style-name="P27">&lt;&lt;&lt;Client left the gallery 70</text:p>
      <text:p text:style-name="P27"><text:tab/>Client 94 ended to watch on picture 4</text:p>
      <text:p text:style-name="P27">&lt;&lt;&lt;Client left the gallery 94</text:p>
      <text:p text:style-name="P27"><text:tab/>Client 81 ended to watch on picture 0</text:p>
      <text:p text:style-name="P27"><text:tab/>Client 81 is waiting for place around picture 1</text:p>
      <text:p text:style-name="P27"><text:tab/>Client 81 started to watch on picture 1</text:p>
      <text:p text:style-name="P27"><text:tab/>Client 50 ended to watch on picture 3</text:p>
      <text:p text:style-name="P27"><text:tab/>Client 50 is waiting for place around picture 2</text:p>
      <text:p text:style-name="P27"><text:tab/>Client 50 started to watch on picture 2</text:p>
      <text:p text:style-name="P27"><text:tab/>Client 29 ended to watch on picture 1</text:p>
      <text:p text:style-name="P27">&lt;&lt;&lt;Client left the gallery 29</text:p>
      <text:p text:style-name="P27"><text:tab/>Client 23 ended to watch on picture 4</text:p>
      <text:p text:style-name="P27">&lt;&lt;&lt;Client left the gallery 23</text:p>
      <text:p text:style-name="P27"><text:tab/>Client 88 ended to watch on picture 3</text:p>
      <text:p text:style-name="P27"><text:tab/>Client 88 is waiting for place around picture 2</text:p>
      <text:p text:style-name="P27"><text:tab/>Client 88 started to watch on picture 2</text:p>
      <text:p text:style-name="P27"><text:tab/>Client 15 ended to watch on picture 2</text:p>
      <text:p text:style-name="P27"><text:tab/>Client 15 is waiting for place around picture 4</text:p>
      <text:p text:style-name="P27"><text:tab/>Client 15 started to watch on picture 4</text:p>
      <text:p text:style-name="P27"><text:tab/>Client 91 ended to watch on picture 3</text:p>
      <text:p text:style-name="P27"><text:tab/>Client 91 is waiting for place around picture 0</text:p>
      <text:p text:style-name="P27"><text:tab/>Client 91 started to watch on picture 0</text:p>
      <text:p text:style-name="P27"><text:tab/>Client 99 ended to watch on picture 2</text:p>
      <text:p text:style-name="P27"><text:tab/>Client 99 is waiting for place around picture 1</text:p>
      <text:p text:style-name="P27"><text:tab/>Client 76 ended to watch on picture 0</text:p>
      <text:p text:style-name="P27"><text:tab/>Client 30 ended to watch on picture 4</text:p>
      <text:p text:style-name="P27">&lt;&lt;&lt;Client left the gallery 30</text:p>
      <text:p text:style-name="P27"><text:tab/>Client 76 is waiting for place around picture 4</text:p>
      <text:p text:style-name="P27"><text:tab/>Client 76 started to watch on picture 4</text:p>
      <text:p text:style-name="P27"><text:tab/>Client 99 started to watch on picture 1</text:p>
      <text:p text:style-name="P27"><text:tab/>Client 80 ended to watch on picture 3</text:p>
      <text:p text:style-name="P27"><text:tab/>Client 80 is waiting for place around picture 2</text:p>
      <text:p text:style-name="P27"><text:tab/>Client 80 started to watch on picture 2</text:p>
      <text:p text:style-name="P27"><text:tab/>Client 95 ended to watch on picture 4</text:p>
      <text:p text:style-name="P27"><text:tab/>Client 95 is waiting for place around picture 4</text:p>
      <text:p text:style-name="P27"><text:tab/>Client 95 started to watch on picture 4</text:p>
      <text:p text:style-name="P27"><text:tab/>Client 42 ended to watch on picture 4</text:p>
      <text:p text:style-name="P27"><text:tab/>Client 42 is waiting for place around picture 3</text:p>
      <text:p text:style-name="P27"><text:tab/>Client 42 started to watch on picture 3</text:p>
      <text:p text:style-name="P27"><text:tab/>Client 67 ended to watch on picture 0</text:p>
      <text:p text:style-name="P27"><text:soft-page-break/><text:tab/>Client 67 is waiting for place around picture 0</text:p>
      <text:p text:style-name="P27"><text:tab/>Client 67 started to watch on picture 0</text:p>
      <text:p text:style-name="P27"><text:tab/>Client 31 ended to watch on picture 2</text:p>
      <text:p text:style-name="P27">&lt;&lt;&lt;Client left the gallery 31</text:p>
      <text:p text:style-name="P27"><text:tab/>Client 16 ended to watch on picture 0</text:p>
      <text:p text:style-name="P27">&lt;&lt;&lt;Client left the gallery 16</text:p>
      <text:p text:style-name="P27"><text:tab/>Client 98 ended to watch on picture 1</text:p>
      <text:p text:style-name="P27">&lt;&lt;&lt;Client left the gallery 98</text:p>
      <text:p text:style-name="P27"><text:tab/>Client 71 ended to watch on picture 1</text:p>
      <text:p text:style-name="P27"><text:tab/>Client 71 is waiting for place around picture 3</text:p>
      <text:p text:style-name="P27"><text:tab/>Client 71 started to watch on picture 3</text:p>
      <text:p text:style-name="P27"><text:tab/>Client 18 ended to watch on picture 4</text:p>
      <text:p text:style-name="P27">&lt;&lt;&lt;Client left the gallery 18</text:p>
      <text:p text:style-name="P27"><text:tab/>Client 85 ended to watch on picture 1</text:p>
      <text:p text:style-name="P27"><text:tab/>Client 85 is waiting for place around picture 2</text:p>
      <text:p text:style-name="P27"><text:tab/>Client 85 started to watch on picture 2</text:p>
      <text:p text:style-name="P27"><text:tab/>Client 60 ended to watch on picture 2</text:p>
      <text:p text:style-name="P27"><text:tab/>Client 69 ended to watch on picture 1</text:p>
      <text:p text:style-name="P27"><text:tab/>Client 69 is waiting for place around picture 0</text:p>
      <text:p text:style-name="P27"><text:tab/>Client 77 ended to watch on picture 4</text:p>
      <text:p text:style-name="P27"><text:tab/>Client 77 is waiting for place around picture 1</text:p>
      <text:p text:style-name="P27"><text:tab/>Client 77 started to watch on picture 1</text:p>
      <text:p text:style-name="P27"><text:tab/>Client 60 is waiting for place around picture 1</text:p>
      <text:p text:style-name="P27"><text:tab/>Client 60 started to watch on picture 1</text:p>
      <text:p text:style-name="P27"><text:tab/>Client 93 ended to watch on picture 1</text:p>
      <text:p text:style-name="P27">&lt;&lt;&lt;Client left the gallery 93</text:p>
      <text:p text:style-name="P27"><text:tab/>Client 90 ended to watch on picture 2</text:p>
      <text:p text:style-name="P27"><text:tab/>Client 90 is waiting for place around picture 1</text:p>
      <text:p text:style-name="P27"><text:tab/>Client 90 started to watch on picture 1</text:p>
      <text:p text:style-name="P27"><text:tab/>Client 97 ended to watch on picture 4</text:p>
      <text:p text:style-name="P27">&lt;&lt;&lt;Client left the gallery 97</text:p>
      <text:p text:style-name="P27"><text:tab/>Client 72 ended to watch on picture 0</text:p>
      <text:p text:style-name="P27"><text:tab/>Client 72 is waiting for place around picture 4</text:p>
      <text:p text:style-name="P27"><text:tab/>Client 72 started to watch on picture 4</text:p>
      <text:p text:style-name="P27"><text:tab/>Client 8 ended to watch on picture 0</text:p>
      <text:p text:style-name="P27"><text:tab/>Client 75 ended to watch on picture 2</text:p>
      <text:p text:style-name="P27"><text:tab/>Client 73 ended to watch on picture 3</text:p>
      <text:p text:style-name="P27"><text:tab/>Client 73 is waiting for place around picture 2</text:p>
      <text:p text:style-name="P27"><text:tab/>Client 73 started to watch on picture 2</text:p>
      <text:p text:style-name="P27"><text:tab/>Client 68 ended to watch on picture 4</text:p>
      <text:p text:style-name="P27"><text:tab/>Client 68 is waiting for place around picture 3</text:p>
      <text:p text:style-name="P27"><text:tab/>Client 68 started to watch on picture 3</text:p>
      <text:p text:style-name="P27"><text:tab/>Client 75 is waiting for place around picture 1</text:p>
      <text:p text:style-name="P27"><text:tab/>Client 75 started to watch on picture 1</text:p>
      <text:p text:style-name="P27"><text:tab/>Client 64 ended to watch on picture 0</text:p>
      <text:p text:style-name="P27"><text:tab/>Client 64 is waiting for place around picture 4</text:p>
      <text:p text:style-name="P27"><text:tab/>Client 69 started to watch on picture 0</text:p>
      <text:p text:style-name="P27">&lt;&lt;&lt;Client left the gallery 8</text:p>
      <text:p text:style-name="P27"><text:tab/>Client 64 started to watch on picture 4</text:p>
      <text:p text:style-name="P27"><text:tab/>Client 81 ended to watch on picture 1</text:p>
      <text:p text:style-name="P27">&lt;&lt;&lt;Client left the gallery 81</text:p>
      <text:p text:style-name="P27"><text:tab/>Client 50 ended to watch on picture 2</text:p>
      <text:p text:style-name="P27"><text:soft-page-break/>&lt;&lt;&lt;Client left the gallery 50</text:p>
      <text:p text:style-name="P27"><text:tab/>Client 88 ended to watch on picture 2</text:p>
      <text:p text:style-name="P27"><text:tab/>Client 88 is waiting for place around picture 1</text:p>
      <text:p text:style-name="P27"><text:tab/>Client 88 started to watch on picture 1</text:p>
      <text:p text:style-name="P27"><text:tab/>Client 15 ended to watch on picture 4</text:p>
      <text:p text:style-name="P27">&lt;&lt;&lt;Client left the gallery 15</text:p>
      <text:p text:style-name="P27"><text:tab/>Client 91 ended to watch on picture 0</text:p>
      <text:p text:style-name="P27"><text:tab/>Client 91 is waiting for place around picture 0</text:p>
      <text:p text:style-name="P27"><text:tab/>Client 91 started to watch on picture 0</text:p>
      <text:p text:style-name="P27"><text:tab/>Client 76 ended to watch on picture 4</text:p>
      <text:p text:style-name="P27"><text:tab/>Client 76 is waiting for place around picture 2</text:p>
      <text:p text:style-name="P27"><text:tab/>Client 76 started to watch on picture 2</text:p>
      <text:p text:style-name="P27"><text:tab/>Client 99 ended to watch on picture 1</text:p>
      <text:p text:style-name="P27"><text:tab/>Client 99 is waiting for place around picture 0</text:p>
      <text:p text:style-name="P27"><text:tab/>Client 99 started to watch on picture 0</text:p>
      <text:p text:style-name="P27"><text:tab/>Client 80 ended to watch on picture 2</text:p>
      <text:p text:style-name="P27">&lt;&lt;&lt;Client left the gallery 80</text:p>
      <text:p text:style-name="P27"><text:tab/>Client 95 ended to watch on picture 4</text:p>
      <text:p text:style-name="P27"><text:tab/>Client 95 is waiting for place around picture 1</text:p>
      <text:p text:style-name="P27"><text:tab/>Client 95 started to watch on picture 1</text:p>
      <text:p text:style-name="P27"><text:tab/>Client 42 ended to watch on picture 3</text:p>
      <text:p text:style-name="P27">&lt;&lt;&lt;Client left the gallery 42</text:p>
      <text:p text:style-name="P27"><text:tab/>Client 67 ended to watch on picture 0</text:p>
      <text:p text:style-name="P27"><text:tab/>Client 67 is waiting for place around picture 0</text:p>
      <text:p text:style-name="P27"><text:tab/>Client 67 started to watch on picture 0</text:p>
      <text:p text:style-name="P27"><text:tab/>Client 72 ended to watch on picture 4</text:p>
      <text:p text:style-name="P27"><text:tab/>Client 69 ended to watch on picture 0</text:p>
      <text:p text:style-name="P27"><text:tab/>Client 69 is waiting for place around picture 3</text:p>
      <text:p text:style-name="P27"><text:tab/>Client 69 started to watch on picture 3</text:p>
      <text:p text:style-name="P27"><text:tab/>Client 64 ended to watch on picture 4</text:p>
      <text:p text:style-name="P27"><text:tab/>Client 64 is waiting for place around picture 2</text:p>
      <text:p text:style-name="P27"><text:tab/>Client 64 started to watch on picture 2</text:p>
      <text:p text:style-name="P27"><text:tab/>Client 75 ended to watch on picture 1</text:p>
      <text:p text:style-name="P27"><text:tab/>Client 75 is waiting for place around picture 2</text:p>
      <text:p text:style-name="P27"><text:tab/>Client 75 started to watch on picture 2</text:p>
      <text:p text:style-name="P27"><text:tab/>Client 88 ended to watch on picture 1</text:p>
      <text:p text:style-name="P27">&lt;&lt;&lt;Client left the gallery 88</text:p>
      <text:p text:style-name="P27"><text:tab/>Client 85 ended to watch on picture 2</text:p>
      <text:p text:style-name="P27">&lt;&lt;&lt;Client left the gallery 85</text:p>
      <text:p text:style-name="P27"><text:tab/>Client 77 ended to watch on picture 1</text:p>
      <text:p text:style-name="P27"><text:tab/>Client 77 is waiting for place around picture 2</text:p>
      <text:p text:style-name="P27"/>
      <text:p text:style-name="P27">Process finished with exit code 0</text:p>
      <text:p text:style-name="P27"><text:tab/>Client 77 started to watch on picture 2</text:p>
      <text:p text:style-name="P27"><text:tab/>Client 71 ended to watch on picture 3</text:p>
      <text:p text:style-name="P27">&lt;&lt;&lt;Client left the gallery 71</text:p>
      <text:p text:style-name="P27"><text:tab/>Client 72 is waiting for place around picture 1</text:p>
      <text:p text:style-name="P27"><text:tab/>Client 72 started to watch on picture 1</text:p>
      <text:p text:style-name="P27"><text:tab/>Client 68 ended to watch on picture 3</text:p>
      <text:p text:style-name="P27"><text:tab/>Client 68 is waiting for place around picture 1</text:p>
      <text:p text:style-name="P27"><text:tab/>Client 68 started to watch on picture 1</text:p>
      <text:p text:style-name="P27"><text:tab/>Client 73 ended to watch on picture 2</text:p>
      <text:p text:style-name="P27"><text:soft-page-break/><text:tab/>Client 73 is waiting for place around picture 4</text:p>
      <text:p text:style-name="P27"><text:tab/>Client 73 started to watch on picture 4</text:p>
      <text:p text:style-name="P27"><text:tab/>Client 90 ended to watch on picture 1</text:p>
      <text:p text:style-name="P27"><text:tab/>Client 90 is waiting for place around picture 0</text:p>
      <text:p text:style-name="P27"><text:tab/>Client 90 started to watch on picture 0</text:p>
      <text:p text:style-name="P27"><text:tab/>Client 91 ended to watch on picture 0</text:p>
      <text:p text:style-name="P27"><text:tab/>Client 91 is waiting for place around picture 2</text:p>
      <text:p text:style-name="P27"><text:tab/>Client 91 started to watch on picture 2</text:p>
      <text:p text:style-name="P27"><text:tab/>Client 60 ended to watch on picture 1</text:p>
      <text:p text:style-name="P27"><text:tab/>Client 60 is waiting for place around picture 0</text:p>
      <text:p text:style-name="P27"><text:tab/>Client 60 started to watch on picture 0</text:p>
      <text:p text:style-name="P27"><text:tab/>Client 76 ended to watch on picture 2</text:p>
      <text:p text:style-name="P27"><text:tab/>Client 76 is waiting for place around picture 2</text:p>
      <text:p text:style-name="P27"><text:tab/>Client 99 ended to watch on picture 0</text:p>
      <text:p text:style-name="P27"><text:tab/>Client 99 is waiting for place around picture 4</text:p>
      <text:p text:style-name="P27"><text:tab/>Client 99 started to watch on picture 4</text:p>
      <text:p text:style-name="P27"><text:tab/>Client 76 started to watch on picture 2</text:p>
      <text:p text:style-name="P27"><text:tab/>Client 95 ended to watch on picture 1</text:p>
      <text:p text:style-name="P27"><text:tab/>Client 95 is waiting for place around picture 0</text:p>
      <text:p text:style-name="P27"><text:tab/>Client 95 started to watch on picture 0</text:p>
      <text:p text:style-name="P27"><text:tab/>Client 67 ended to watch on picture 0</text:p>
      <text:p text:style-name="P27"><text:tab/>Client 67 is waiting for place around picture 4</text:p>
      <text:p text:style-name="P27"><text:tab/>Client 67 started to watch on picture 4</text:p>
      <text:p text:style-name="P27"><text:tab/>Client 69 ended to watch on picture 3</text:p>
      <text:p text:style-name="P27"><text:tab/>Client 69 is waiting for place around picture 4</text:p>
      <text:p text:style-name="P27"><text:tab/>Client 69 started to watch on picture 4</text:p>
      <text:p text:style-name="P27"><text:tab/>Client 64 ended to watch on picture 2</text:p>
      <text:p text:style-name="P27"><text:tab/>Client 64 is waiting for place around picture 4</text:p>
      <text:p text:style-name="P27"><text:tab/>Client 64 started to watch on picture 4</text:p>
      <text:p text:style-name="P27"><text:tab/>Client 75 ended to watch on picture 2</text:p>
      <text:p text:style-name="P27"><text:tab/>Client 75 is waiting for place around picture 0</text:p>
      <text:p text:style-name="P27"><text:tab/>Client 75 started to watch on picture 0</text:p>
      <text:p text:style-name="P27"><text:tab/>Client 77 ended to watch on picture 2</text:p>
      <text:p text:style-name="P27"><text:tab/>Client 77 is waiting for place around picture 1</text:p>
      <text:p text:style-name="P27"><text:tab/>Client 77 started to watch on picture 1</text:p>
      <text:p text:style-name="P27"><text:tab/>Client 68 ended to watch on picture 1</text:p>
      <text:p text:style-name="P27"><text:tab/>Client 68 is waiting for place around picture 0</text:p>
      <text:p text:style-name="P27"><text:tab/>Client 68 started to watch on picture 0</text:p>
      <text:p text:style-name="P27"><text:tab/>Client 73 ended to watch on picture 4</text:p>
      <text:p text:style-name="P27"><text:tab/>Client 90 ended to watch on picture 0</text:p>
      <text:p text:style-name="P27"><text:tab/>Client 90 is waiting for place around picture 3</text:p>
      <text:p text:style-name="P27"><text:tab/>Client 90 started to watch on picture 3</text:p>
      <text:p text:style-name="P27"><text:tab/>Client 73 is waiting for place around picture 2</text:p>
      <text:p text:style-name="P27"><text:tab/>Client 73 started to watch on picture 2</text:p>
      <text:p text:style-name="P27"><text:tab/>Client 72 ended to watch on picture 1</text:p>
      <text:p text:style-name="P27"><text:tab/>Client 72 is waiting for place around picture 3</text:p>
      <text:p text:style-name="P27"><text:tab/>Client 91 ended to watch on picture 2</text:p>
      <text:p text:style-name="P27"><text:tab/>Client 91 is waiting for place around picture 3</text:p>
      <text:p text:style-name="P27"><text:tab/>Client 91 started to watch on picture 3</text:p>
      <text:p text:style-name="P27"><text:tab/>Client 72 started to watch on picture 3</text:p>
      <text:p text:style-name="P27"><text:tab/>Client 99 ended to watch on picture 4</text:p>
      <text:p text:style-name="P27"><text:tab/>Client 99 is waiting for place around picture 1</text:p>
      <text:p text:style-name="P27"><text:soft-page-break/><text:tab/>Client 60 ended to watch on picture 0</text:p>
      <text:p text:style-name="P27">&lt;&lt;&lt;Client left the gallery 60</text:p>
      <text:p text:style-name="P27"><text:tab/>Client 95 ended to watch on picture 0</text:p>
      <text:p text:style-name="P27"><text:tab/>Client 95 is waiting for place around picture 0</text:p>
      <text:p text:style-name="P27"><text:tab/>Client 95 started to watch on picture 0</text:p>
      <text:p text:style-name="P27"><text:tab/>Client 99 started to watch on picture 1</text:p>
      <text:p text:style-name="P27"><text:tab/>Client 76 ended to watch on picture 2</text:p>
      <text:p text:style-name="P27"><text:tab/>Client 76 is waiting for place around picture 4</text:p>
      <text:p text:style-name="P27"><text:tab/>Client 76 started to watch on picture 4</text:p>
      <text:p text:style-name="P27"><text:tab/>Client 67 ended to watch on picture 4</text:p>
      <text:p text:style-name="P27">&lt;&lt;&lt;Client left the gallery 67</text:p>
      <text:p text:style-name="P27"><text:tab/>Client 69 ended to watch on picture 4</text:p>
      <text:p text:style-name="P27"><text:tab/>Client 69 is waiting for place around picture 1</text:p>
      <text:p text:style-name="P27"><text:tab/>Client 69 started to watch on picture 1</text:p>
      <text:p text:style-name="P27"><text:tab/>Client 77 ended to watch on picture 1</text:p>
      <text:p text:style-name="P27"><text:tab/>Client 64 ended to watch on picture 4</text:p>
      <text:p text:style-name="P27">&lt;&lt;&lt;Client left the gallery 64</text:p>
      <text:p text:style-name="P27"><text:tab/>Client 77 is waiting for place around picture 2</text:p>
      <text:p text:style-name="P27"><text:tab/>Client 77 started to watch on picture 2</text:p>
      <text:p text:style-name="P27"><text:tab/>Client 75 ended to watch on picture 0</text:p>
      <text:p text:style-name="P27">&lt;&lt;&lt;Client left the gallery 75</text:p>
      <text:p text:style-name="P27"><text:tab/>Client 90 ended to watch on picture 3</text:p>
      <text:p text:style-name="P27"><text:tab/>Client 90 is waiting for place around picture 1</text:p>
      <text:p text:style-name="P27"><text:tab/>Client 90 started to watch on picture 1</text:p>
      <text:p text:style-name="P27"><text:tab/>Client 73 ended to watch on picture 2</text:p>
      <text:p text:style-name="P27">&lt;&lt;&lt;Client left the gallery 73</text:p>
      <text:p text:style-name="P27"><text:tab/>Client 68 ended to watch on picture 0</text:p>
      <text:p text:style-name="P27">&lt;&lt;&lt;Client left the gallery 68</text:p>
      <text:p text:style-name="P27"><text:tab/>Client 91 ended to watch on picture 3</text:p>
      <text:p text:style-name="P27"><text:tab/>Client 91 is waiting for place around picture 0</text:p>
      <text:p text:style-name="P27"><text:tab/>Client 91 started to watch on picture 0</text:p>
      <text:p text:style-name="P27"><text:tab/>Client 72 ended to watch on picture 3</text:p>
      <text:p text:style-name="P27"><text:tab/>Client 72 is waiting for place around picture 4</text:p>
      <text:p text:style-name="P27"><text:tab/>Client 72 started to watch on picture 4</text:p>
      <text:p text:style-name="P27"><text:tab/>Client 95 ended to watch on picture 0</text:p>
      <text:p text:style-name="P27"><text:tab/>Client 95 is waiting for place around picture 2</text:p>
      <text:p text:style-name="P27"><text:tab/>Client 95 started to watch on picture 2</text:p>
      <text:p text:style-name="P27"><text:tab/>Client 76 ended to watch on picture 4</text:p>
      <text:p text:style-name="P27"><text:tab/>Client 76 is waiting for place around picture 0</text:p>
      <text:p text:style-name="P27"><text:tab/>Client 76 started to watch on picture 0</text:p>
      <text:p text:style-name="P27"><text:tab/>Client 99 ended to watch on picture 1</text:p>
      <text:p text:style-name="P27"><text:tab/>Client 99 is waiting for place around picture 4</text:p>
      <text:p text:style-name="P27"><text:tab/>Client 99 started to watch on picture 4</text:p>
      <text:p text:style-name="P27"><text:tab/>Client 69 ended to watch on picture 1</text:p>
      <text:p text:style-name="P27">&lt;&lt;&lt;Client left the gallery 69</text:p>
      <text:p text:style-name="P27"><text:tab/>Client 77 ended to watch on picture 2</text:p>
      <text:p text:style-name="P27"><text:tab/>Client 77 is waiting for place around picture 2</text:p>
      <text:p text:style-name="P27"><text:tab/>Client 77 started to watch on picture 2</text:p>
      <text:p text:style-name="P27"><text:tab/>Client 90 ended to watch on picture 1</text:p>
      <text:p text:style-name="P27"><text:tab/>Client 90 is waiting for place around picture 3</text:p>
      <text:p text:style-name="P27"><text:tab/>Client 90 started to watch on picture 3</text:p>
      <text:p text:style-name="P27"><text:tab/>Client 91 ended to watch on picture 0</text:p>
      <text:p text:style-name="P27"><text:soft-page-break/>&lt;&lt;&lt;Client left the gallery 91</text:p>
      <text:p text:style-name="P27"><text:tab/>Client 72 ended to watch on picture 4</text:p>
      <text:p text:style-name="P27"><text:tab/>Client 72 is waiting for place around picture 0</text:p>
      <text:p text:style-name="P27"><text:tab/>Client 72 started to watch on picture 0</text:p>
      <text:p text:style-name="P27"><text:tab/>Client 95 ended to watch on picture 2</text:p>
      <text:p text:style-name="P27">&lt;&lt;&lt;Client left the gallery 95</text:p>
      <text:p text:style-name="P27"><text:tab/>Client 76 ended to watch on picture 0</text:p>
      <text:p text:style-name="P27">&lt;&lt;&lt;Client left the gallery 76</text:p>
      <text:p text:style-name="P27"><text:tab/>Client 99 ended to watch on picture 4</text:p>
      <text:p text:style-name="P27">&lt;&lt;&lt;Client left the gallery 99</text:p>
      <text:p text:style-name="P27"><text:tab/>Client 77 ended to watch on picture 2</text:p>
      <text:p text:style-name="P27">&lt;&lt;&lt;Client left the gallery 77</text:p>
      <text:p text:style-name="P27"><text:tab/>Client 72 ended to watch on picture 0</text:p>
      <text:p text:style-name="P27">&lt;&lt;&lt;Client left the gallery 72</text:p>
      <text:p text:style-name="P27"><text:tab/>Client 90 ended to watch on picture 3</text:p>
      <text:p text:style-name="P27"><text:tab/>Client 90 is waiting for place around picture 3</text:p>
      <text:p text:style-name="P27"><text:tab/>Client 90 started to watch on picture 3</text:p>
      <text:p text:style-name="P27"><text:tab/>Client 90 ended to watch on picture 3</text:p>
      <text:p text:style-name="P27">&lt;&lt;&lt;Client left the gallery 9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/>
    <style:font-face style:name="JetBrains Mono" svg:font-family="'JetBrains Mono'" style:font-family-generic="roman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 Cyr1" svg:font-family="'Times New Roman Cyr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  <style:font-face style:name="Times New Roman Cyr2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align="justify" style:justify-single-word="false" fo:text-indent="0.4925in" style:auto-text-indent="false"/>
    </style:style>
    <style:style style:name="Heading_20_1" style:display-name="Heading 1" style:family="paragraph" style:parent-style-name="Heading" style:class="text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26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64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Нумерованный_20_заголовок_20_1" style:display-name="Нумерованный заголовок 1" style:family="paragraph" style:parent-style-name="Heading_20_2" style:next-style-name="Standard" style:auto-update="true" style:default-outline-level="2" style:class="text" style:master-page-name="">
      <loext:graphic-properties draw:fill="none" draw:fill-color="#729fcf"/>
      <style:paragraph-properties fo:margin-left="0.3118in" fo:margin-right="0in" fo:margin-top="0.139in" fo:margin-bottom="0.0835in" loext:contextual-spacing="false" fo:text-align="center" style:justify-single-word="false" fo:orphans="2" fo:widows="2" fo:hyphenation-ladder-count="no-limit" fo:text-indent="0in" style:auto-text-indent="false" style:page-number="auto" fo:background-color="transparent" fo:keep-with-next="always">
        <style:tab-stops/>
      </style:paragraph-properties>
      <style:text-properties fo:font-size="12pt" fo:hyphenate="true" fo:hyphenation-remain-char-count="2" fo:hyphenation-push-char-count="2" loext:hyphenation-no-caps="false"/>
    </style:style>
    <style:style style:name="Нумерованный_20_заголовок_20_2" style:display-name="Нумерованный заголовок 2" style:family="paragraph" style:parent-style-name="Heading_20_2" style:next-style-name="Базовый_20_стиль_20_2" style:auto-update="true" style:default-outline-level="3">
      <style:paragraph-properties text:number-lines="true" text:line-number="0">
        <style:tab-stops/>
      </style:paragraph-properties>
      <style:text-properties style:font-name="Times New Roman1" fo:font-family="'Times New Roman'" style:font-style-name="Жирный" style:font-family-generic="roman" style:font-pitch="variable" fo:font-size="12pt"/>
    </style:style>
    <style:style style:name="Нумерованный_20_заголовок_20_3" style:display-name="Нумерованный заголовок 3" style:family="paragraph" style:parent-style-name="Heading_20_2" style:next-style-name="Базовый_20_стиль_20_3" style:auto-update="true" style:default-outline-level="4" style:master-page-name="">
      <style:paragraph-properties style:page-number="auto"/>
      <style:text-properties fo:font-size="12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91in" style:type="right" style:leader-style="dotted" style:leader-text="."/>
        </style:tab-stops>
      </style:paragraph-properties>
    </style:style>
    <style:style style:name="Базовый_20_стиль" style:display-name="Базовый стиль" style:family="paragraph" style:parent-style-name="Standard">
      <style:paragraph-properties fo:text-align="justify" style:justify-single-word="false"/>
    </style:style>
    <style:style style:name="Базовый_20_стиль_20_2" style:display-name="Базовый стиль 2" style:family="paragraph" style:parent-style-name="Standard" style:master-page-name="">
      <style:paragraph-properties fo:margin-left="0in" fo:margin-right="0in" fo:line-height="100%" fo:text-align="justify" style:justify-single-word="false" fo:text-indent="0in" style:auto-text-indent="false" style:page-number="auto">
        <style:tab-stops/>
      </style:paragraph-properties>
    </style:style>
    <style:style style:name="Базовый_20_стиль_20_3" style:display-name="Базовый стиль 3" style:family="paragraph" style:parent-style-name="Базовый_20_стиль" style:master-page-name="">
      <style:paragraph-properties fo:margin-left="0.5in" fo:margin-right="0in" fo:text-align="justify" style:justify-single-word="false" fo:text-indent="0in" style:auto-text-indent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Header_20_Char" style:display-name="Header Char" style:family="text" style:parent-style-name="Default_20_Paragraph_20_Font">
      <style:text-properties style:font-name="Times New Roman2" fo:font-family="'Times New Roman'" style:font-family-generic="roman" style:font-pitch="variable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fo:font-size="16pt" style:font-name-asian="Times New Roman3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ListLabel_20_1" style:display-name="ListLabel 1" style:family="text">
      <style:text-properties style:font-name="Times New Roman" fo:font-family="'Times New Roman'" style:font-family-generic="roman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 Cyr" fo:font-family="'Times New Roman Cyr'" style:font-family-generic="roman" fo:font-size="12pt" fo:font-weight="bold"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 Cyr" fo:font-family="'Times New Roman Cyr'" style:font-family-generic="roman" fo:font-weight="bold"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fo:font-weight="bold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ListLabel_20_28" style:display-name="ListLabel 28" style:family="text">
      <style:text-properties style:font-name="Times New Roman Cyr" fo:font-family="'Times New Roman Cyr'" style:font-family-generic="roman" fo:font-size="12pt" fo:font-weight="bold"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="Times New Roman Cyr" fo:font-family="'Times New Roman Cyr'" style:font-family-generic="roman" fo:font-weight="bold"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fo:font-weight="bold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ne_20_numbering" style:display-name="Line numbering" style:family="text"/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="Times New Roman Cyr" fo:font-family="'Times New Roman Cyr'" style:font-family-generic="roman" fo:font-weight="bold"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fo:font-weight="bold"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 Cyr" fo:font-family="'Times New Roman Cyr'" style:font-family-generic="roman"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="Times New Roman Cyr" fo:font-family="'Times New Roman Cyr'" style:font-family-generic="roman" style:font-name-complex="Times New Roman3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="Times New Roman Cyr" fo:font-family="'Times New Roman Cyr'" style:font-family-generic="roman" style:font-name-complex="Times New Roman3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3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space" fo:margin-left="0.25in"/>
        </style:list-level-properties>
      </text:outline-level-style>
      <text:outline-level-style text:level="3" text:style-name="Numbering_20_Symbols" style:num-format="1" text:display-levels="2">
        <style:list-level-properties text:list-level-position-and-space-mode="label-alignment">
          <style:list-level-label-alignment text:label-followed-by="space" fo:text-indent="0.1in" fo:margin-left="0.25in"/>
        </style:list-level-properties>
      </text:outline-level-style>
      <text:outline-level-style text:level="4" text:style-name="Numbering_20_Symbols" style:num-format="1" text:display-levels="3">
        <style:list-level-properties text:list-level-position-and-space-mode="label-alignment">
          <style:list-level-label-alignment text:label-followed-by="space" fo:text-indent="0.2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0.5in" fo:margin-left="0.8937in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0" style:num-format="1" text:display-levels="3">
        <style:list-level-properties text:list-level-position-and-space-mode="label-alignment">
          <style:list-level-label-alignment text:label-followed-by="listtab" fo:text-indent="-0.5in" fo:margin-left="0.6437in"/>
        </style:list-level-properties>
      </text:list-level-style-number>
      <text:list-level-style-number text:level="4" text:style-name="ListLabel_20_31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2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3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4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5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6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a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48" style:num-format="1" text:display-levels="3">
        <style:list-level-properties text:list-level-position-and-space-mode="label-alignment">
          <style:list-level-label-alignment text:label-followed-by="listtab" fo:text-indent="-0.5in" fo:margin-left="0.8937in"/>
        </style:list-level-properties>
      </text:list-level-style-number>
      <text:list-level-style-number text:level="4" text:style-name="ListLabel_20_49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50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51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52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53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54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number text:level="1" text:style-name="ListLabel_20_64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">
      <text:list-level-style-number text:level="1" text:style-name="ListLabel_20_73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a">
      <text:list-level-style-number text:level="1" text:style-name="ListLabel_20_82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2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text-properties officeooo:rsid="0017319a" officeooo:paragraph-rsid="0017319a"/>
    </style:style>
    <style:style style:name="MP4" style:family="paragraph" style:parent-style-name="Header">
      <style:paragraph-properties fo:text-align="center" style:justify-single-word="false"/>
      <style:text-properties style:font-name="Times New Roman2" fo:font-weight="bold" officeooo:paragraph-rsid="00607136" style:font-weight-asian="bold" style:font-weight-complex="bold"/>
    </style:style>
    <style:style style:name="MP5" style:family="paragraph" style:parent-style-name="Header">
      <style:paragraph-properties fo:text-align="center" style:justify-single-word="false"/>
      <style:text-properties officeooo:paragraph-rsid="00607136"/>
    </style:style>
    <style:style style:name="MP6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Times New Roman Cyr1" fo:font-weight="bold" style:font-weight-asian="bold" style:font-name-complex="Times New Roman Cyr2" style:font-size-complex="12pt"/>
    </style:style>
    <style:style style:name="MP7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lr-tb"/>
      <style:text-properties style:font-name="Times New Roman Cyr1" style:font-name-complex="Times New Roman Cyr2" style:font-size-complex="12pt"/>
    </style:style>
    <style:style style:name="MP8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 style:writing-mode="lr-tb"/>
      <style:text-properties style:font-name="Times New Roman Cyr1" style:font-name-complex="Times New Roman Cyr2" style:font-size-complex="12pt"/>
    </style:style>
    <style:style style:name="MT1" style:family="text">
      <style:text-properties style:font-name="Times New Roman2" fo:font-size="14pt" fo:font-weight="bold" style:font-size-asian="14pt" style:font-weight-asian="bold"/>
    </style:style>
    <style:style style:name="MT2" style:family="text">
      <style:text-properties fo:color="#000000" style:font-name="Times New Roman2" fo:font-size="14pt" fo:font-weight="bold" style:font-size-asian="14pt" style:font-weight-asian="bold"/>
    </style:style>
    <style:style style:name="MT3" style:family="text">
      <style:text-properties style:font-name="Times New Roman Cyr1" fo:font-size="14pt" fo:font-weight="bold" style:font-size-asian="14pt" style:font-weight-asian="bold" style:font-name-complex="Times New Roman Cyr2"/>
    </style:style>
    <style:style style:name="MT4" style:family="text">
      <style:text-properties style:font-name="Times New Roman Cyr1" fo:font-size="14pt" fo:font-weight="bold" officeooo:rsid="005ae761" style:font-size-asian="14pt" style:font-weight-asian="bold" style:font-name-complex="Times New Roman Cyr2"/>
    </style:style>
    <style:page-layout style:name="Mpm1">
      <style:page-layout-properties fo:page-width="8.2701in" fo:page-height="11.6902in" style:num-format="1" style:print-orientation="portrait" fo:margin-top="0.7874in" fo:margin-bottom="0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__RefHeading___Toc5447_31303211825"/><text:page-number text:select-page="current">0</text:page-number><text:bookmark-end text:name="__RefHeading___Toc5447_31303211825"/></text:p>
        <text:p text:style-name="MP2"/>
      </style:header>
      <style:footer>
        <text:p text:style-name="MP3"/>
      </style:footer>
    </style:master-page>
    <style:master-page style:name="Endnote" style:page-layout-name="Mpm2">
      <style:header>
        <text:p text:style-name="MP4"><text:page-number text:select-page="current">0</text:page-number></text:p>
        <text:p text:style-name="MP5"><text:bookmark-start text:name="__RefHeading___Toc5449_313032118254"/><text:span text:style-name="MT1">RU.17701729.</text:span><text:span text:style-name="MT2">04.01</text:span><text:span text:style-name="MT3">-01 </text:span><text:span text:style-name="MT4">81</text:span><text:span text:style-name="MT3"> 01-1</text:span><text:bookmark-end text:name="__RefHeading___Toc5449_313032118254"/></text:p>
      </style:header>
    </style:master-page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Вторая_20_страница" style:display-name="Вторая страница" style:page-layout-name="Mpm5" style:next-style-name="Standard"/>
    <style:master-page style:name="First_20_Page" style:display-name="First Page" style:page-layout-name="Mpm6" style:next-style-name="Вторая_20_страница">
      <style:header>
        <text:p text:style-name="MP6"><text:bookmark-start text:name="__RefHeading___Toc5441_3130321182"/>ПРАВИТЕЛЬСТВО РОССИЙСКОЙ ФЕДЕРАЦИИ<text:bookmark-end text:name="__RefHeading___Toc5441_3130321182"/></text:p>
        <text:p text:style-name="MP6"><text:bookmark-start text:name="__RefHeading___Toc5439_3130321182"/>НАЦИОНАЛЬНЫЙ ИССЛЕДОВАТЕЛЬСКИЙ УНИВЕРСИТЕТ<text:bookmark-end text:name="__RefHeading___Toc5439_3130321182"/></text:p>
        <text:p text:style-name="MP6"><text:bookmark-start text:name="__RefHeading___Toc5437_3130321182"/>«ВЫСШАЯ ШКОЛА ЭКОНОМИКИ»<text:bookmark-end text:name="__RefHeading___Toc5437_3130321182"/></text:p>
        <text:p text:style-name="MP6"/>
        <text:p text:style-name="MP7"><text:bookmark-start text:name="__RefHeading___Toc5435_3130321182"/>Факультет компьютерных наук<text:bookmark-end text:name="__RefHeading___Toc5435_3130321182"/></text:p>
        <text:p text:style-name="MP8"><text:bookmark-start text:name="__RefHeading___Toc5433_3130321182"/><text:s/>Образовательная программа бакалавриата «Программная инженерия»<text:bookmark-end text:name="__RefHeading___Toc5433_3130321182"/></text:p>
      </style:header>
    </style:master-page>
    <style:master-page style:name="Envelope" style:page-layout-name="Mpm7"/>
    <style:master-page style:name="Index" style:page-layout-name="Mpm8"/>
    <style:master-page style:name="HTML" style:page-layout-name="Mpm9"/>
    <style:master-page style:name="Footnote" style:page-layout-name="Mpm10"/>
    <style:master-page style:name="Landscape" style:page-layout-name="Mpm1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02:03:02.003167716</meta:creation-date>
    <dc:date>2020-12-11T18:24:40.779829479</dc:date>
    <meta:editing-duration>PT14H9M40S</meta:editing-duration>
    <meta:editing-cycles>283</meta:editing-cycles>
    <meta:generator>LibreOffice/6.4.7.2$Linux_X86_64 LibreOffice_project/40$Build-2</meta:generator>
    <meta:document-statistic meta:table-count="2" meta:image-count="0" meta:object-count="0" meta:page-count="38" meta:paragraph-count="1765" meta:word-count="14014" meta:character-count="73658" meta:non-whitespace-character-count="59982"/>
  </office:meta>
</office:document-meta>
</file>